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STSong" svg:font-family="STSong"/>
    <style:font-face style:name="Songti TC" svg:font-family="Songti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Songti TC" fo:font-size="12.0pt" fo:color="#000000" fo:background-color="#ececec"/>
    </style:style>
    <style:style style:name="P11" style:family="paragraph" style:parent-style-name="Standard">
      <style:paragraph-properties fo:margin-bottom="0.1667in" style:line-height-at-least="0.2361in"/>
      <style:text-properties style:font-name="Songti TC" fo:font-size="12.0pt" fo:color="#000000" fo:background-color="#e0e0e0"/>
    </style:style>
    <style:style style:name="P12" style:family="paragraph" style:parent-style-name="Standard">
      <style:paragraph-properties fo:margin-bottom="0.1667in" style:line-height-at-least="0.2361in"/>
      <style:text-properties style:font-name="Times" fo:font-size="12.0pt" fo:color="#000000" fo:background-color="#e0e0e0"/>
    </style:style>
    <style:style style:name="P13" style:family="paragraph" style:parent-style-name="Standard">
      <style:paragraph-properties fo:margin-bottom="0.1667in" style:line-height-at-least="0.2361in"/>
      <style:text-properties style:font-name="Times" fo:font-size="12.0pt" fo:color="#000000" fo:background-color="#ececec"/>
    </style:style>
    <style:style style:name="P14"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Heiti TC Light"/>
    </style:style>
    <style:style style:name="T6" style:family="text">
      <style:text-properties fo:font-style="italic" fo:font-style-asian="italic" fo:font-style-complex="italic"/>
    </style:style>
    <style:style style:name="T7" style:family="text">
      <style:text-properties style:font-name="Songti TC" fo:letter-spacing="0.0000in"/>
    </style:style>
    <style:style style:name="T8" style:family="text">
      <style:text-properties style:font-name="Times" fo:letter-spacing="0.0000in"/>
    </style:style>
    <style:style style:name="T9" style:family="text">
      <style:text-properties fo:font-style="italic" fo:font-style-asian="italic" fo:font-style-complex="italic" fo:letter-spacing="0.0000in"/>
    </style:style>
    <style:style style:name="T10" style:family="text">
      <style:text-properties style:font-name="Times" fo:font-style="italic" fo:font-style-asian="italic" fo:font-style-complex="italic" fo:letter-spacing="0.0000in"/>
    </style:style>
    <style:style style:name="T11" style:family="text">
      <style:text-properties style:font-name="STSong" fo:letter-spacing="0.0000in"/>
    </style:style>
    <style:style style:name="T1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0.08.28 01:01   |   </text:span><text:a xlink:type="simple" xlink:href="http://palinfo.habago.org/Entry?Command=Information_PrintForum#FORUM39934"><text:span text:style-name="T2">#</text:span></text:a></text:p>
      <text:p text:style-name="P3"><text:span text:style-name="T1">今晚小孩不在家，提早放風兩個小時。原本常想說如果我可以多出八分、十分或多出個半小時，那我就可以多寫上幾個字，多讀上一些書。可是，現在一口氣多出了兩小時，頓時卻感到很無言，什麼書也不想看，滿紙污穢的政治事更是寫不出來。很多悲劇，我們也許只能眼睜睜看著它發生。今天會是我兩年多以來最早睡的一天。</text:span><text:span text:style-name="T3"><text:line-break/><text:line-break/></text:span><text:span text:style-name="T1">年少時，我心裏有一些 "燈塔"，例如林義雄與高俊明等等。沒想到 "燈塔" 們很快地一個個幾乎全熄滅了；他們依舊人品高尚，但卻顢頇愚昧，逼得我只好自已發光，引領自己出航或返鄉。至少在美感上，我絕不會讓自己對自己失望。</text:span><text:span text:style-name="T3"><text:line-break/><text:line-break/></text:span><text:span text:style-name="T1">希望我的小孩將來能夠相信一件事：世上確實有永恆這麼一回事。一旦存在，便永遠存在，至死不渝；人性臣服於美，而不服從於買賣，人性依舊是可以相信的。</text:span><text:span text:style-name="T3"><text:line-break/><text:line-break/></text:span><text:span text:style-name="T1">我大概等不到看到她長大成人，各位屆時還活著的叔叔阿姨乾爹乾媽們，就麻煩告訴她這些我可能來不及告訴她的事。</text:span><text:span text:style-name="T3"><text:line-break/><text:line-break/><text:line-break/></text:span></text:p>
      <text:p text:style-name="P2"><text:span text:style-name="T1">陳真   |  2020.08.28 00:28   |   </text:span><text:a xlink:type="simple" xlink:href="http://palinfo.habago.org/Entry?Command=Information_PrintForum#FORUM39933"><text:span text:style-name="T2">#</text:span></text:a></text:p>
      <text:p text:style-name="P4"><text:span text:style-name="T1">(後記補充)</text:span><text:span text:style-name="T3"><text:line-break/><text:line-break/></text:span><text:span text:style-name="T1">陳真</text:span><text:span text:style-name="T3"><text:line-break/><text:line-break/></text:span><text:span text:style-name="T1">2020. 08. 28.</text:span><text:span text:style-name="T3"><text:line-break/><text:line-break/><text:line-break/></text:span><text:span text:style-name="T1">謝謝正王指正，委內瑞拉的部份，有一句提到美國懸賞馬杜洛等人的金額是「五千五百『萬』美元」，先前少寫了個「萬」。</text:span><text:span text:style-name="T3"><text:line-break/><text:line-break/></text:span><text:span text:style-name="T1">美國顛覆委內瑞拉的部份我沒多寫，一部份是因為它是「現在進行式」，情勢詭譎，一夕數變，情勢非常混亂，瀕臨內戰邊緣，分別由兩位總統號召的大小街頭巷戰在過去一兩年來已經數不清，死傷不計其數；美國「民主基金會」二十年來以民主自由為名，發展所謂「社運」或「公民運動」，在委國國內公然進行的各種造謠挑撥分化與洗腦，更是成功裂解委國人民；七成人民支持馬杜洛，三成支持瓜伊多，兩邊互相仇視，彼此動輒鬥毆砍殺，越演越烈。</text:span><text:span text:style-name="T3"><text:line-break/><text:line-break/></text:span><text:span text:style-name="T1">關於這一點，有點類似台灣的狀況。在美國的主導下，透過人渣黨二十多年來的族群挑撥與仇中反華，台灣人民早已分裂為兩半；只是這兩半並不均等，綠的一方、仇中的一方，遠遠大於親中或非綠。將來台灣若有動亂，雙方便有可能視對方為仇人，自相殘殺。其實，我們的仇敵始終只有一個，那就是美國。</text:span><text:span text:style-name="T3"><text:line-break/><text:line-break/></text:span><text:span text:style-name="T1">我常呼籲大家務必要讀底下這一篇，原因就是希望大家了解所謂民意是如何被操弄，動亂是如何被製造：</text:span><text:span text:style-name="T3"><text:line-break/><text:line-break/></text:span><text:span text:style-name="T1">https://bit.ly/32csZH8</text:span><text:span text:style-name="T3"><text:line-break/><text:line-break/></text:span><text:span text:style-name="T1">對於一個急速陷入混亂瀕臨徹底瓦解的國家或社會，外界很難得知真實狀況。目前你所能接觸到的新聞報導，大多說馬杜洛依然掌權，彷彿美國的政變並未成功。這樣一種描述並不正確。馬杜洛如果還牢牢掌權，瓜伊多那位委國漢奸簡稱「委奸」，有可能三不五時以自稱「總統」的身份號召士兵將領與群眾武裝起義，每天打打殺殺、甚至佔領空軍基地，卻不會遭到任何法律制裁嗎？馬杜洛如果還有充份實權，英國法院會判決他無權動用三百億屬於國家資產存放於英國的黃金嗎？</text:span><text:span text:style-name="T3"><text:line-break/><text:line-break/></text:span><text:span text:style-name="T1">英國法院說，瓜伊多才有權力動用這些黃金。美國更離譜，直接把委國的海外資產交給瓜奸伊多，由他來發薪水津貼給醫護人員。</text:span><text:span text:style-name="T3"><text:line-break/><text:line-break/></text:span><text:span text:style-name="T1">你見過哪位真正掌權的總統，隔壁一條街居然還住著另一個「總統」？而且，這個冒牌「總統」瓜奸伊多，截至今年三月為止，已經有六十幾個主要國家承認其總統身份，包括他的主子美國和英國以及歐洲許多國家和美國所控制的所謂盟國。天底下有這樣的國家、這樣的總統嗎？冒牌總統西裝畢挺，油頭粉面，每天穿得美美地出現在各國主流媒體的鏡頭前亮相，高喊民主自由與人權等鬼話，而真正的總統，擁有七成選票民意的總統，卻不時傳出企圖搭機逃亡前往土耳其或古巴，或是大量資金往海外移動，似乎隨時有落跑的準備。</text:span><text:span text:style-name="T3"><text:line-break/><text:line-break/></text:span><text:span text:style-name="T1">而且，美國還對他發佈全球通緝令，使得他只好潛入地下，像個特工似的，神出鬼沒，行蹤飄忽。請問有這樣的實權總統嗎？美國的幾十個盟國也統統呼應此一追緝令，喊打喊殺，如果不是有中、俄撐腰 (主要是俄國，連戰鬥機都運送進去了)，美國的什麼海豹部隊或無人機老早把他幹掉了。</text:span><text:span text:style-name="T3"><text:line-break/><text:line-break/></text:span><text:span text:style-name="T1">也就是說，美國確實成功顛覆了委內瑞拉的政權與社會結構，使得委內瑞拉民不聊生，動亂四起，猶如敘利亞。比方說，他有兩千八百萬人口。但是，根據去年 (2019 年) 6月7日聯合國難民署和國際移民組織所發佈的新聞，委內瑞拉境外難民數已經高達400多萬，成為全球最多難民人口的國家之一，逼近敘利亞。</text:span><text:span text:style-name="T3"><text:line-break/><text:line-break/></text:span><text:span text:style-name="T1">委國難民散佈於哥倫比亞、秘魯、智利、厄瓜多爾、巴西、阿根廷與墨西哥等貧窮國家，生活頓時難以為繼，聯合國屢屢為此發佈緊急人道危機聲明，請求世人支援；據其難民報告，很多委國女性，原本有其專業工作，例如護士、教師或律師等等，成為難民後，為了養活子女，被迫賣淫維生。</text:span><text:span text:style-name="T3"><text:line-break/><text:line-break/></text:span><text:span text:style-name="T1">目前的委內瑞拉，十分類似同樣被美國顛覆的敘利亞，只差還沒進入血腥內戰。</text:span><text:span text:style-name="T3"><text:line-break/><text:line-break/></text:span><text:span text:style-name="T1">2019年1月28日，美國的國家安全顧問波頓 (John Bolton) (這也是個兩手血腥的戰爭最犯，非常邪門，以後有空再介紹)，接受美國福克斯商業頻道採訪時，直白表示，美國之所以處心積慮花了20年的時間在委內瑞拉培植政治代理人，目的就是為了控制委國這個世界最大的儲油國。</text:span><text:span text:style-name="T3"><text:line-break/><text:line-break/></text:span><text:span text:style-name="T1">當然，石油僅僅是目的之一，美國還有其它更大的政治圖謀，以後有空再寫。我始終不能明白的是，為什麼會有人相信西方這些什麼民主自由與人權的鬼話？難道你是從外星球來的嗎？對地球居然如此無知，對善惡是非完全認知顛倒且漠不關心，把至善的中國看成惡魔，卻把邪惡血腥殘暴至極的撒旦美國看成正義的化身，然後很開心地準備要為撒旦賣命，成為撒旦的人肉炸彈去傷害自己對岸的骨肉同胞，然後以為自己很正義。它媽的究竟是要怎麼樣，腦殘才會清醒？</text:span></text:p>
      <text:p text:style-name="P2"><text:span text:style-name="T1">陳真   |  2020.08.27 02:43   |   </text:span><text:a xlink:type="simple" xlink:href="http://palinfo.habago.org/Entry?Command=Information_PrintForum#FORUM39930"><text:span text:style-name="T2">#</text:span></text:a></text:p>
      <text:p text:style-name="P3"><text:span text:style-name="T1">摧毀中國計畫：美國資助恐怖份子、毒販與政治代理人 (Shane Quinn) //「民主基金會」操盤手阿布拉姆斯 (Elliott Abrams)--一個血腥戰犯 (1) (陳真) </text:span><text:span text:style-name="T3"><text:line-break/><text:line-break/></text:span><text:span text:style-name="T1">摧毀中國計畫：美國資助恐怖份子、毒販與政治代理人</text:span><text:span text:style-name="T3"><text:line-break/></text:span><text:span text:style-name="T1">  </text:span><text:span text:style-name="T3"><text:line-break/></text:span><text:span text:style-name="T1">作者：Shane Quinn</text:span><text:span text:style-name="T3"><text:line-break/></text:span><text:span text:style-name="T1">翻譯：陳真</text:span><text:span text:style-name="T3"><text:line-break/></text:span><text:span text:style-name="T1">出處：Global Research</text:span><text:span text:style-name="T3"><text:line-break/></text:span><text:span text:style-name="T1">網址：https://bit.ly/33ZRiKX</text:span><text:span text:style-name="T3"><text:line-break/></text:span><text:span text:style-name="T1">刊登日期：June 28, 2020</text:span><text:span text:style-name="T3"><text:line-break/></text:span><text:span text:style-name="T1">翻譯日期：2020. 08. 25.</text:span><text:span text:style-name="T3"><text:line-break/><text:line-break/></text:span><text:span text:style-name="T1">譯者前言：</text:span><text:span text:style-name="T3"><text:line-break/><text:line-break/></text:span><text:span text:style-name="T1">大多數人可能不清楚文中所提相關人事物，讀完之後，也許領悟有限。可我若一一詳細註解，恐怕得寫成系列叢書，或是得花三萬年寫出一整座圖書館，也許才有可能介紹美國罄竹難書的「民主輸出」事業。這當然是不可能辦到的事。因此，我能做的，大概也就只是點點滴滴做些簡單說明。</text:span><text:span text:style-name="T3"><text:line-break/><text:line-break/></text:span><text:span text:style-name="T1">可是，隨手一寫，文章還是很長，一兩萬字，所以我把其中一個「譯註」獨立成文，題為「美國民主基金會的操盤手阿布拉姆斯(Elliott Abrams)--一個血腥戰犯 (1)」，附於文末做為「附件」，懇請詳讀。也許會花上你一點時間，但我相信，只要你願意讀它，它有可能改變你原有的一些根深蒂固的錯誤想法。</text:span><text:span text:style-name="T3"><text:line-break/><text:line-break/></text:span><text:span text:style-name="T1">現代人不喜長文，看東西只願看兩三行，而且喜歡看什麼爽文、酸文，無須內涵，只要罵得爽就好，最好連文字都省了，直接看爽圖最快。但我不相信有人可以不需任何真實的理解，卻能憑空形成一種關乎是非善惡的深刻態度。</text:span><text:span text:style-name="T3"><text:line-break/><text:line-break/></text:span><text:span text:style-name="T1">活在這樣一種善惡顛倒的時代，人渣當道，邪惡猖狂，戰爭迫在眉睫，我說不出心裏的感受，只能從每天所剩無幾的零碎時光中，日夜操勞，盡我所能，希望給善留下一點希望。</text:span><text:span text:style-name="T3"><text:line-break/><text:line-break/></text:span><text:span text:style-name="T1">本文：</text:span><text:span text:style-name="T3"><text:line-break/><text:line-break/></text:span><text:span text:style-name="T1">1949年，中國「落入」中共手裏，無疑是二次戰後美國霸權擴張最大的一項挫敗。此一挫敗之影響，逐日顯著。美國對中國之戰略指南，就是儘可能製造其內部動亂，進而裂解並掌控之。七十年來，美國為此花費數千億美元。特別是過去三十年來，一部份受到1991年成功裂解蘇聯的鼓舞，一部份則忌憚於中國與日俱增的世界影響力，美國不斷加大顛覆中國的力道。然而，此一帝國圖謀，至今仍難得逞。</text:span><text:span text:style-name="T3"><text:line-break/><text:line-break/></text:span><text:span text:style-name="T1">見多識廣的巴西詩人與歷史學家莫尼斯·班德拉(Luiz Alberto Moniz Bandeira)如此寫道：</text:span><text:span text:style-name="T3"><text:line-break/><text:line-break/></text:span><text:span text:style-name="T1">「美國中情局(CIA)企圖以蘇聯--阿富汗戰爭期間成功解體蘇聯的手法，對中國如法炮製，亦即透過培植恐怖組織與盟國例如土耳其等政治代理人，對敵人發動攻擊；經由這些傀儡國家進行政治操作，鼓動泛土耳其民族主義及極端伊斯蘭思想(pan-Turkish and pan-Islamic ideas)，製造敵人內部動亂。」(註1)</text:span><text:span text:style-name="T3"><text:line-break/><text:line-break/></text:span><text:span text:style-name="T1">美國之摧毀中國計畫之一，便是在它的最大省份包括新疆與西藏煽動獨立。兩者都是世界公認的中國領土。新疆位於中國西北方，族群多元，面積足足是法國的兩倍，但它人口稀少，遠離海岸線，廣闊沙漠縱橫交錯著終年冰雪覆蓋的高山峻嶺；礦產豐饒，儲存中國四分之一的石油與天然氣及四成煤礦。(註2)</text:span><text:span text:style-name="T3"><text:line-break/><text:line-break/></text:span><text:span text:style-name="T1">新疆之於中國，具有戰略與經濟上的巨大重要性。它同時也是中國進入中亞的橋頭堡，古絲路便是由此通過許多國家，進一步延伸連結至地中海。北京政府更由新疆的西部大城喀什市，跨越一千兩百公里，往南連結巴基斯坦的海港城市瓜達爾(Gwadar)。瓜達爾位於巴基斯坦西南沿海，本身極具重要性，同時也是「中巴經濟走廊」(China-Pakistan Economic Corridor，簡稱 CPEC)的核心大城。2013年，中國在當地開啟基礎建設計劃，並已逐步完成。</text:span><text:span text:style-name="T3"><text:line-break/><text:line-break/></text:span><text:span text:style-name="T1">「中巴經濟走廊」是『一帶一路』計畫的關鍵核心之一，第一期建設終於完成(註3)，將大大有助於巴基斯坦的各項工業發展。相對地，美國則是在此地進行巡邏艦外交之軍事支援。</text:span><text:span text:style-name="T3"><text:line-break/><text:line-break/></text:span><text:span text:style-name="T1">瓜達爾是中國在印度洋上「珍珠鏈」戰略的主要基地，具有貿易上的重要價值(註4)。(譯註：所謂「珍珠鏈」戰略，指的是美國認為中國企圖從中東到南海之間建立起一條戰略夥伴連線。) 這應當是當代歷史上中國首次延伸其利益與影響力到波斯灣，此舉將大幅削弱美國於1940年中葉在此地便已臻顛峰的控制力量；當年的美國，擁有世界一半以上的財富。</text:span><text:span text:style-name="T3"><text:line-break/><text:line-break/></text:span><text:span text:style-name="T1">鄰近巴基斯坦的伊朗，做為中國最大的貿易夥伴，則是企圖連結瓜達爾和伊朗南部港灣城市恰赫巴哈爾(Chabahar)。巴、伊兩國接壤甚長，向來互惠友好。中國之致力於與雙方加強邦交，更是當代國際關係史上一大盛事。但是，對於美國來說，卻是一項警訊，畢竟巴基斯坦是核武大國，如今早已成為由北京主導的「亞洲基礎設施投資銀行」(Asian Infrastructure Investment Bank，簡稱 AIIB)及「上海合作組織」(Shanghai Cooperation Organisation，簡稱 SCO) 之一員。</text:span><text:span text:style-name="T3"><text:line-break/><text:line-break/></text:span><text:span text:style-name="T1">伊朗則於2015年加入「亞洲基礎設施投資銀行」。連結巴基斯坦之瓜達爾和中國及伊朗的油管，將大幅減少運送原物料所需時間與距離。此一設施，特別有利於中國。在過去，中國油船得耗費兩三個月的時間，穿越數千公里的公海才能抵達目的地。</text:span><text:span text:style-name="T3"><text:line-break/><text:line-break/></text:span><text:span text:style-name="T1">巴西利亞大學歷史系榮譽教授班德拉指出：</text:span><text:span text:style-name="T3"><text:line-break/><text:line-break/></text:span><text:span text:style-name="T1">「從新疆到瓜達爾的油管，減少了一千六百公里的路程。此一優勢，促成一個新的地緣政治軸心的形成，是中國在中亞與中東地區進行中美博奕極其有利的一張牌，不但讓中國與伊、巴兩國建立起貿易連結，中國並提供六千萬歐元重建恰赫巴哈爾港口，距離瓜達爾僅四十三公里。」(註5)</text:span><text:span text:style-name="T3"><text:line-break/><text:line-break/></text:span><text:span text:style-name="T1">中東與中亞是世界上最珍貴、最具有戰略價值的地區，因為它有著全世界最大的石油與天然氣蘊藏量。中亞是鄰接中、俄的廣大延伸陸地板塊，自然資源豐富，包括銅、鐵礦。倘若中國能在該區域加強影響力，持續投資基礎建設，無疑將大幅提昇中國的全球地位，加速趕上美國。</text:span><text:span text:style-name="T3"><text:line-break/><text:line-break/></text:span><text:span text:style-name="T1">美國於是動用金融力量，企圖使巴基斯坦遠離中國；親美的各種遊說團體，在巴基斯坦的首都伊斯蘭馬巴德(Islamabad)致力於削弱「中巴經濟走廊」的重要性，說它是中國的「債務陷阱」。但是，大多數巴基斯坦人並不相信這一套宣傳，而是熱烈擁抱北京，畢竟中、巴相鄰甚近，巴國往東北即可通往中國。相對地，美國卻以反恐為名，不斷在巴基斯坦恣意發動無人機轟炸，經常造成平民傷亡，巴國人民再怎麼說也不可能喜歡美國。</text:span><text:span text:style-name="T3"><text:line-break/><text:line-break/></text:span><text:span text:style-name="T1">中國與瓜達爾的建立連結之另一考量則是，載運石油的船隻將可從阿拉伯海啟程，避免行經由美國海軍戰艦所巡弋的馬六甲海峽。</text:span><text:span text:style-name="T3"><text:line-break/><text:line-break/></text:span><text:span text:style-name="T1">班德拉教授寫道：</text:span><text:span text:style-name="T3"><text:line-break/><text:line-break/></text:span><text:span text:style-name="T1">「中國連結瓜達爾與新疆，取道阿拉伯海，一舉避免對於馬六甲海峽的戰略依賴。此一事實，無疑促使美國中情局(CIA)及其『民主基金會』(NED)以及土耳其 MIT、以色列 Mossad 及英國 MI6 等國家情報局加速在此一區域製造更多的動亂，鼓吹新疆分離主義，策動各種暴亂與恐怖威脅，一如在北疆烏魯木齊之所為，企圖控制對於西方工業發展至關重要的石油與天然氣等天然資源，遏制中國往阿拉伯海發展。」</text:span><text:span text:style-name="T3"><text:line-break/><text:line-break/></text:span><text:span text:style-name="T1">西方對於所謂新疆人權煞有介事之關注，純粹只是覬覦此一地緣政治利益的一種煙霧彈。說到人權，美國及其同盟國例如沙烏地阿拉伯及以色列，在1945年二次戰後所犯下的各種人權侵害事件，那才真的是駭人聽聞。</text:span><text:span text:style-name="T3"><text:line-break/><text:line-break/></text:span><text:span text:style-name="T1">早在 2001年「911事件」之前，美國CIA及五角大廈便大力支持跟賓拉登有關的極端伊斯蘭組織，在中亞及高加索地區和巴爾幹半島從事許多恐怖攻擊活動。(註6) </text:span><text:span text:style-name="T3"><text:line-break/><text:line-break/></text:span><text:span text:style-name="T1">比方說，美國利用土耳其及巴基斯坦和沙烏地阿拉伯的特工人員，在當時隸屬蘇聯的中亞地區策畫各種暴亂與恐怖攻擊事件；隨著成功裂解蘇聯，美國勢力得以長驅直入該地區。除了製造暴亂與恐攻，美國並在中亞地區、土耳其及巴爾幹半島進行毒品買賣 (主要是海洛因) 及非法武器交易與洗錢等。</text:span><text:span text:style-name="T3"><text:line-break/><text:line-break/></text:span><text:span text:style-name="T1">美蘇冷戰結束前，美國便已加大力道支持疆獨。數十年來，美國始終深知新疆地理位置之根本重要性；它是中國大陸的邊疆，極易取得中亞地區之能源。這是犯忌的，因為，控制包括石油與天然氣在內的各種原物料，始終是二次戰後美國外交政策的基本宗旨。</text:span><text:span text:style-name="T3"><text:line-break/><text:line-break/></text:span><text:span text:style-name="T1">當蘇聯於1990年解體，美國便開始大力資助與培植新疆恐怖組織，策畫各種恐怖活動，推動新疆獨立。比方說，美國所資助的「東突厥斯坦伊斯蘭運動」(East Turkestan Islamic Movement，簡稱 ETIM) ，乃是由新疆維吾爾基本教義派所組成，和「蓋達組織」(Al Qaeda) 及塔利班有著緊密連結。(註7) </text:span><text:span text:style-name="T3"><text:line-break/><text:line-break/></text:span><text:span text:style-name="T1">「東突厥斯坦伊斯蘭運動」隨後改組為「土耳其斯坦伊斯蘭」(Turkistan Islamic Party，簡稱 TIP)，光是在1990年至 2001年之間，在 CIA 的資助與策動下，在中國境內發動多達兩百多次的恐怖攻擊，例如在菜市場或車站人潮眾多處，以公車衝撞平民，發動恐攻，並鎖定中國官員進行謀殺，造成多人死亡。(註8)</text:span><text:span text:style-name="T3"><text:line-break/><text:line-break/></text:span><text:span text:style-name="T1">相較於西方，中國的決定性優勢在於它在經濟上迴避了新自由主義的弊端。中國目前大約有四百多位億萬富翁，但是政府依舊牢牢掌控大企業。有別於歐美，中國的大企業大部份是國營，其中包括銀行與石油公司等最大的十二家企業。(註9)</text:span><text:span text:style-name="T3"><text:line-break/><text:line-break/></text:span><text:span text:style-name="T1">至於香港，它是中國東南方的一個彈丸之地，它的持續動亂，可以回溯到1840年代英國之接管。香港當年被改造為英國的軍事前哨站，前後殖民長達150年之久。大部份殖民時期，倫敦當局通常直接派遣統治官員，驅逐原有的公務員。這樣一些政策，對香港居民產生西化影響；相關殖民烙印，遺留至今。地狹人稠且富裕的香港，在文化與經濟等層面，因之迥然不同於大陸內地。</text:span><text:span text:style-name="T3"><text:line-break/><text:line-break/></text:span><text:span text:style-name="T1">美國於是藉機操弄香港與中國大陸之摩擦。光是從 2014 年至今短短幾年內，「民主基金會」就已挹注至少三千萬美元，說是「為了要找到一些有關輸出民主與政治改革的新途徑」。(註10) 在鏡頭底下，因此常可看到成千上百的所謂香港「民主示威者」，大剌剌地揮舞著美國旗幟，穿戴全套美國裝備。(註11)</text:span><text:span text:style-name="T3"><text:line-break/><text:line-break/></text:span><text:span text:style-name="T1">「民主基金會」創立於1983年雷根政府時期，大部份經費來自美國國務院，長期以來滲透顛覆許多國家，製造動亂，惡名昭彰。</text:span><text:span text:style-name="T3"><text:line-break/><text:line-break/></text:span><text:span text:style-name="T1">(譯註：「民主基金會」的主要工作就是顛覆敵國，製造動亂，培植傀儡政權或政治代理人。在此之前，這些顛覆工作隸屬 CIA。為掩人耳目，雷根於是成立「民主基金會」，把 CIA 原有的工作獨立出來，交由「民主基金會」執行同樣的顛覆任務，性質上仍屬情治系統；名為「民主輸出」(endowment for democracy)，實則輸出大量謊言、暴動與恐怖活動至敵國境內，進而顛覆政權或伺機發動軍事政變。</text:span><text:span text:style-name="T3"><text:line-break/><text:line-break/></text:span><text:span text:style-name="T1">「民主基金會」在世界許多國家或地區均設有分部，台灣當然也有，陳水扁時期成立，由藍綠各政黨組成，由台灣納稅人每年花費數億元公帑供養，以仇中反華為核心宗旨，效忠於美國的「民主基金會」，背後操盤者就是 CIA。</text:span><text:span text:style-name="T3"><text:line-break/><text:line-break/></text:span><text:span text:style-name="T1">掛民主羊頭、賣反中狗肉的「台灣民主基金會」，現任政黨代表有江啟臣、林郁方、柯志恩、羅致政、陳建甫、陶儀芬、黃嵩立與蔡壁如，橫跨多黨。你看，所謂藍白綠，每天表面上打打鬧鬧。實際上，在仇中反華等關鍵問題上，彼此合作無間，感情好得很。)</text:span><text:span text:style-name="T3"><text:line-break/><text:line-break/></text:span><text:span text:style-name="T1">2018年3月，一位美國資深記者形容「民主基金會」其實就是「攻擊民主的基金會」，傷害民主，不遺餘力。長期擔任「民主基金會」主席的卡爾·格什曼 (Carl Gershman)，兩年前曾公開揚言：「中國是美國當今所面臨最嚴重的威脅，我們切莫放棄民主改造中國的可能性，並應持續支持此一改造力量。」(註12) </text:span><text:span text:style-name="T3"><text:line-break/><text:line-break/></text:span><text:span text:style-name="T1">「民主基金會」的攻擊焦點就是中國，而其主要操盤手則是那些信奉「干預主義」的「新保守主義者」，例如埃利奧特·阿布拉姆斯 (Elliott Abrams) 及維多利亞·盧嵐 (Victoria Nuland) 等人。</text:span><text:span text:style-name="T3"><text:line-break/><text:line-break/></text:span><text:span text:style-name="T1">(譯者註：一般人光看這些名字，應該一點感覺也沒有，根本不知道這些人是誰。如果你能略知一二，也許才有可能理解台灣是處於一種什麼樣的凶險處境，進而理解西方所謂「民主自由與人權」是如何的邪惡、血腥與殘暴。但我不可能三言兩語說清楚，所以我把這個「譯註」獨立成文，題為「美國民主基金會操盤手阿布拉姆斯 (Elliott Abrams)--一個血腥戰犯」(1)，做為本文附件，附於文末。)</text:span><text:span text:style-name="T3"><text:line-break/><text:line-break/></text:span><text:span text:style-name="T1">十幾年來，「民主基金會」持續資助海外新疆反中團體，例如總部位於華盛頓的「維吾爾裔美國人協會」(Uyghur American Association，簡稱UAA)，以及設於德國慕尼黑的「世界維吾爾代表大會」(World Uyghur Congress，簡稱WUC)。這些組織，全都主張新疆必須完全獨立於中國，建立一個獨立國家叫做「東突厥斯坦」(East Turkestan)。</text:span><text:span text:style-name="T3"><text:line-break/><text:line-break/></text:span><text:span text:style-name="T1">中國政府對此必然充滿疑慮。事實上，新疆出生的「世界維吾爾代表大會」主席艾爾肯·阿布甫泰肯 (Erkin Alptekin) 便與CIA關係匪淺；從1971年到1995年，阿布甫泰肯便是替美國政府的廣播公司「自由歐洲電台／自由電台」（Radio Free Europe/Radio Liberty，縮寫RFE/RL）工作 。</text:span><text:span text:style-name="T3"><text:line-break/><text:line-break/></text:span><text:span text:style-name="T1">至於香港，一般常聽到的人之一就是黃之鋒 (英文名Joshua Wong)，一個 23 歲的學生及政客。黃之鋒的港獨立場讓他在西方主流媒體界與西方政客之中享有廣泛支持。但他之樂於與美國政府公然互通聲息，其實只是讓他成為中美鬥爭的一個工具。</text:span><text:span text:style-name="T3"><text:line-break/><text:line-break/></text:span><text:span text:style-name="T1">就在去年(2019年) 九月，黃之鋒飛越八千公里遠從香港跑到紐約與華盛頓，跑去和美國的一些戰爭販子例如佛羅里達州眾議院議長馬可·魯比奧(Marco Rubio) 會面商討，尋求支持；魯比奧在 2011年曾經強烈支持侵略利比亞。至於黃之鋒擔任祕書長的政黨--「香港眾志」，同樣和「美國民主基金會」關係亦甚為密切。(註13) </text:span><text:span text:style-name="T3"><text:line-break/><text:line-break/></text:span><text:span text:style-name="T1">這一切作為，勢必讓人難以信任黃之鋒，從而傷及其港獨立場。就在上個月(即五月)，黃之鋒與另一名作者在《華盛頓郵報》共同發表文章，宣稱「中國對港政策已展露其流氓國家本質」(註14)，因此「要求美國政府執行『香港人權與民主法』」，「呼籲美國對中國實施制裁」。</text:span><text:span text:style-name="T3"><text:line-break/><text:line-break/></text:span><text:span text:style-name="T1">北京這些年對香港逐漸加強管控，但香港基本上仍是一個自由開放社會。出生於香港的一位57歲政治學學者盧兆興，近日發文表示，「香港選舉大致上來講，競爭激烈，但是都能遵守民主程序，同時也有著一些並非由黨所主導的重要民主元素。」</text:span><text:span text:style-name="T3"><text:line-break/><text:line-break/></text:span><text:span text:style-name="T1">盧教授早年移民加拿大，學成後返回香港大學任教，他的基本立場並非支持北京政府，但他依然說出真相。他說，香港依舊存在著「強烈的市民社會特質」，「展現廣泛多元的政治觀點」，各種觀點「積極且具有影響力」。(註15)</text:span><text:span text:style-name="T3"><text:line-break/><text:line-break/></text:span><text:span text:style-name="T1">盧教授說，香港的勞動力「尤其組織完整」，分別代表兩股彼此競爭的工會勢力。他還提到，「香港媒體依舊保存著長久以來的獨立與活力」，並且「經常能夠對香港政府與中國共產黨提出強有力批判」。盧教授強調，儘管香港媒體對於中國大陸並不友善，但是，不論是香港政府或北京，事實上都不曾為難媒體或打壓相關言論機制。</text:span><text:span text:style-name="T3"><text:line-break/><text:line-break/></text:span><text:span text:style-name="T1">回到國際問題上，中國只要一走出大門，便面臨美國及其同盟重裝備的層層軍事包圍。然而，在美國本土四周，卻看不到中國的一兵一卒。過去十多年來，美國把大部份軍力調往東亞，把中國給團團圍住，阻礙其發展，並斬斷台灣與中國的連繫。</text:span><text:span text:style-name="T3"><text:line-break/><text:line-break/></text:span><text:span text:style-name="T1">台灣是個物產豐盛的小島，與中國大陸相距僅150公里，它對於中國的重要性，猶如古巴之於美國。但是事實上，台灣卻只是美國軍事圍堵中國戰略的一個犧牲品(譯註：作者特別把這句話以粗體字呈現)。</text:span><text:span text:style-name="T3"><text:line-break/><text:line-break/></text:span><text:span text:style-name="T1">最近，一艘美國重型武裝的驅逐艦又再度刻意挑釁地在台灣海峽航行，距離中國大陸僅有幾公里。(註16) 打從 2009 年至今，歐巴馬與川普政府已出售大約兩百五十億美元(折合台幣約七千五百億)的武器給美國撐腰的台灣政府，包括戰鬥機、坦克與飛彈等等。這些尖端武器，其中有一些可攜帶核彈頭。</text:span><text:span text:style-name="T3"><text:line-break/><text:line-break/></text:span><text:span text:style-name="T1">從1957年到1975年之間，美軍曾在台灣祕密部署核子彈，其中包括在1958年1月便已開始部署配備核彈頭的鬥牛士飛彈。然而，中國卻是從1964年才開始研發核武器。川普上台後，美國對台售更是大幅增加。</text:span><text:span text:style-name="T3"><text:line-break/><text:line-break/></text:span><text:span text:style-name="T1">《附件》</text:span><text:span text:style-name="T3"><text:line-break/><text:line-break/></text:span><text:span text:style-name="T1">「民主基金會」操盤手阿布拉姆斯 (Elliott Abrams)--一個血腥戰犯(1)  </text:span><text:span text:style-name="T3"><text:line-break/><text:line-break/></text:span><text:span text:style-name="T1">作者：陳真</text:span><text:span text:style-name="T3"><text:line-break/><text:line-break/></text:span><text:span text:style-name="T1">2020. 08. 26.</text:span><text:span text:style-name="T3"><text:line-break/><text:line-break/><text:line-break/></text:span><text:span text:style-name="T1">我來介紹一下這些理當槍斃一千遍的血腥戰犯，比方說譯文中提到的這位美國「民主基金會」操盤手--埃利奧特·阿布拉姆斯(Elliott Abrams)。</text:span><text:span text:style-name="T3"><text:line-break/><text:line-break/></text:span><text:span text:style-name="T1">阿布拉姆斯歷經雷根、布希與川普政府，擔任多項要職，位高權重；曾在布希時期任職「美國國家安全會議」(National Security Council)，負責「輸出民主到全世界」，鼓吹伊拉克侵略戰爭。</text:span><text:span text:style-name="T3"><text:line-break/><text:line-break/></text:span><text:span text:style-name="T1">薩爾瓦多內戰與大屠殺</text:span><text:span text:style-name="T3"><text:line-break/><text:line-break/></text:span><text:span text:style-name="T1">在雷根時期更恐怖，阿布拉姆斯擔任掌管「民主、人權與勞工」的助理國務卿，卻主導由美軍發動的拉美各國軍事政變與屠殺，包括「薩爾瓦多大屠殺」(El Mozote Massacre)，是拉丁美洲史上最嚴重的集體屠殺事件之一；兩日之內，殺害九百多人，其中絕大部份是婦女、老人與小孩，類似美軍在越南所犯下的美萊村大屠殺。</text:span><text:span text:style-name="T3"><text:line-break/><text:line-break/></text:span><text:span text:style-name="T1">在薩爾瓦多大屠殺事件中，另有140名小孩被集合在一所天主教修道院，用 M-16 突擊步槍集體槍殺，然後不管是否還活著，當場縱火焚燒，死者平均年齡只有六歲。泯滅人性，殘酷至極。見《The Atlantic》(《大西洋》雜誌)2019年2月15日報導：</text:span><text:span text:style-name="T3"><text:line-break/><text:line-break/></text:span><text:span text:style-name="T1">https://bit.ly/3aSPtAV</text:span><text:span text:style-name="T3"><text:line-break/><text:line-break/></text:span><text:span text:style-name="T1">其殘酷程度連當年許多美國官員都看不過去。但是，阿布拉姆斯不但偽造資料與證詞，公然掩蓋屠殺事件，並對外宣稱是共產黨散播的假新聞。面對各界批評，阿布拉姆斯至今的一貫態度則是反擊批評者「親共」、「不愛美國」(unpatriotic) 或「民主的敵人」等等。相關資料很多，例如底下一份由「人權觀察組織」(Human Rights Watch)發表於1992年的人權報告： </text:span><text:span text:style-name="T3"><text:line-break/><text:line-break/></text:span><text:span text:style-name="T1">https://bit.ly/2CAKAj2</text:span><text:span text:style-name="T3"><text:line-break/><text:line-break/></text:span><text:span text:style-name="T1">著名的美國社會主義季刊《Jacobin》，於2016年12月刊登一篇長文《Remember El Mozote》(《勿忘薩爾瓦多大屠殺》)：</text:span><text:span text:style-name="T3"><text:line-break/><text:line-break/></text:span><text:span text:style-name="T1">https://bit.ly/3j75Cpl  </text:span><text:span text:style-name="T3"><text:line-break/><text:line-break/></text:span><text:span text:style-name="T1">作者之一是該刊主編 Micah Uetricht 及 Branko Marcetic，文章開頭如此寫道：</text:span><text:span text:style-name="T3"><text:line-break/><text:line-break/></text:span><text:span text:style-name="T1">「『是哪個狗娘養的說的？』一位軍方將領破口大罵，想知道是誰膽敢拒絕屠殺小孩。時間是1981年12月11日，地點是薩爾瓦多一個叫做 El Mozote 的小村莊。</text:span><text:span text:style-name="T3"><text:line-break/><text:line-break/></text:span><text:span text:style-name="T1">軍方當時已經花了一整天殺害數百位村民，只剩下一些小孩。軍人把他們全抓來，集合在一棟校舍外。士兵們議論紛紛，其中一些人不願屠殺小孩，大多12歲以下，有一些則是嬰兒。</text:span><text:span text:style-name="T3"><text:line-break/><text:line-break/></text:span><text:span text:style-name="T1">這位咆哮的將領於是毫不猶豫地走上前，隨手從那些小孩裏頭抓出一名小男孩，迅速把他拋向空中，凌空刺殺，刺刀穿透小男孩的身體。於是，士兵們安靜了下來，再也沒有議論。這個小男孩是那天八百多位死者之一。薩爾瓦多夢魘般的內戰中，發生在 El Mozote 村落的屠殺事件，並非是頭一次，更不是最後一次。」</text:span><text:span text:style-name="T3"><text:line-break/><text:line-break/></text:span><text:span text:style-name="T1">誠如《衰敗與詐欺：美國與薩爾瓦多的骯髒戰爭》(《Weakness and Deceit: America and El Salvador’s Dirty War》)一書的作者雷蒙德·邦納 (Raymond Bonner) 所指出：美軍支持的薩爾瓦多軍政府之所以進行屠村，厲行「焦土政策」(scorched earth operation)，殺害許多貧窮村民與農民，是因為當權的獨裁者貪婪腐敗，在美國撐腰下，執政數十年，為所欲為，掠奪農民財富與土地，導致民生凋敝，民不聊生，使得當時的民心普遍支持反政府之左派反抗勢力；農民經常在村落或山區幫忙掩護，使其免於遭到搜捕殺害。軍政府便以屠村做為全面性的懲罰，逐一虐殺，男女老幼一個都不放過。</text:span><text:span text:style-name="T3"><text:line-break/><text:line-break/></text:span><text:span text:style-name="T1">Micah Uetricht 及 Branko Marcetic 指出：</text:span><text:span text:style-name="T3"><text:line-break/><text:line-break/></text:span><text:span text:style-name="T1">「罄竹難書的恐怖屠殺事件一樁接一樁，如此殘酷，如此野蠻。但人們可別忘了，從1980 年到1992年的薩爾瓦多內戰中，每天在街上或公園裏頭都能找到一些被隨意丟棄的屍體，身上佈滿彈孔或被刑求得全身是傷的死者。這些人之遇害慘死，往往是因為他們勇於出聲反抗薩爾瓦多的右翼獨裁政府。」</text:span><text:span text:style-name="T3"><text:line-break/><text:line-break/></text:span><text:span text:style-name="T1">美國對於薩爾瓦多獨裁政權的軍事支援，直接導致八萬多人死於內戰 (總人口數五百萬)，將近一萬人失蹤，一百多萬人淪為難民。根據聯合國的調查報告，85% 的死難者是美國授意執行並提供武器的傀儡政府軍所殺。</text:span><text:span text:style-name="T3"><text:line-break/><text:line-break/></text:span><text:span text:style-name="T1">尤為駭人聽聞的是，其中成千上萬人死於暗殺。美國成立「狙殺小組」，開列狙殺名單，交由美軍一手訓練與提供武器裝備的薩爾瓦多陸軍 Atlacatl Battalion 及「國家憲兵隊」(National Guard) 執行死亡任務，獵捕狙殺左傾或反美人士及反軍事獨裁與反貪污之神職人員與工人和農民。</text:span><text:span text:style-name="T3"><text:line-break/><text:line-break/></text:span><text:span text:style-name="T1">遇害者包括各方尊敬的聖薩爾瓦多總教區總主教奧斯卡·羅梅洛 (Óscar Romero)；在彌撒儀式中被殺，隨即引爆內戰。該主教勇於為貧民、農民與受害者發聲，反抗美軍支持的法西斯獨裁者，因此遭到殺害；而「民主基金會」的現任操盤手阿布拉姆斯，便是當年美國對於薩爾瓦多政策的主要推手。</text:span><text:span text:style-name="T3"><text:line-break/><text:line-break/></text:span><text:span text:style-name="T1">狙殺小組之一叫做「白武士聯盟」(White Warriors Union)，帶頭者叫做羅伯托·道布伊松 (Roberto D'Aubuisson)，一位極右派法西斯主義者，曾競選薩爾瓦多總統，雖非美國在選舉中之主要支持對象，但其帶領之狙殺小組卻由美國所武裝支援，專門負責殺害左傾反美神職人員，而且是公然發起運動，倡導獵殺批評者與左傾人士，並稱之為「愛國者行動」。</text:span><text:span text:style-name="T3"><text:line-break/><text:line-break/></text:span><text:span text:style-name="T1">根據《New York Magazine》(《紐約雜誌》)1982年5月10日的一篇報導 (見第24頁)，狙殺小組甚至發布名為「戰爭命令第六號」(War Order No. 6) 的「決殺令」，威脅神職人員在某個日期前必須離開薩爾瓦多，否則將格殺勿論。</text:span><text:span text:style-name="T3"><text:line-break/><text:line-break/></text:span><text:span text:style-name="T1">道布伊松之種種血腥惡行，公然為之，眾所周知，美國卻捏造假證據不斷為其掩護，否認「聯合國真相調查小組」(United Nations Truth Commission) 之指控。但是，1993年，一萬兩千份美國官方密件揭露，包括雷根與老布希總統，始終完全清楚由美國授意成立之暗殺小組的一切所作所為。</text:span><text:span text:style-name="T3"><text:line-break/><text:line-break/></text:span><text:span text:style-name="T1">聯合國的調查報告並指出，男性遭到殺害之前，往往會遭到例行性的酷刑與虐待，女性或女童包括修女，生前則往往遭到性侵或輪姦。</text:span><text:span text:style-name="T3"><text:line-break/><text:line-break/></text:span><text:span text:style-name="T1">前述《衰敗與詐欺：美國與薩爾瓦多的骯髒戰爭》一書的作者雷蒙德·邦納曾於當年 (1982年1月) 親臨現場調查，他如此描述其親眼所見：</text:span><text:span text:style-name="T3"><text:line-break/><text:line-break/></text:span><text:span text:style-name="T1">「當我抵達 El Mozote 村落，大屠殺的現場證據仍然十分顯著，一些禿鷹叼啃爭食人屍腐肉，空氣中瀰漫著濃烈的人體屍臭。我的調查報告和攝影記者Susan Meiselas所拍攝的照片起初刊登在《時代》雜誌，阿布拉姆斯隨即否認，並附和薩爾瓦多當局的說法，指控我們的報導乃是共產黨的宣傳戰，說我們故意渲染一個小小的意外事件(incident)。」</text:span><text:span text:style-name="T3"><text:line-break/><text:line-break/></text:span><text:span text:style-name="T1">時隔 36年，邦納於 2018年重返 El Mozote 村落，他找到一位當年僅 8 歲的倖存者，名叫 Amadeo Sanchez。「當槍聲大作，直昇機凌空飛過時，Sanchez 和他爸爸正在田裏工作」，父子倆於是趕緊躲起來，躲在石堆與草叢中，躲了兩天。他媽媽和三個弟妹則留在家裏來不及逃跑。</text:span><text:span text:style-name="T3"><text:line-break/><text:line-break/></text:span><text:span text:style-name="T1">Sanchez 說，他「看見軍人挨家挨戶抓人，其中有一戶，有兩個十多歲的小女孩被拖出來，拖去河邊，大聲哭喊著『媽媽！媽媽！他們要強姦我！』不久之後，幾聲槍響，女孩們就不再發出聲音了。」當Sanchez和他爸爸回到家，發現媽媽和三個弟妹全都死了，其中有個弟弟仍在襁褓之中，只有一歲。</text:span><text:span text:style-name="T3"><text:line-break/><text:line-break/></text:span><text:span text:style-name="T1">理想中，當一個人走入文字，理當充滿風花雪月才對，我並不喜歡閱讀或寫作這類政治性的東西。即使是巴勒網，我依然希望它是花花草草，可是現實卻不是這麼一回事。幾十年來，看著成千上萬的各種血腥邪惡資料，心裏總有說不出的難過，對人性感到失望。</text:span><text:span text:style-name="T3"><text:line-break/><text:line-break/></text:span><text:span text:style-name="T1">許多時候，難免陷入很長時間的一段憂鬱；我很難有一整天、甚至一時片刻能夠不去想到那些在各種情境下受苦的人們，特別是無辜的小生命。難以言宣，無從告白，就像心裏藏了個永遠無法擺脫的祕密似的。</text:span><text:span text:style-name="T3"><text:line-break/><text:line-break/></text:span><text:span text:style-name="T1">逝者已矣，但是那些在痛苦環境中還活著的呢？誰能給上一點希望？</text:span><text:span text:style-name="T3"><text:line-break/><text:line-break/></text:span><text:span text:style-name="T1">落日餘暉，長夜將至。憂鬱，就像破門而入的強盜，總是被我擋在門外，畢竟日子總得迎向陽光，積極樂觀地過下去。可是另一方面，我的心卻又彷彿早已被某個消失的美夢帶離塵世。</text:span><text:span text:style-name="T3"><text:line-break/><text:line-break/></text:span><text:span text:style-name="T1">婆婆爸爸幾句題外話，言歸正傳。</text:span><text:span text:style-name="T3"><text:line-break/><text:line-break/></text:span><text:span text:style-name="T1">話說當年的美國駐薩爾瓦多大使羅伯懷特 (Robert White)，在一份國會報告中形容道布伊松是一個「病態殺手」(pathological killer)。但是，為了誅殺異己、殺害反美人士以控制薩爾瓦多，美國卻樂於培植這樣一些血腥殘暴的法西斯份子，就如1984年美國《New Republic》(《新共和》周刊) 所指控：「比薩爾瓦多人民的生命與人權更加重要的『美國優先』事項太多了，因此，不管有多少薩國人民被殺害，美國肯定都會力挺獨裁政權到底，以免左派勢力崛起。」</text:span><text:span text:style-name="T3"><text:line-break/><text:line-break/></text:span><text:span text:style-name="T1">美國之所以後來沒有支持道布伊松競選總統，轉而支持另一位更加血腥殘暴的軍頭杜阿爾特(José Napoleón Duarte Fuentes)當選薩爾瓦多總統，建立傀儡政權並發動內戰，清除左翼力量，原因之一是道布伊松的某些反猶言論令美方感到難堪。</text:span><text:span text:style-name="T3"><text:line-break/><text:line-break/></text:span><text:span text:style-name="T1">根據康乃爾大學歷史系榮譽教授 Walter LaFeber 的研究，美軍除了訓練薩爾瓦多軍隊，提供各種武器，並給予薩爾瓦多軍事獨裁政權平均一天一百萬美元的金援，也就是說，「薩爾瓦多幾乎百分之百的政府預算全是美國所提供」。</text:span><text:span text:style-name="T3"><text:line-break/><text:line-break/></text:span><text:span text:style-name="T1">社會主義季刊《Jacobin》編輯 Micah Uetricht 及 Branko Marcetic 指出：</text:span><text:span text:style-name="T3"><text:line-break/><text:line-break/></text:span><text:span text:style-name="T1">「不管是多麼殘酷荒唐的鎮壓民主與侵害人權行徑，薩爾瓦多政府的一切所作所為，對於美國來說全是合理的。特別是在雷根政府時期，每一樁針對薩國平民百姓的謀殺與強姦，每一樁針對同情左傾立場者的殺戮，每一樁對於無辜老幼婦孺的大規模屠殺，在美國熱烈的反共氛圍底下，全都是正當的；為的就是要讓薩爾瓦多的統治權力，牢牢掌控在一群絲毫不得人心卻又獲得美國完全支持之親美菁英手裏。」</text:span><text:span text:style-name="T3"><text:line-break/><text:line-break/></text:span><text:span text:style-name="T1">當今「美國民主基金會」的主要操盤手阿布拉姆斯，就是過去這一切極其邪惡的血腥罪行的主要禍首之一，然而他卻自我讚嘆雷根政府針對薩爾瓦多的政策所達成的效果是一項「令人讚嘆的民主成就」。</text:span><text:span text:style-name="T3"><text:line-break/><text:line-break/></text:span><text:span text:style-name="T1">也許你會以為這是他四十年前的虛矯辯辭，其實不是，這是他在去年(2019年)2月13日在美國國會接受聯邦眾議員伊爾汗·奧瑪(Ilhan Omar)質詢時所說的話。更可怕的是，阿布拉姆斯的荒唐回應，卻獲得美國政壇與媒體的普遍認可。參見：</text:span><text:span text:style-name="T3"><text:line-break/><text:line-break/></text:span><text:span text:style-name="T1">https://bit.ly/3gelV1K</text:span><text:span text:style-name="T3"><text:line-break/><text:line-break/></text:span><text:span text:style-name="T1">瓜地馬拉內戰</text:span><text:span text:style-name="T3"><text:line-break/><text:line-break/></text:span><text:span text:style-name="T1">除了薩爾瓦多，阿布拉姆斯並以助理國務卿的身份，以反共為由，大力軍事支援當年的瓜地馬拉血腥獨裁者李歐斯·蒙特(Efraín Ríos Montt)；在美國的「清洗左翼勢力」政策下，瓜地馬拉陷入長達36 年的內戰，導致數十萬人死亡，是拉丁美洲死傷最慘重、針對平民百姓的暴力程度最為猖狂的一次戰爭。</text:span><text:span text:style-name="T3"><text:line-break/><text:line-break/></text:span><text:span text:style-name="T1">根據「CounterPunch」網站 2015年 9月17日的一篇文章：</text:span><text:span text:style-name="T3"><text:line-break/><text:line-break/></text:span><text:span text:style-name="T1">https://bit.ly/3j2Wzpc</text:span><text:span text:style-name="T3"><text:line-break/><text:line-break/></text:span><text:span text:style-name="T1">美國和以色列共同強力撐腰的所謂「民主同盟」瓜地馬拉蒙特軍事獨裁政權，不但虐殺、刑求異己，並且對原住民馬雅人(Maya)發動種族滅絕式大屠殺，掠奪土地，屠村縱火，姦殺擄掠，男女老幼一個都不放過；並且縱容軍隊姦殺婦孺幼童，做為一種心理恫嚇手段；並且公開放話：「如果你們聽話，我們會養你，否則我們就會殺死你。」("If you are with us, we’ll feed you, if not, we’ll kill you.”) 泯滅人性，令人髮指。</text:span><text:span text:style-name="T3"><text:line-break/><text:line-break/></text:span><text:span text:style-name="T1">但是，阿布拉姆斯卻依舊歡呼這是「民主的再次勝利」，甚至稱讚這位血腥殘暴的美國「民主盟友」蒙特總統為瓜地馬拉人民「在人權領域帶來長足的進步」(brought considerable progress in the field of human rights)。</text:span><text:span text:style-name="T3"><text:line-break/><text:line-break/></text:span><text:span text:style-name="T1">美國基督教世界的一位權勢人物帕特·羅伯遜 (Pat Robertson)，也是個惡性重大的人渣，前美南浸信會牧師，同時也是媒體大亨，是「視博恩」（CBN，即「基督教廣播網」）主席，並擁有一所大學，自任校長，另外還創辦「ABC家庭頻道」、「美國基督教聯盟」以及許多機構，在西方媒體界、宗教界與政界呼風喚雨，經常鼓吹侵略其他國家或發動軍事政變，鼓吹伊斯蘭教「不是宗教，而是邪惡的政治體制」，主張美國「應該像對待共產黨徒那樣對待伊斯蘭教教徒」。1988年曾經出馬競選美國總統失利。</text:span><text:span text:style-name="T3"><text:line-break/><text:line-break/></text:span><text:span text:style-name="T1">你知道這位神棍怎麼稱讚美國撐腰的瓜地馬拉血腥獨裁者蒙特嗎？他說：「我發現他是一個品格謙遜、人品無可挑剔的人格者，對耶穌基督擁有深深的信仰。」("I found Rios Montt to be a man of humility impeccable personal integrity, and a deep faith in Jesus Christ.”) </text:span><text:span text:style-name="T3"><text:line-break/><text:line-break/></text:span><text:span text:style-name="T1">2013年5月10日，蒙特總統被瓜地馬拉政府以「種族滅絕」及發動「反人類戰爭」罪名起訴，法院認定他殺害至少 20萬人，而且是有所計畫與預謀的系統性屠殺行動，判刑 80年。</text:span><text:span text:style-name="T3"><text:line-break/><text:line-break/></text:span><text:span text:style-name="T1">在美國的介入下，10天後，亦即 5月20日，最高法院居然發回更審，一切從頭再來。2015年重啟審判，然後就一直拖，拖到這位血腥獨裁者於2018年壽終正寢，始終不曾為其滔天罪行坐過一天牢。美國政府至今依舊稱讚其「堅定的民主信念以及對於人權的巨大貢獻」。</text:span><text:span text:style-name="T3"><text:line-break/><text:line-break/></text:span><text:span text:style-name="T1">尼加拉瓜內戰</text:span><text:span text:style-name="T3"><text:line-break/><text:line-break/></text:span><text:span text:style-name="T1">除了顛覆薩爾瓦多及瓜地馬拉，阿布拉姆斯也涉及尼加拉瓜內戰，軍援各路右翼武裝親美反共團體 (統稱為「the Contras」)，資助數千萬美元，發動長達十多年的內戰，殺害至少五萬多人，企圖推翻尼加拉瓜的社會主義左派桑定政府。內戰過程中，犯下無數慘絕人寰的屠殺平民事件。更可怕的是，這一切血腥暴行並非出於偶然，而是系統性、有計畫性的屠殺。</text:span><text:span text:style-name="T3"><text:line-break/><text:line-break/></text:span><text:span text:style-name="T1">面對各方指責，美國依舊捏造假資料，持續為其所支持的反叛軍之血腥暴行百般掩護或淡化。後來，連美國國會都難以坐視，決定禁止軍援瓜地馬拉武裝組織。雷根居然不顧國會禁令，透過這位「民主先生」阿布拉姆斯，以非法軍售所得，繼續軍援尼加拉瓜反叛軍。後來被揭發，成為一項醜聞，亦即「伊朗門事件」(Iran–Contra affair) 。</text:span><text:span text:style-name="T3"><text:line-break/><text:line-break/></text:span><text:span text:style-name="T1">直到 2020年的今天，阿布拉姆斯依舊稱讚這些發動十年內戰、血腥殘暴濫殺無辜的右翼軍頭是瓜地馬拉的「民族英雄」。</text:span><text:span text:style-name="T3"><text:line-break/><text:line-break/></text:span><text:span text:style-name="T1">更令人髮指的是，多年後的諸多調查證據顯示，這一連串血腥屠殺或恐怖攻擊事件，事實上並非美國所培植之瓜地馬拉反叛軍的獨立作為，而是美國政府直接授意、指導、組織與訓練發動各種恐怖攻擊，然後透過媒體及外交手段為之漂白掩飾，曲意維護。</text:span><text:span text:style-name="T3"><text:line-break/></text:span><text:span text:style-name="T1">  </text:span><text:span text:style-name="T3"><text:line-break/></text:span><text:span text:style-name="T1">這位每天在負責「輸出民主」的「民主基金會」操盤手阿布拉姆斯，一直到今天，仍然認為這一連串罄竹難書、涉及數百萬條人命的死亡、上千萬人流離失所的顛覆與軍事政變、屠殺與動亂是「民主一次又一次的勝利」。</text:span><text:span text:style-name="T3"><text:line-break/><text:line-break/></text:span><text:span text:style-name="T1">這位幾乎是所有國際人權組織眼中的「人權屠夫」，就連索羅斯所資助 (許多時候並不公正) 的「人權觀察組織」(Human Rights Watch) 都難以忍受其血腥殘暴，視人命如草芥；經常發文點名譴責，要求將之繩之以法。</text:span><text:span text:style-name="T3"><text:line-break/><text:line-break/></text:span><text:span text:style-name="T1">結果，這位主導「民主基金會」、在全世界各地製造顛覆動亂與發動侵略戰爭的「民主先生」阿布拉姆斯，非但沒有被送上絞刑台，而且四十幾年來一路呼風喚雨，權傾一時，繼血洗拉丁美洲各國之後，更侵略伊拉克，二十多年來並用盡各種卑鄙血腥手段企圖推翻委內瑞拉左派民選政府。</text:span><text:span text:style-name="T3"><text:line-break/><text:line-break/></text:span><text:span text:style-name="T1">委內瑞拉軍事政變</text:span><text:span text:style-name="T3"><text:line-break/></text:span><text:span text:style-name="T1">   </text:span><text:span text:style-name="T3"><text:line-break/></text:span><text:span text:style-name="T1">去年(2019年)1月，委內瑞拉總統馬杜洛 (Nicolas Maduro）以將近七成的得票率再度當選連任，宣誓就職，展開第二個總統任期。當各國紛紛發出賀電，美國居然揚言不承認其合法性，並推出一個人渣傀儡--委國國會議長瓜伊多（Juan Guaidó），自我任命為「臨時大總統」。</text:span><text:span text:style-name="T3"><text:line-break/><text:line-break/></text:span><text:span text:style-name="T1">更荒唐的是，美國一手策畫並威脅利誘委國軍方將領，發動軍事政變，迫使馬杜洛逃亡；美國竟隨即對之發佈全球通緝令，懸賞一千五百萬美元，並通緝一些委國官員及法官，總金額高達五千五百萬美元，折合台幣約17億；其中包括通緝委內瑞拉最高法院首席大法官莫雷諾·佩雷斯（Maikel José Moreno Pérez），罪名居然是「受賄」及「不公正行使職務」，馬杜洛總統的罪名更離譜，居然是「販毒」，其實他們的真正罪名是「反美」。</text:span><text:span text:style-name="T3"><text:line-break/><text:line-break/></text:span><text:span text:style-name="T1">「民主先生」阿布拉姆斯，就是委內瑞拉當年軍事政變的總舵手，如今捲土重來，再度肆虐委內瑞拉。他目前的正式身份是川普任命的委內瑞拉特使。底下有一篇我去年翻譯的文章，題為「美國顛覆委內瑞拉實錄」，懇請詳讀：</text:span><text:span text:style-name="T3"><text:line-break/><text:line-break/></text:span><text:span text:style-name="T1">https://bit.ly/32csZH8</text:span><text:span text:style-name="T3"><text:line-break/><text:line-break/></text:span><text:span text:style-name="T1">文章裏頭具體提到阿布拉姆斯的「民主基金會」在委內瑞拉如何運作的各種具體洗腦方法與宣傳戰。這些方法，事實上也在全世界各地包括香港與台灣充份運作，簡單說就是批著民主外衣，散播謠言謊言，進行下一代洗腦與製造動亂，進而顛覆敵國，培植傀儡政權，殖民全世界。</text:span><text:span text:style-name="T3"><text:line-break/><text:line-break/></text:span><text:span text:style-name="T1">2019 年2月19日「半島電視台」發佈一篇報導，作者是 Belen Fernandez，題為「Cold Warrior Elliott Abrams returns to battle in Venezuela：The US has chosen a prominent warmonger to promote 'democracy' in Venezuela.」(「冷戰殺手阿布拉姆斯重返委內瑞拉戰場：美國派出惡名昭彰之戰爭罪犯來提昇委內瑞拉的『民主』」)：</text:span><text:span text:style-name="T3"><text:line-break/><text:line-break/></text:span><text:span text:style-name="T1">https://bit.ly/3lfj8ZR</text:span><text:span text:style-name="T3"><text:line-break/><text:line-break/></text:span><text:span text:style-name="T1">文中提到：</text:span><text:span text:style-name="T3"><text:line-break/><text:line-break/></text:span><text:span text:style-name="T1">「就在 2019 年1月，當美國欽定人選瓜伊多『自行宣佈』成為委內瑞拉『臨時大總統』之後不久，川普立即對此大聲喝采」，並由前美國中情局 (CIA) 情報頭子、現任國務卿蓬佩奧 (Mike Pompeo) 任命阿布拉姆斯擔任委內瑞拉特使，宣稱將由阿布拉姆斯來「協助委國人民重獲充份的民主與繁榮」，徹底鏟除委國合法民選總統馬杜洛，並對之發布全球通緝令。</text:span><text:span text:style-name="T3"><text:line-break/><text:line-break/></text:span><text:span text:style-name="T1">蓬佩奧形容阿布拉姆斯是一個「有原則且經驗豐富、性格堅定的外交老兵，對全人類的人權與自由擁有無與倫比的熱情。這使得他將能夠完美勝任美國國務院所賦予的美好任務」。事實上，就如作者所指出，「阿布拉姆斯的一生外交作為之目標，無非就是根據美國的經濟利益，充份破壞它國的民主且傷害人權」。</text:span><text:span text:style-name="T3"><text:line-break/><text:line-break/></text:span><text:span text:style-name="T1">委內瑞拉的主要經濟命脈就是石油。馬杜洛的前一任總統查維茲，於1999年當選委國總統後，厲行社會主義經濟政策，把石油收歸國有，致力於改善貧窮問題。在此之前，委國石油之巨大收益往往被西方財團所徹底掠奪，直到查維茲上台才改變。</text:span><text:span text:style-name="T3"><text:line-break/><text:line-break/></text:span><text:span text:style-name="T1">阿布拉姆斯隨即發動一系列軍事政變，製造委國動亂，企圖推翻查維茲未果。此番捲土重來，政變成功。美國自行策立的非法傀儡冒牌總統瓜伊多，掌權之後旋即宣布賤賣油田及石油儲備給美國與西方石油公司，絲毫不掩飾其美國傀儡身份。</text:span><text:span text:style-name="T3"><text:line-break/><text:line-break/></text:span><text:span text:style-name="T1">美國此番發動軍事政變後，馬杜洛逃亡，西方主流媒體隨即配合美國政府，全面抹黑馬杜洛，造謠說他組織「暗殺小組」；蓬佩奧更是睜眼說瞎話，「義憤填膺」地指控馬杜洛是「委內瑞拉的殘酷獨裁者」，「一百萬個難民爭相逃離馬杜洛的恐怖統治」云云，完全就是顛倒因果，一派胡言。</text:span><text:span text:style-name="T3"><text:line-break/><text:line-break/></text:span><text:span text:style-name="T1">就如作者所指出，這樣一些毫無羞赧的指控，竟然是來自數十年來不斷在拉丁美洲培植血腥獨裁者虐殺人民的美國政府，透過煽動暴亂，顛覆合法政府，製造數百萬難民。</text:span><text:span text:style-name="T3"><text:line-break/><text:line-break/></text:span><text:span text:style-name="T1">玻利維亞軍事政變</text:span><text:span text:style-name="T3"><text:line-break/></text:span><text:span text:style-name="T1"> </text:span><text:span text:style-name="T3"><text:line-break/></text:span><text:span text:style-name="T1">至於美國去年(2019年)11月在玻利維亞發動的軍事政變，請參見底下兩篇文字，懇請詳讀，我就不再贅述：</text:span><text:span text:style-name="T3"><text:line-break/><text:line-break/></text:span><text:span text:style-name="T1">「反民主罪行：美國策動玻利維亞法西斯軍事政變//喬姆斯基與普拉薩德的聯合聲明：我們反對玻利維亞的政變」：</text:span><text:span text:style-name="T3"><text:line-break/><text:line-break/></text:span><text:span text:style-name="T1">https://bit.ly/32g11u2</text:span><text:span text:style-name="T3"><text:line-break/><text:line-break/></text:span><text:span text:style-name="T1">「玻利維亞懷鋰其罪」：</text:span><text:span text:style-name="T3"><text:line-break/><text:line-break/></text:span><text:span text:style-name="T1">https://bit.ly/3j4PCnt</text:span><text:span text:style-name="T3"><text:line-break/><text:line-break/></text:span><text:span text:style-name="T1">宏都拉斯的刑求與暗殺</text:span><text:span text:style-name="T3"><text:line-break/><text:line-break/></text:span><text:span text:style-name="T1">「民主先生」阿布拉姆斯所領導的美國中情局 (CIA)「狙殺小組」，除了在薩爾瓦多、瓜地馬拉和尼加拉瓜等地大開殺戒之外，也在宏都拉斯為所欲為。美國馬里蘭州發行的最大報紙《巴爾的摩太陽報》(《The Baltimore Sun》)，1995年 6月11日有一篇社論，題為「When a wave of torture and murder staggered a small U.S. ally, truth was a casualty」，約略談到 CIA 在宏都拉斯的這段血腥歷史：</text:span><text:span text:style-name="T3"><text:line-break/><text:line-break/></text:span><text:span text:style-name="T1">https://bit.ly/31mCJ2j</text:span><text:span text:style-name="T3"><text:line-break/><text:line-break/></text:span><text:span text:style-name="T1">報導指出：</text:span><text:span text:style-name="T3"><text:line-break/><text:line-break/></text:span><text:span text:style-name="T1">「美國中情局(CIA)於1980年代在宏都拉斯訓練一支秘密武裝部隊，負責執行暗殺與刑求，上千名百姓死於非命。這個狙殺組織叫做『Battalion 316』。在CIA 的訓練下，往往使用電擊或使人窒息的刑求手段。囚犯大多時候被脫光衣物加以監禁，當他們失去情報價值時，就會被殺掉，然後丟棄在不知名的亂葬崗。</text:span><text:span text:style-name="T3"><text:line-break/><text:line-break/></text:span><text:span text:style-name="T1">本報經過長達14個月的詳細調查，獲得一些政府密件顯示：CIA和美國駐宏都拉斯大使館對於這一切罄竹難書的血腥罪行完全知情。但是，為了運送反共資金進入宏都拉斯，雷根政府捏造了一系列謊言，掩蓋相關事實。</text:span><text:span text:style-name="T3"><text:line-break/><text:line-break/></text:span><text:span text:style-name="T1">在本報調查過程中，許多當事人噤若寒蟬，惟恐生命危險，但仍有至少三名當年『Battalion 316』的成員具體詳述了各項細節，並一致指出該暗殺組織與美國 CIA 的密切關係。」</text:span><text:span text:style-name="T3"><text:line-break/><text:line-break/></text:span><text:span text:style-name="T1">這幾位暗殺成員指出：</text:span><text:span text:style-name="T3"><text:line-break/><text:line-break/></text:span><text:span text:style-name="T1">「CIA不但訓練『Battalion 316』各種暗殺與刑求手段，並且提供武器與刑求裝備及資金。暗殺組織成員通常會被送到美國某個祕密基地接受訓練，包括訓練如何監控跟蹤與刑求拷打，最後會被送回 CIA 在宏都拉斯的基地。打從 1981年開始，美國還透過阿根廷派遣反游擊戰專家來訓練宏都拉斯的軍隊如何打擊共產黨。</text:span><text:span text:style-name="T3"><text:line-break/><text:line-break/></text:span><text:span text:style-name="T1">在當時，阿根廷國內正陷於所謂『骯髒戰爭』（Dirty War），一萬多人死亡或失蹤。然而，CIA 卻和阿根廷共同聯手訓練『Battalion 316』從事暗殺與刑求。</text:span><text:span text:style-name="T3"><text:line-break/><text:line-break/></text:span><text:span text:style-name="T1">『Battalion 316』的領導人叫做古斯塔沃·阿道夫·阿爾瓦雷斯·馬丁內斯（Gustavo Alvarez Martinez），本身也是宏都拉斯武裝部隊的總司令。美國政府為了獎勵他，竟頒給他美國陸軍『功績勳章』(Legion of Merit)，表揚他『在宏都拉斯成功推動民主』（encouraging the success of democratic processes in Honduras）。</text:span><text:span text:style-name="T3"><text:line-break/><text:line-break/></text:span><text:span text:style-name="T1">阿爾瓦雷斯·馬丁內斯和CIA 駐宏都拉斯的領導人唐納溫特斯（Donald Winters）關係十分良好，好到這樣一種地步：當時，溫特斯收養了一名小女孩，隨即邀請阿爾瓦雷斯·馬丁內斯擔任他女兒的教父。」</text:span><text:span text:style-name="T3"><text:line-break/><text:line-break/></text:span><text:span text:style-name="T1">幾位當年的暗殺小組成員，在接受訪談時指出：</text:span><text:span text:style-name="T3"><text:line-break/><text:line-break/></text:span><text:span text:style-name="T1">「有一位進駐美國駐宏都拉斯大使館的CIA官員，經常來到一個由CIA設立、名叫『INDUMIL』的祕密監獄，這是我們平常刑求虐待犯人的地方。這個祕密監獄以及『Battalion 316』的其它設施，是一般宏都拉斯官員根本不得其門而入的禁區。多年以來，到底有多少人被殺害並不清楚，我們只知道，在一些鄉村地區經常會有一些無名屍沿著河流被丟棄。」</text:span><text:span text:style-name="T3"><text:line-break/><text:line-break/></text:span><text:span text:style-name="T1">作者指出：</text:span><text:span text:style-name="T3"><text:line-break/><text:line-break/></text:span><text:span text:style-name="T1">「宏都拉斯是美國的盟國，主要是被美國用來從事一些祕密行動。當年擔任助理國務卿的阿布拉姆斯，就是負責相關任務，並且積極推動。對於那些被『Battalion 316』綁架而遭殺害的人，美國說，之所以這麼做，是為了『捍衛拉丁美洲的自由』。</text:span><text:span text:style-name="T3"><text:line-break/><text:line-break/></text:span><text:span text:style-name="T1">遇害者包括一些要求釋放政治犯的學生，也包括一些要求提高工資的工會幹部，另外還有一些批評美國所支持之軍事政權惡行的記者，還有一些要求減免貧窮學生之學費的大學教授等等等，統統遭到殺害。」</text:span><text:span text:style-name="T3"><text:line-break/><text:line-break/></text:span><text:span text:style-name="T1">「一位當年遭到綁架但幸運生還的人，是位建築師，在訪談中告訴本報記者，他被抓去之後，對方用電線綑綁他的生殖器，然後全身通電。『一開始是110 瓦，接著就調高到 220瓦。每一次他們電擊我時，我的身體都會劇烈震動，頓時感覺整個嘴巴全是金屬的味道』。」</text:span><text:span text:style-name="T3"><text:line-break/><text:line-break/></text:span><text:span text:style-name="T1">「一位目前流亡於加拿大的『Battalion 316』成員指出：他們經常會拿一些戲稱做『帽兜』（la capucha）或『引擎蓋』（the hood）的塑膠口罩，把被綁架者的臉部團團綑綁，讓他們感受瀕臨窒息的痛苦。至於女生，通常都會遭到猥褻與性侵。」</text:span><text:span text:style-name="T3"><text:line-break/><text:line-break/></text:span><text:span text:style-name="T1">「1982年發現一具受害者遺體的一位農夫指出，那具遺體的手腳被五花大綁，頸部還被套上繩索，大量黑色液體從死者嘴巴湧出來。這位農夫認得出這是一種叫做『criolina』的黑色濃稠殺蟲劑，通常塗抹在牛羊身上，殺死蟎蟲和壁蝨。」</text:span><text:span text:style-name="T3"><text:line-break/><text:line-break/></text:span><text:span text:style-name="T1">作者指出：</text:span><text:span text:style-name="T3"><text:line-break/><text:line-break/></text:span><text:span text:style-name="T1">「人們被抓來之後，通常會馬上被脫光全身衣物，然後五花大綁，並把眼睛蒙住。那些能夠挺得住幾小時的被刑求者，最後常會被威脅殺害，刑求者會對他們大聲咆哮髒話，罵他們是恐怖份子，威脅若不招供，將永遠看不到家人。」</text:span><text:span text:style-name="T3"><text:line-break/><text:line-break/></text:span><text:span text:style-name="T1">「Gloria Esperanza Reyes 是一位目前已 52 歲的女性，住在維也納。她說，她被刑求者用電線捆綁雙乳並以電線插入陰道深處通電，當第一道電流襲來時，『我立即感到痛不欲生，只希望能夠馬上死掉。』Jose Barrera 是『Battalion 316』的成員之一。他說，被刑求者經常哀求他立即把他們弄死，因為『刑求總是比死還痛苦』。」</text:span><text:span text:style-name="T3"><text:line-break/><text:line-break/></text:span><text:span text:style-name="T1">「Oscar Alvarez 將軍是宏都拉斯的特別武裝部隊官員兼外交官，同時也是『Battalion 316』的創始人，他從不掩飾他的想法，他認為，暴力和恐怖活動正是對付反抗者的『唯一方法』。」</text:span><text:span text:style-name="T3"><text:line-break/><text:line-break/></text:span><text:span text:style-name="T1">「Alvarez 將軍說道：『一開始是阿根廷的專家來教我們關於綁架的技巧，接著換美國人進一步指導，使我們的工作更有效率。美國人還帶來各種裝備。我們通常是被送去美國受訓，但美國人也常會派一些情報幹員來宏都拉斯指導各種偵訊技巧。』CIA負責訓練暗殺組織『Battalion 316』的事實，同時也在1988年獲得當時擔任執行勤務副主任Richard Stolz的證實。」 </text:span><text:span text:style-name="T3"><text:line-break/><text:line-break/></text:span><text:span text:style-name="T1">從薩爾瓦多到瓜地馬拉，從尼加拉瓜到宏都拉斯，從玻利維亞到委內瑞拉，從伊拉克到香港，無數的內戰、屠殺與動亂，全有著這位「美國民主基金會」操盤手阿布拉姆斯的身影。</text:span><text:span text:style-name="T3"><text:line-break/><text:line-break/></text:span><text:span text:style-name="T1">寫得真是很累，寫不完，所謂「罄竹難書」就是這樣。如今，誰會是美帝下一個攻擊目標，不言可喻。</text:span><text:span text:style-name="T3"><text:line-break/></text:span><text:span text:style-name="T1">前述之社會主義季刊《Jacobin》於去年(2019年) 2月16日，發表一篇由Branko Marcetic寫作的文章，題為「The Tragic Life of the War Criminal Elliott Abrams」(「戰爭罪犯阿布拉姆斯的悲劇人生」)：</text:span><text:span text:style-name="T3"><text:line-break/><text:line-break/></text:span><text:span text:style-name="T1">https://bit.ly/34brs6H  </text:span><text:span text:style-name="T3"><text:line-break/><text:line-break/></text:span><text:span text:style-name="T1">作者對於這位「民主先生」、這位美國「民主基金會」的操盤手，做了一些關乎其作為與信念的總結，一共八點：</text:span><text:span text:style-name="T3"><text:line-break/><text:line-break/></text:span><text:span text:style-name="T1">一，他是個惡性重大的人權殺手(He was knee-deep in human rights atrocities)</text:span><text:span text:style-name="T3"><text:line-break/><text:line-break/></text:span><text:span text:style-name="T1">二，他掩護血腥殘暴的恐怖行動(He covered up brutal acts of terror)</text:span><text:span text:style-name="T3"><text:line-break/><text:line-break/></text:span><text:span text:style-name="T1">三，他是個無藥可救的騙子(He’s an unrepentant liar)</text:span><text:span text:style-name="T3"><text:line-break/><text:line-break/></text:span><text:span text:style-name="T1">四，他痛恨民主(He hates democracy)</text:span><text:span text:style-name="T3"><text:line-break/><text:line-break/></text:span><text:span text:style-name="T1">五，他唯一的政治信念就是反共(His only political principle was anticommunism)</text:span><text:span text:style-name="T3"><text:line-break/><text:line-break/></text:span><text:span text:style-name="T1">六，他不喜歡記者與責任政治(He dislikes journalists and accountability)</text:span><text:span text:style-name="T3"><text:line-break/><text:line-break/></text:span><text:span text:style-name="T1">七，他熱衷於顛覆他國政權(He’s a fan of regime change)</text:span><text:span text:style-name="T3"><text:line-break/><text:line-break/></text:span><text:span text:style-name="T1">八，他受右派所擁護(He’s beloved by the Right)</text:span><text:span text:style-name="T3"><text:line-break/><text:line-break/></text:span><text:span text:style-name="T1">除了第八點不是事實之外，其它都是事實。不光是右派熱愛他，西方那些「號稱」開明、自由的不管什麼派之媒體或政客，事實上也都幾乎一致擁護他，否則這樣一個血腥人渣不可能縱橫美國政壇對世界為非作歹長達四十幾年。</text:span><text:span text:style-name="T3"><text:line-break/><text:line-break/></text:span><text:span text:style-name="T1">我想說的是，美國類似像他這樣的血腥戰爭罪犯，何止千百個？請你告訴我，你每天從美國及其走狗們口中聽到的那些所謂民主自由與人權，究竟有多少真實意義？到底一個人是要愚昧到何種地步，才會相信那樣一些鬼話？</text:span><text:span text:style-name="T3"><text:line-break/><text:line-break/></text:span><text:span text:style-name="T1">我寫這些有關美國恐怖主義及不斷侵略它國的事蹟，已經寫了二十幾年。如果你全部都看過，覺得很可怕很邪惡，簡直喪心病狂毫無人性，那麼，請你別忘了，我所寫的這些只是滄海一粟，冰山一角，把我二十幾年所寫的全部加總起來，然後再乘以一百萬倍的嚴重度，或許才稍微比較接近事實真相之邪惡與血腥殘暴程度。</text:span><text:span text:style-name="T3"><text:line-break/><text:line-break/></text:span><text:span text:style-name="T1">相對於美國，那麼，祖國大陸呢？我知道在這島上，我說了也不會有幾個人相信，不過，事實就是事實。相對於美國之極端邪惡，而中國卻是至善之典範，是人類近代史上，甚至應該說是人類史上對人類福祉做出最大貢獻的一個國家，濟貧扶弱，己立立人，共存共榮，從不發一兵一卒一槍一彈侵略他國，並且讓全世界數十億貧窮人口脫離貧窮，安居樂業。</text:span><text:span text:style-name="T3"><text:line-break/><text:line-break/></text:span><text:span text:style-name="T1">前CIA頭子、現任美國國務卿蓬佩奧，近日訪問以色列，睜眼說瞎話指控中國是「全球安全與和平的重大威脅」，中國外交部發言人趙立堅說得對，當今國際上各種問題，「有哪個是中國造成的？」中國非但不是威脅，而且是「促進全球和平繁榮的積極力量」。</text:span><text:span text:style-name="T3"><text:line-break/><text:line-break/></text:span><text:span text:style-name="T1">毫無疑問，中國，才是民主、自由與人權真正意義上的實踐者。你若聽了不爽，那只是顯示你的無知或腦殘，因為事實就是如此。無知是有得救的，畢竟在資訊不普及的年代，比方說上個世紀，我也曾經無知過，我也曾經以為西方或歐美信奉什麼民主自由與人權。</text:span><text:span text:style-name="T3"><text:line-break/><text:line-break/></text:span><text:span text:style-name="T1">無知並不可怕，可怕的是腦殘。無知者只要面對充份事實，他就會改變想法，但是腦殘者卻始終不願正視基本事實。</text:span><text:span text:style-name="T3"><text:line-break/><text:line-break/></text:span><text:span text:style-name="T1">不過，至少有一點事實是你必須認清的，因為與你及你的家人之身家性命切身相關，那就是美國及其走狗們，刻意在兩岸之間挑起衝突爭端，他們才是台灣與大陸的共同敵人。</text:span><text:span text:style-name="T3"><text:line-break/><text:line-break/></text:span><text:span text:style-name="T1">美國這一套顛覆他國製造動亂挑撥他國內部仇恨鼓動血腥相殘甚至挑起內戰的手法，在全世界各地行使七、八十年，如今箭頭指向中國，而台灣恰恰就是美國及其走狗們用來傷害中國的一顆人肉炸彈，猶如美國在無數國家之所為。就如Shane Quinn所說，「台灣只是美國軍事圍堵中國戰略的一個犧牲品」。</text:span><text:span text:style-name="T3"><text:line-break/><text:line-break/></text:span><text:span text:style-name="T1">你不妨看看那些被美國染指的國家陷於何等血腥動亂。如今大禍臨頭，難道你還無法認清敵我、認清基本事實、認清是非善惡？</text:span><text:span text:style-name="T3"><text:line-break/><text:line-break/></text:span><text:span text:style-name="T1">參考文獻：</text:span><text:span text:style-name="T3"><text:line-break/><text:line-break/></text:span><text:span text:style-name="T1">1. Luiz Alberto Moniz Bandeira, The Second Cold War: Geopolitics and the Strategic Dimensions of the USA, (Springer 1st ed., 23 June 2017), p. 68.</text:span><text:span text:style-name="T3"><text:line-break/><text:line-break/></text:span><text:span text:style-name="T1">2 William A. Joseph, Politics in China: An Introduction, Second Edition (Oxford University Press; 2 edition, 11 April 2014), p. 430</text:span><text:span text:style-name="T3"><text:line-break/><text:line-break/></text:span><text:span text:style-name="T1">3 Dr. Zafar Jaspal, “CPEC: The real danger is US’s policies”, Global Village Space, 20 May 2020</text:span><text:span text:style-name="T3"><text:line-break/><text:line-break/></text:span><text:span text:style-name="T1">4 Noam Chomsky, Who Rules The World? (Metropolitan Books, Penguin Books Ltd, Hamish Hamilton, 5 May 2016), p. 245</text:span><text:span text:style-name="T3"><text:line-break/><text:line-break/></text:span><text:span text:style-name="T1">5 Moniz Bandeira, The Second Cold War, p. 73</text:span><text:span text:style-name="T3"><text:line-break/><text:line-break/></text:span><text:span text:style-name="T1">6 Moniz Bandeira, The Second Cold War, p. 67</text:span><text:span text:style-name="T3"><text:line-break/><text:line-break/></text:span><text:span text:style-name="T1">7 Moniz Bandeira, The Second Cold War, p. 68</text:span><text:span text:style-name="T3"><text:line-break/><text:line-break/></text:span><text:span text:style-name="T1">8 Thierry Meyssan, “The CIA is using Turkey to pressure China”, Voltaire Network, 19 February 2019</text:span><text:span text:style-name="T3"><text:line-break/><text:line-break/></text:span><text:span text:style-name="T1">9 Scott Cendrowski, “China’s global 500 companies are bigger than ever – and mostly state-owned”, Fortune Magazine, 22 July 2015</text:span><text:span text:style-name="T3"><text:line-break/><text:line-break/></text:span><text:span text:style-name="T1">10 Mary Beaudoin, “The Nature of the Hong Kong Protests”, Consortium News, 26 November 2019</text:span><text:span text:style-name="T3"><text:line-break/><text:line-break/></text:span><text:span text:style-name="T1">11 Ella Torres, Guy Davies and Karson Yiu, “Why exuberant Hong Kong protesters are waving American flags”, ABC News, 28 November 2019</text:span><text:span text:style-name="T3"><text:line-break/><text:line-break/></text:span><text:span text:style-name="T1">12 Edward Hunt, “NED Pursues Regime Change By Playing The Long Game”, Counterpunch, 6 July 2018</text:span><text:span text:style-name="T3"><text:line-break/><text:line-break/></text:span><text:span text:style-name="T1">13 Mnar Muhawesh, “The NED strikes again: How Neocon Money is Funding The Hong Kong Protests”, Mintpress News, 9 September 2019</text:span><text:span text:style-name="T3"><text:line-break/><text:line-break/></text:span><text:span text:style-name="T1">14 Joshua Wong, Glacier Kwong, “This is the final nail in the coffin for Hong Kong’s autonomy”, Washington Post, 24 May 2020</text:span><text:span text:style-name="T3"><text:line-break/><text:line-break/></text:span><text:span text:style-name="T1">15 William A. Joseph, Politics in China: An Introduction, Third Edition (Oxford University Press; 3 edition, 6 June 2019), p. 534</text:span><text:span text:style-name="T3"><text:line-break/><text:line-break/></text:span><text:span text:style-name="T1">16 Al Jazeera, “US warship sails through Taiwan Strait on Tiananmen anniversary”, 5 June 2020</text:span><text:span text:style-name="T3"><text:line-break/><text:line-break/><text:line-break/></text:span><text:span text:style-name="T1">(後記補充)</text:span><text:span text:style-name="T3"><text:line-break/><text:line-break/></text:span><text:span text:style-name="T1">陳真</text:span><text:span text:style-name="T3"><text:line-break/><text:line-break/></text:span><text:span text:style-name="T1">2020. 08. 28.</text:span><text:span text:style-name="T3"><text:line-break/><text:line-break/><text:line-break/></text:span><text:span text:style-name="T1">謝謝正王指正，委內瑞拉的部份，有一句提到美國懸賞馬杜洛等人的金額是「五千五百『萬』美元」，先前少寫了個「萬」。</text:span><text:span text:style-name="T3"><text:line-break/><text:line-break/></text:span><text:span text:style-name="T1">美國顛覆委內瑞拉的部份我沒多寫，一部份是因為它是「現在進行式」，情勢詭譎，一夕數變，情勢非常混亂，瀕臨內戰邊緣，分別由兩位總統號召的大小街頭巷戰在過去一兩年來已經數不清，死傷不計其數；美國「民主基金會」二十年來以民主自由為名，發展所謂「社運」或「公民運動」，在委國國內公然進行的各種造謠挑撥分化與洗腦，更是成功裂解委國人民；七成人民支持馬杜洛，三成支持瓜伊多，兩邊互相仇視，彼此動輒鬥毆砍殺，越演越烈。</text:span><text:span text:style-name="T3"><text:line-break/><text:line-break/></text:span><text:span text:style-name="T1">關於這一點，有點類似台灣的狀況。在美國的主導下，透過人渣黨二十多年來的族群挑撥與仇中反華，台灣人民早已分裂為兩半；只是這兩半並不均等，綠的一方、仇中的一方，遠遠大於親中或非綠。將來台灣若有動亂，雙方便有可能視對方為仇人，自相殘殺。其實，我們的仇敵始終只有一個，那就是美國。</text:span><text:span text:style-name="T3"><text:line-break/><text:line-break/></text:span><text:span text:style-name="T1">我常呼籲大家務必要讀底下這一篇，原因就是希望大家了解所謂民意是如何被操弄，動亂是如何被製造：</text:span><text:span text:style-name="T3"><text:line-break/><text:line-break/></text:span><text:span text:style-name="T1">https://bit.ly/32csZH8</text:span><text:span text:style-name="T3"><text:line-break/><text:line-break/></text:span><text:span text:style-name="T1">對於一個急速陷入混亂瀕臨徹底瓦解的國家或社會，外界很難得知真實狀況。目前你所能接觸到的新聞報導，大多說馬杜洛依然掌權，彷彿美國的政變並未成功。這樣一種描述並不正確。馬杜洛如果還牢牢掌權，瓜伊多那位委國漢奸簡稱「委奸」，有可能三不五時以自稱「總統」的身份號召士兵將領與群眾武裝起義，每天打打殺殺、甚至佔領空軍基地，卻不會遭到任何法律制裁嗎？馬杜洛如果還有充份實權，英國法院會判決他無權動用三百億屬於國家資產存放於英國的黃金嗎？</text:span><text:span text:style-name="T3"><text:line-break/><text:line-break/></text:span><text:span text:style-name="T1">英國法院說，瓜伊多才有權力動用這些黃金。美國更離譜，直接把委國的海外資產交給瓜奸伊多，由他來發薪水津貼給醫護人員。</text:span><text:span text:style-name="T3"><text:line-break/><text:line-break/></text:span><text:span text:style-name="T1">你見過哪位真正掌權的總統，隔壁一條街居然還住著另一個「總統」？而且，這個冒牌「總統」瓜奸伊多，截至今年三月為止，已經有六十幾個主要國家承認其總統身份，包括他的主子美國和英國以及歐洲許多國家和美國所控制的所謂盟國。天底下有這樣的國家、這樣的總統嗎？冒牌總統西裝畢挺，油頭粉面，每天穿得美美地出現在各國主流媒體的鏡頭前亮相，高喊民主自由與人權等鬼話，而真正的總統，擁有七成選票民意的總統，卻不時傳出企圖搭機逃亡前往土耳其或古巴，或是大量資金往海外移動，似乎隨時有落跑的準備。</text:span><text:span text:style-name="T3"><text:line-break/><text:line-break/></text:span><text:span text:style-name="T1">而且，美國還對他發佈全球通緝令，使得他只好潛入地下，像個特工似的，神出鬼沒，行蹤飄忽。請問有這樣的實權總統嗎？美國的幾十個盟國也統統呼應此一追緝令，喊打喊殺，如果不是有中、俄撐腰 (主要是俄國，連戰鬥機都運送進去了)，美國的什麼海豹部隊或無人機老早把他幹掉了。</text:span><text:span text:style-name="T3"><text:line-break/><text:line-break/></text:span><text:span text:style-name="T1">也就是說，美國確實成功顛覆了委內瑞拉的政權與社會結構，使得委內瑞拉民不聊生，動亂四起，猶如敘利亞。比方說，他有兩千八百萬人口。但是，根據去年 (2019 年) 6月7日聯合國難民署和國際移民組織所發佈的新聞，委內瑞拉境外難民數已經高達400多萬，成為全球最多難民人口的國家之一，逼近敘利亞。</text:span><text:span text:style-name="T3"><text:line-break/><text:line-break/></text:span><text:span text:style-name="T1">委國難民散佈於哥倫比亞、秘魯、智利、厄瓜多爾、巴西、阿根廷與墨西哥等貧窮國家，生活頓時難以為繼，聯合國屢屢為此發佈緊急人道危機聲明，請求世人支援；據其難民報告，很多委國女性，原本有其專業工作，例如護士、教師或律師等等，成為難民後，為了養活子女，被迫賣淫維生。</text:span><text:span text:style-name="T3"><text:line-break/><text:line-break/></text:span><text:span text:style-name="T1">目前的委內瑞拉，十分類似同樣被美國顛覆的敘利亞，只差還沒進入血腥內戰。</text:span><text:span text:style-name="T3"><text:line-break/><text:line-break/></text:span><text:span text:style-name="T1">2019年1月28日，美國的國家安全顧問波頓 (John Bolton) (這也是個兩手血腥的戰爭最犯，非常邪門，以後有空再介紹)，接受美國福克斯商業頻道採訪時，直白表示，美國之所以處心積慮花了20年的時間在委內瑞拉培植政治代理人，目的就是為了控制委國這個世界最大的儲油國。</text:span><text:span text:style-name="T3"><text:line-break/><text:line-break/></text:span><text:span text:style-name="T1">當然，石油僅僅是目的之一，美國還有其它更大的政治圖謀，以後有空再寫。我始終不能明白的是，為什麼會有人相信西方這些什麼民主自由與人權的鬼話？難道你是從外星球來的嗎？對地球居然如此無知，對善惡是非完全認知顛倒且漠不關心，把至善的中國看成惡魔，卻把邪惡血腥殘暴至極的撒旦美國看成正義的化身，然後很開心地準備要為撒旦賣命，成為撒旦的人肉炸彈去傷害自己對岸的骨肉同胞，然後以為自己很正義。它媽的究竟是要怎麼樣，腦殘才會清醒？</text:span></text:p>
      <text:p text:style-name="P2"><text:span text:style-name="T1">陳真   |  2020.08.26 10:34   |   </text:span><text:a xlink:type="simple" xlink:href="http://palinfo.habago.org/Entry?Command=Information_PrintForum#FORUM39929"><text:span text:style-name="T2">#</text:span></text:a></text:p>
      <text:p text:style-name="P4"><text:span text:style-name="T1">台南高雄多處淹水，交通大亂，有的地方還停電，人渣黨和它的走狗們怎麼不出來哭爸哭母、指控陳G邁以及黃什麼哲的都沒有在十分鐘內趕到每個淹水現場勘察？怎麼不去質疑他們是否還在睡覺？然後造謠說他們昨晚喝酒打麻將；怎麼不去拍攝馬路上滾滾洪水的壯觀畫面？然後對他們攻擊抹黑得臭不可聞。</text:span><text:span text:style-name="T3"><text:line-break/><text:line-break/></text:span><text:span text:style-name="T1">綠媒對自己人，不但不開罵，反而還每天誇獎。陳G邁還故意演戲，叫媒體來拍，說你看！我們好勤政愛民哦，八點就上班哦，然後還表演 "開會" 給記者拍照宣傳，讚美說高雄 "終於恢復正常"。</text:span><text:span text:style-name="T3"><text:line-break/><text:line-break/></text:span><text:span text:style-name="T1">貪污舞弊的 "正常高雄"，我估計很快就會出現，但是台灣人是這樣一種生物，他不會在乎是非善惡，不會在乎事實真相，只要媒體告訴他要恨誰，他就會恨誰，告訴他要對誰不屑，他就會對誰不屑，告訴他要愛誰，他就會瘋狂熱愛。</text:span><text:span text:style-name="T3"><text:line-break/><text:line-break/></text:span><text:span text:style-name="T1">平常，我們總是會和自己氣味投合的人相處往來，彼此之間不會在一些根本問題或價值觀上有太大的歧異。但是，有些人際關係卻無法選擇，比方說同學、同事或業務往來，比方說小朋友同學的家長們等等等。這時候，你就會發現，原來人們的想法有多麼扭曲與瘋狂，他們居然痛恨、厭惡且不屑那些為我們蒙受冤屈為我們辛苦工作、人品正直聰明善良的人，卻熱愛那些藉著不斷傷害眾人利益的貪贓枉法人品猥瑣行事齷齪之徒。</text:span><text:span text:style-name="T3"><text:line-break/><text:line-break/></text:span><text:span text:style-name="T1">羅素曾經"感嘆"，聖經無一字抬舉 "智能"。在宗教意義上，或是至少在基督教的教誨裏頭，智能與知識不但無用，甚至有害。我也很不喜歡智能和知識這類東西，但是，許多時候，在現實生活中，無數的痛苦卻一再提醒我們這些東西的某種現實價值。</text:span><text:span text:style-name="T3"><text:line-break/><text:line-break/></text:span><text:span text:style-name="T1">人們如此容易被操弄與愚弄，一大部份當然跟智能與知識有關(我沒法想像也從未見過任何一個智能聰慧者會被洗腦成腦殘)。另一部份則是來自一種道德能力。也就是說，倘若你不是在道德或美感上 "真的很在意" 它的美麗與正直，事實上你也根本不可能理解善惡是非。</text:span><text:span text:style-name="T3"><text:line-break/><text:line-break/></text:span><text:span text:style-name="T1">比方說，我不需要 "在意" 一加一是否等於二，只須透過智能，我就能知道它的正確答案。但是，很多事情的理解，卻需要一種東西叫做 "在意"。簡單說就是，惟有當你 "願意" 或 "真的非常想要" 理解善惡是非，那麼你才有可能對它產生真實的理解。</text:span><text:span text:style-name="T3"><text:line-break/><text:line-break/></text:span><text:span text:style-name="T1">善惡美醜這類事物，從來不曾對我們關上大門。它的大門始終是敞開的，問題卻在於你是否 "願意" 走進去。大部份人則是選擇走進顏色，走進立場，而絲毫不管其內在意義與善惡價值。</text:span></text:p>
      <text:p text:style-name="P5">随風而逝   |  2020.08.20 14:30   |   <text:a xlink:type="simple" xlink:href="http://palinfo.habago.org/Entry?Command=Information_PrintForum#FORUM39928"><text:span text:style-name="T4">#</text:span></text:a></text:p>
      <text:p text:style-name="P6">實在受不了知乎這種陰陽怪氣的文章。 <text:line-break/><text:line-break/>如果要理解以色列和巴勒斯坦的關係，最簡單直接的比喻就是納粹與集中營的關係，是惡棍與囚徒的關係，而不是兩個主權國家的平等關係。 <text:line-break/><text:line-break/>從西岸檢查哨和日常生活數不清的人身羞辱，到武裝屯墾區對西岸居民肆無忌憚的種族謀殺，乃至於加薩，作為以色列國防工業出口武器最「方便」的展示中心和試驗場，以及慘無人道的物資封鎖來看。謀殺與人口消滅不僅僅是以色列對待巴勒斯坦的手段，它們本身就是目的。 <text:line-break/><text:line-break/>所以長久以來的情況是巴勒斯坦人連最基本的生存權都被以色列剝奪了，連活下去的權利都沒有，還會談什麼政治遠景？這與什麼巴勒斯坦人對土地的依戀和承不承認以色列主權有何關係，難道納粹惡棍還會架著槍請求集中營的囚犯承認他們行使惡行的權利嗎。</text:p>
      <text:p text:style-name="P5">秉叡   |  2020.08.20 05:09   |   <text:a xlink:type="simple" xlink:href="http://palinfo.habago.org/Entry?Command=Information_PrintForum#FORUM39927"><text:span text:style-name="T4">#</text:span></text:a></text:p>
      <text:p text:style-name="P6"><text:line-break/>這幾天中東地區的大事，看了會得憂郁症的。 <text:line-break/><text:line-break/><text:line-break/><text:line-break/>========================== <text:line-break/>由阿联酋和以色列建交引起的闹剧，以色列和阿拉伯国家不得不说的事 <text:line-break/><text:line-break/>中东流浪站 <text:line-break/><text:line-break/>https://zhuanlan.zhihu.com/p/186013100 <text:line-break/>=========================================== <text:line-break/>阿以协议：巴勒斯坦建国梦的棺材板上又多了个钉子 <text:line-break/><text:line-break/>世界说 <text:line-break/><text:line-break/>建国梦想渐行渐远，但对土地的依恋依然如故 <text:line-break/><text:line-break/>阿联酋和以色列签署历史性的和平协议，全球媒体聚焦未来阿以和平前景的同时，许多人的现实生活也即将被这份协议彻底改变。 <text:line-break/><text:line-break/>以色列人自然对协议充满欣喜。抛去“战略突破”、“以阿以和平促进巴以和平”这些大而化之的政治因素，以色列人更看重协议给自身带来的经济机遇。一位在高科技公司工作的以色列朋友已经摩拳擦掌准备向阿联酋出口产品并吸引阿土豪投资项目研发了。 <text:line-break/><text:line-break/>夹缝中的巴勒斯坦人的感受却不是那么愉快：消息传回以后，有部分激进的巴勒斯坦人跑到岩顶清真寺前烧阿联酋国旗，后被以色列军警阻止。 <text:line-break/><text:line-break/><text:line-break/><text:line-break/><text:line-break/>其实巴勒斯坦人应该感谢阿联酋：最近十年来，随着伊朗核危机、叙利亚内战、ISIS极端组织、沙特对战也门胡塞武装、乃至刚刚发生的贝鲁特大爆炸接连爆发，中东地区的危机此起彼伏，巴以问题已经从世界主流媒体头条和普通民众的记忆中消失许久了。直到这次阿联酋欲同以色列复交，才让巴勒斯坦问题重新回到世界的视野中。 <text:line-break/><text:line-break/>而大多数巴勒斯坦人，尤其是在我所在的东耶路撒冷地区，看到阿以和平协议后更多的是一种无可奈何的佛系态度。 <text:line-break/><text:line-break/>“阿拉伯人全都指望不上” <text:line-break/><text:line-break/>“多少年了，这些阿拉伯人全都指望不上。我们曾寄希望于萨达姆，结果呢？他向以色列发射了29枚导弹，然后就结束了”。对与阿联酋的和平协议，身为富二代、在阿克萨清真寺做会计的卡里姆，言语有些无奈。 <text:line-break/><text:line-break/><text:line-break/><text:line-break/>他指的是1991年海湾战争期间，萨达姆政权故意用飞毛腿导弹袭击以色列，试图将以色列卷入冲突离间美国跟阿拉伯国家的联盟，但未能得逞。 <text:line-break/><text:line-break/>在联合国划分东西耶路撒冷分界线边上的茶馆里，他一边咂着阿拉伯薄荷茶，一边又嘲讽加沙地带的哈马斯武装：“30年过去了，我们还在扔导弹，每天能打四五十枚，但在以色列的铁穹防空系统面前，连造成物质损失都难了。” <text:line-break/><text:line-break/>对巴勒斯坦当局，卡里姆也缺乏好感。在他看来，巴解组织1990年代跟以色列签署和平协议、接管约旦河西岸领土后，自己的生活反而变糟了。 <text:line-break/><text:line-break/>卡里姆的家位于巴勒斯坦约旦河西岸，耶路撒冷以东，一个叫Eizariya的小城。以前以色列占领时，他从西岸的家过来耶路撒冷上班，开车十分钟就到了。后来以色列把地方交还给巴勒斯坦当局后，设置了检查站，卡里姆每天上班开车单程要40分钟，还要接受一系列的检查和盘问。 <text:line-break/><text:line-break/>另外由于距离耶路撒冷只有不到30公里，以色列要求Eizariya去军事化以消除潜在威胁，结果，一万七千人口的镇子上，只设置了五名警察，而且警察的话也没人听：“因为警察是巴勒斯坦当局的，但很多像我这样的居民都有以色列的居住证，大家都觉得他们（巴勒斯坦当局）管我们就是不合法。” <text:line-break/><text:line-break/><text:line-break/><text:line-break/>生活在东耶路撒冷的学生Saja对阿拉伯人做了区分，她认为约旦、黎巴嫩和叙利亚历史上都曾经帮助过巴勒斯坦抵抗以色列侵略，也大规模接纳过巴勒斯坦难民，是巴勒斯坦人的朋友，但几个海湾国家却在巴以、阿以中东战争时不见了踪影。 <text:line-break/><text:line-break/>固然这次跟以色列建交的阿联酋1971年才建国，也没机会参与前三次中东战争、接收难民，但依然无法避免Saja的反感：“和埃及、约旦签订和平协议（分别在1979，1994年签订）没有关系，那是为了停战签的，不想打仗了。但现在没有战争了，阿联酋还和以色列建立关系。他们根本就不考虑巴勒斯坦人的感受。” <text:line-break/><text:line-break/>有趣的是，眼见土耳其在这次风波中，表现出一面跟以色列保持了外交关系、一面又威胁与跟以色列和解的阿联酋断交的两面派作风，Saja最欣赏的地区国家却是土耳其，而且几乎可以用“仰望”来形容。她怀念那个在庞大的奥斯曼帝国庇护下，各地民众和平共处、高度自治的黄金时代。 <text:line-break/><text:line-break/><text:line-break/><text:line-break/>这也许跟Saja的家世有关。她的曾祖父是奥斯曼帝国时期耶路撒冷著名大法官，属于当时标准权贵阶层，现在一家人还生活在能俯瞰整个耶路撒冷老城的奥斯曼时期的房子里。也因为曾祖父的特殊地位，四次中东战争都没有打到她家门口来。 <text:line-break/><text:line-break/>然而理想归理想，现实中Saja的家位于以色列占领的领土上，早已失去奥斯曼帝国的荫蔽。她敏锐地看到，阿以关系正常化虽然以以色列停止吞并东耶路撒冷领土为前提，内塔尼亚胡这么做只是为了和海湾国家交朋友，最终是不会停止吞并巴勒斯坦的。 <text:line-break/><text:line-break/>生存意味着妥协 <text:line-break/><text:line-break/>事实上，1967年六日战争以色列占领东耶路撒冷后，警力、司法、市政系统就全面铺开，直至今日已经根深蒂固。像Saja这样世代生活在东耶路撒冷土地上的巴勒斯坦人，想要继续在这里生存下去，就意味着妥协。 <text:line-break/><text:line-break/>现在Saja在耶路撒冷一所以色列顶级大学读医药学，为了更好的获得教育和就业资源，她像很多约旦河西岸的巴勒斯坦人一样，开始学习希伯来语。 <text:line-break/><text:line-break/>语言课上的犹太复国主义内容，却折磨着Saja的心灵。课上老师宣称以色列没有杀害任何巴勒斯坦人或是逼迫任何人离开家园，是“巴勒斯坦人看犹太人来了，主动把土地让了出去”。Saja回忆自己“当时就在课上哭了，一路哭着回到了家”。 <text:line-break/><text:line-break/>Saja的希伯来语课堂上，有20多位阿拉伯学生，大家看着彼此，没有任何人敢出声，“大家都怕触及敏感话题，导致自己被赶出校园。”<text:line-break/><text:line-break/>明知希伯来语课上会有不愉快发生，很多巴勒斯坦阿拉伯人还是下决心啃下这门语言，原因也很明显：为了找工作。拿Saja学的生物医药来说，在阿拉伯人为主要人口的东耶路撒冷，只有两家医院招收说阿拉伯语的毕业生，为了拓宽就业面，她就要跨过希伯来语这个门槛。 <text:line-break/><text:line-break/>当然，学习希语让Saja对以色列产生了些积极看法，改变了她对犹太人和犹太文化的刻板印象。以前她在老城里看到犹太人，就觉得他们要买她家房子。现在她觉得犹太人很多元，“不全是来抢地盘的”。 <text:line-break/><text:line-break/>但加沙地带跟约旦河西岸相比，则是另一个世界。 <text:line-break/><text:line-break/>西岸人可以来以色列打工赚犹太富人的钱，再回到低物价的西岸花，日子过得舒舒服服，加沙人不仅不能在以色列打工，还面临重重封锁。西岸没有任何自然资源，水和电还要靠以色列供给，加沙倒是有海岸天然气和饮用水，以及伊朗地区代理人的资金扶持，不过因为常年跟以色列冲突，经济凋敝，连饮水净化系统都没有，所以当阿以和平协议的消息传来，身边那些在约旦河西岸、东耶路撒冷附近生活的巴人摆出一副无可奈何的佛系态度时，加沙的巴人及与他们来往的阿拉伯人则激进得多。 <text:line-break/><text:line-break/>约旦女医生Salma致力于以医疗资源援助巴勒斯坦，也因此和医疗物资匮乏的加沙有着密切的联系。她希望看到哈马斯武装毁灭以色列，只有这样才能实现真正的和平。在她眼里，加沙巴勒斯坦人发动对以色列的暴力抗争，不是出于英雄主义情节，而是别无他途：“他们知道他们无论如何都要死，即使不是死在炮火中，日常生活的困苦也在慢慢杀死他们。” <text:line-break/><text:line-break/>然而，与加沙相比，位于约旦河西岸的巴勒斯坦人无论从人数还是政治上，都更能代表巴勒斯坦的主流。 <text:line-break/><text:line-break/>最近几十年来，面对以色列对领土的蚕食，巴人已经意识到建国梦渐去渐远，平时在拉马拉、伯利恒西岸城市和当地巴人聊天，大家已经很少再提巴勒斯坦建国了。这次阿以协议，更像是在建国梦的棺材板上多加了一个钉子。 <text:line-break/><text:line-break/><text:line-break/><text:line-break/>然而，这并不意味着巴勒斯坦人愿意抛下一切举手投降。在巴勒斯坦人眼里，比起民族、宗教和国家，他们更倾向于地理认同，也就是对巴勒斯坦土地的认同，他们从祖辈开始生活的土地叫巴勒斯坦，家也叫巴勒斯坦。 <text:line-break/><text:line-break/>出身名门的Saja本可以轻易获得以色列国籍，并因此取得更多的发展机会，她已经迈过了学希伯来语学习的坎，但却始终不愿迈过入籍这道坎。 <text:line-break/><text:line-break/>“他们让我发誓，承认以色列主权的合法性，承认以色列是我的家园，这对我来说太难了。”Saja捂着胸口说。“除非有一天，他们告诉我，没有以色列国籍就要离开耶路撒冷，我才会考虑入籍。因为这里是巴勒斯坦，我的家。” （文/信叉 责编/权文武） <text:line-break/><text:line-break/>https://zhuanlan.zhihu.com/p/190176683</text:p>
      <text:p text:style-name="P5">陳真   |  2020.08.19 17:25   |   <text:a xlink:type="simple" xlink:href="http://palinfo.habago.org/Entry?Command=Information_PrintForum#FORUM39926"><text:span text:style-name="T4">#</text:span></text:a></text:p>
      <text:p text:style-name="P7">我沒聽內容，但是有看到報導說是美國民主基會(NED，背後就是CIA)及英、德共同出資。報導如下。這位王亭之先生所述場景應是事實，但來找他談的那個人(也就是黎智英)，所講的內容卻是瞎掰。 <text:line-break/><text:line-break/>蘋果日報就是CIA日報，這只是一個普通常識，怎麼會是什麼秘密？CIA 絕不會因為這幾億元資金而需要去找其他國家共同出資，又不是在做生意搞合夥。這類掛羊頭賣狗肉的媒體，只會有一個主人，不會有三個。姓黎的人渣故意瞎掰，把英國德國扯進來，以便淡化 CIA 色彩。 <text:line-break/><text:line-break/>蘋果日報就是CIA日報，黎智英就是CIA 的御用走狗，從CIA那邊獲得各種非法暴利，做為他充當漢奸的酬勞。黎渣在台灣，更是藍綠通吃。綠的不用說了，(表面上是)藍的，例如趙少康、陳文茜，全是這個大漢奸的貼心好友。所有這類所謂 "媒體人"，媒體只是他們成為億萬富翁的斂財工具，而非呈現真相追求真理拒惡向善的媒介。只要看到趙、陳這兩位男女，不管他們講什麼或寫什麼，我就趕緊轉台或翻頁，免得想吐或血壓高。 <text:line-break/><text:line-break/>陳真 <text:line-break/><text:line-break/>2020. 08. 19. <text:line-break/>==================== <text:line-break/><text:line-break/>王亭之踢爆蘋果陰謀 獲NED等泵水辦報「反中」 <text:line-break/><text:line-break/>2020-08-17 <text:line-break/><text:line-break/>(大公報記者 施文達、李斯達）香港知名時評人談錫永(王亭之)一條視頻近日在網上流傳，談錫永侃侃憶述他在1993年某晚凌晨12時多準備返回加拿大時，有一名「傳媒人」上門向他斟洽辦報。 <text:line-break/><text:line-break/>「(他說)跟美國民主基金會（NED），德國民主基金會，英國一個什麼組織都談好了，他們同意給錢我們辦一個報紙，買廠房、買編輯部的辦公室，買機器辦一個報紙」，談續說該「傳媒人」準備4000萬元預算，相等於當時80個豪宅價值。 <text:line-break/><text:line-break/>談錫永更爆出「傳媒人」計劃聘請其他傳媒人，包括現時《蘋果日報》專欄作家李怡，每人可獲千萬元的股權：「他說我做總編輯，當時有一個是我的好友徐東濱(筆名王延芝)做主編寫社論，李怡現在是《蘋果日報》的寫手了，他做採訪主任，又說外國人給出來的利益很大，整間報館的股份平分，每人25%，就是說我分一千萬元，而且還可以月月支高薪，年年有津貼」。 <text:line-break/><text:line-break/>談錫永問「傳媒人」辦報目的，「他說先把公信力拿好，然後，他說的話當然包裝得很好聽，其實內容就是反中，反共反中，我說有既定立場的報紙沒興趣，我把它推掉，結果兩年之後《蘋果日報》出來了」。 <text:line-break/><text:line-break/>談錫永1993年被「傳媒人」千萬元利誘辦反中報的親身經歷，早在2014年10月7日他以筆名王亭之在《信報》的專欄撰寫一篇「《周易》占卜香港現象」，已提過一次。談錫永現已久居加拿大，偶爾回內地出席佛學講座，這條談爆美、英「課金」辦反中報的視頻，正是2017年6月他出席徒弟在北京的新書《大成拳學生講習錄》發布會期間，談錫永講如來藏思想時，憶述這段隱藏多年的秘密。 <text:line-break/><text:line-break/>談錫永在視頻中還指「佔中」時《蘋果日報》拿出很多錢，一共花了六億，「如果我答應開這個報紙，這六億就是我拿出來的」，談錫永在該視頻已近乎說穿當年「傳媒人」獲外力「課金」利誘他去辦的報章名稱，而「傳媒人」的身份更是呼之欲出。</text:p>
      <text:p text:style-name="P5">歌川   |  2020.08.19 13:22   |   <text:a xlink:type="simple" xlink:href="http://palinfo.habago.org/Entry?Command=Information_PrintForum#FORUM39925"><text:span text:style-name="T4">#</text:span></text:a></text:p>
      <text:p text:style-name="P6">香港報人王亭之先生透露一段隱藏多年的秘密(1993)：蘋果.日報:由哪3個國家出資？ <text:line-break/>https://youtu.be/rhTJqMLjpmQ?t=65</text:p>
      <text:p text:style-name="P5">五元   |  2020.08.19 10:51   |   <text:a xlink:type="simple" xlink:href="http://palinfo.habago.org/Entry?Command=Information_PrintForum#FORUM39924"><text:span text:style-name="T4">#</text:span></text:a></text:p>
      <text:p text:style-name="P7">今天看到彰化衛生局的新聞,只是覺得又是這一套, <text:line-break/>這政府這樣搞也不是第一天,所以沒有很大的驚嚇. <text:line-break/><text:line-break/>真正讓我受到驚嚇的是辦公室外單位來的一位覺青, <text:line-break/>他說:這不是寫的很清楚,可能涉及貪汙圖利,罪名都寫出來了,這當然要送辦. <text:line-break/>哇賽,(大人說你有罪就有罪,來人,把他壓下去) <text:line-break/>如果他不是穿襯衫西裝褲,我還真以為是位錦衣衛來的千戶大人. <text:line-break/><text:line-break/>這就是台灣當前年輕人的寫照,不講理,不用當兵,嘴上很兇,遇事就跑,整天反中右上掏寶訂貨, <text:line-break/>看不起大陸人卻又天天追大陸劇,做人可以這麼人格分裂,好處全拿,責任別人當,老實說還真讓人羨慕,真想看看,有一天解放軍打來時,他們的嘴臉又要變成什麼樣子? <text:line-break/></text:p>
      <text:p text:style-name="P5">陳真   |  2020.08.19 10:13   |   <text:a xlink:type="simple" xlink:href="http://palinfo.habago.org/Entry?Command=Information_PrintForum#FORUM39923"><text:span text:style-name="T4">#</text:span></text:a></text:p>
      <text:p text:style-name="P6">做為醫生，我盡量忍忍忍忍忍忍忍，七個忍字，忍住不談疫情。為什麼呢？因為齷齪可恥，匪夷所思。這些綠色混蛋不是在防疫，而是藉機搞政治，並且刻意粉飾太平，同時以司法恐嚇質疑者。誰敢質疑疫情，誰就有可能會被以所謂造謠偵辦。媒體人黃智賢只是質疑社區感染的可能性，馬上就被移送法辦。 <text:line-break/><text:line-break/>鼎鼎大名的彰化縣衛生局局長葉彥伯更是犯大忌，因為他戳破了人渣黨所拼命捏造的防疫神話。 <text:line-break/><text:line-break/>葉局長既是醫生，又是公衛博士，長年戮力從公，知其為人者無不稱讚，防疫工作做得滴水不漏。最近，他查出一名無症狀感染的年輕案例，恰恰呼應了世界衛生組織最近發出的全球警告，警告五十歲以下無症狀感染者散播病毒、製造另一波疫情的高度風險。 <text:line-break/><text:line-break/>這樣一位局長，這樣一種優秀表現，發揮堪稱世界一流的防疫措施，積極找出無症狀感染者，避免社區感染的風險，理當大力表揚，或是應該聘請他來擔任衛生福利部部長才對。結果不是，結果竟然是那個叫陳什麼中的所謂 "部長"，居然下令政風單位去調查他，調查彰化縣衛生局有無貪瀆不法。這不是發神經嗎？表揚、感謝都來不及了，居然動用司法追殺的手段去查辦他？如果這樣子幹你都還不會生氣，那我真是服了你。 <text:line-break/><text:line-break/>打從疫情開始之初，人渣黨就藉機拼命醜化、妖魔化大陸人，連大陸配偶的未成年小孩居然都成為抹黑及懲罰的對象，禁止入境。 <text:line-break/><text:line-break/>而且，大陸防疫工作明明世界一流，至今僅八萬多個病例，而美國卻是五百多萬個。但是，人渣黨不去防堵美國疫情擴散來台，反而大開方便之門，甚至表明只要是歐美日等所謂 "重要人士" 來台，就不用隔離。尤有甚者，所有人都不禁，偏偏只禁止陸生來台復學。他媽的難道連病毒也仇中反華舔美舔日？ <text:line-break/><text:line-break/>我跟大家說，跟這樣一個人渣黨，跟這樣一個喪心病狂的政治詐騙犯罪集團講道理是很荒唐的，難道你會去跟詐騙集團拜託他們應誠實講信用？跟人渣黨及其一大堆走狗們講道理是毫無意義的，他們豈是不懂？當然不是。他們不是不懂所有最基本的道理，而是存心胡搞瞎搞，藉以鬥爭異己，藉以仇中反華為美國主子效命，藉以牢牢掌控權力，藉以圖謀私人權位與暴利。 <text:line-break/><text:line-break/>不管做什麼事，這個人渣黨及其走狗們心裏想的就是這些東西。要不請你告訴我，有哪一件事是這個人渣黨會憑著良知與基本理性去做而不會拿來做為政治鬥爭工具的？沒有！一件也沒有。 <text:line-break/><text:line-break/>你看，那些親綠學者們，那些綠油油的醫生，那些人渣黨的走狗們，永遠高舉各種美麗理念做為政治鬥爭工具；明明什麼問題也沒有，往往也都能透過修辭講得好像人類文明都快瓦解似的。但是，面對人渣黨罄竹難書的荒唐齷齪作為，不但從來一句批評也不說，甚至還會幫腔與歌頌。你覺得跟這樣一些人渣講道理是有意義的嗎？這些不管怎麼改朝換代永遠都能吃香喝辣的人渣，這些精於迎合風向、精於算計個人權位與前途的混蛋們，會蠢到連自己在講什麼都不知道、需要你來教他各種基本道理嗎？ <text:line-break/><text:line-break/>陳真 <text:line-break/><text:line-break/>2020. 08. 19. <text:line-break/>================ <text:line-break/><text:line-break/>醫師局長葉彥伯 戳破神話遭殃 <text:line-break/><text:line-break/>中時新聞網 <text:line-break/><text:line-break/>謝瓊雲／彰化報導 <text:line-break/><text:line-break/>2020年8月19日  <text:line-break/><text:line-break/>57歲的葉彥伯擔任彰化縣衛生局長長達16年，創下全台最資深衛生局長紀錄，但這位聲名大噪的食安英雄，卻在積極對抗新冠肺炎防疫時，慘遭中央動用政風單位嚴打嚴辦，只因他戳破了衛福部拒不普篩的神話！ <text:line-break/><text:line-break/>葉彥伯是全台唯一具有醫師身分，而且擁有公衛博士學位的衛生局長，在偏鄉衛生所擔任醫師、出身基層，充滿使命感，2004年起掌舵彰化縣衛生局迄今，歷經藍、綠4任縣長，也與台大公共衛生學院攜手合作16年，年年針對彰化縣26鄉鎮市健檢，建立龐大的流行病學數據分析資料庫，更在癌症防治上有顯著貢獻而獲獎，並獲陽明大學傑出校友表揚。 <text:line-break/><text:line-break/>2011年，彰化縣衛生局率先揭發塑化劑事件；2013年，在食安稽查中在發現大統橄欖油成分有異，進而與檢方攜手查獲轟動全國的黑心油品事件，從塑化劑、瘦肉精、毒奶粉、金墩米等案件，食安英雄團隊聲名大噪。 <text:line-break/><text:line-break/>新冠肺炎疫情全球延燒，台灣累計已有486人確診、7人死亡；彰化縣不僅曾出現全國首例白牌車司機死亡案例，也是全國第1起本土境內感染所在地，在衛生局主導下，結合警政單位，疫調工作有如偵辦刑案，地毯式追查、滴水不漏。 <text:line-break/><text:line-break/>多數人對公務體制總抱持僵化、被動，習於安逸等印象，葉彥伯卻認為，公務員不能對不起老百姓，一定要有民間企業的衝勁，多數同仁因此覺得他太嚴厲，但他仍堅持緊盯每項繁瑣細節。 <text:line-break/><text:line-break/>這次彰化縣衛生局超前部署，主動揪出無症狀感染者的確診少年，卻反遭中央可能以未依程序，甚至涉及圖利、貪汙等送政風單位調查，讓地方藍綠民代感到不解、為他抱屈，對於長年總穿著同樣那幾套襯衫、POLO衫，廉潔自持的葉彥伯而言，恐怕是公務生涯的重大打擊。 <text:line-break/><text:line-break/>================== <text:line-break/>蔡正元臉書 <text:line-break/><text:line-break/>2020. 08. 19. <text:line-break/><text:line-break/>跟政風有什麼關係？ <text:line-break/>疫情指揮中心太囂掰了吧！ <text:line-break/><text:line-break/>彰化縣衛生局積極篩檢 <text:line-break/>找出一位居家檢疫的無症狀感染者 <text:line-break/><text:line-break/>中央疫情指揮中心竟然下令 <text:line-break/>要政風單位調查彰化縣衛生局長 <text:line-break/><text:line-break/>政風單位什麼時候管這種事？ <text:line-break/>疫情指揮中心什麼時候 <text:line-break/>有權力指揮政風單位？ <text:line-break/><text:line-break/>疫情指揮中心一再拒絕普篩 <text:line-break/>有幾例離開台灣的人被外國篩出 <text:line-break/>這表示台灣有了防疫漏洞 <text:line-break/><text:line-break/>彰化縣衛生局只是高警覺性 <text:line-break/>稍加擴大篩檢 <text:line-break/>疫情指揮中心就派出政風打壓 <text:line-break/><text:line-break/>未來若有縣市全面普篩 <text:line-break/>疫情指揮中心是不是 <text:line-break/>要動用第六軍團出面鎮壓？ <text:line-break/><text:line-break/>陳時中和疫情指揮中心 <text:line-break/>會不會太囂掰了？ <text:line-break/><text:line-break/>================= <text:line-break/><text:line-break/>年輕且無症狀者觸發疫情大流行？詹長權曝「3件憂心事」 <text:line-break/><text:line-break/>今日新聞NOWnews <text:line-break/><text:line-break/>編輯中心/綜合報導 <text:line-break/><text:line-break/>2020年8月19日  <text:line-break/><text:line-break/>中央流行疫情指揮中心日前公布，國內新增1例境外移入COVID-19（新冠肺炎）病例，是一名10多歲本國籍少年（案485），據悉，該名少年是無症狀感染者，卻在隔離期滿前，突然經地方衛生單位採檢，指揮官陳時中也已下令，相關政風單位開始針對衛生局進行調查，會再跟外界報告此個案為何沒症狀卻採檢。對此，前台大公衛院院長詹長權在臉書發表看法，並點出「3件令人憂心的事」。 <text:line-break/><text:line-break/>詹長權以《控制COVID-19疫情：要注意年輕且無症狀的感染者》為題發文，他表示，今（19）天有三則令人憂心的COVID-19疫情消息。 <text:line-break/><text:line-break/>其一，「世界衛生組織說年輕且無症狀的感染者是觸發此時全球大流行的來源之一。」 <text:line-break/><text:line-break/>其二，「彰化縣衛生局專業上跟得上世界公共衛生主流，幫國家社會找到這樣子的『年輕且無症狀的感染者』的個案，如果所有縣市都可以像彰化縣一樣積極檢測找出無症狀者，我們就可以堵住了這種類型個案進一步的傳播，讓疫情不至於擴散到社區。」 <text:line-break/><text:line-break/>其三，「衛福部不用公衛專業去和彰化縣相互切磋討論下一步的防疫怎麼加強『年輕且無症狀的感染者』的檢測和防治，卻大張旗鼓向外宣稱要用政風單位去查彰化縣為什麼要去發現這個『年輕且無症狀的感染者』」？ <text:line-break/><text:line-break/>對於上述3件令人憂心的疫情消息，詹長權更不禁直呼「看得懂世界衛生組織要傳達甚麼訊息，對全球疫情很擔心。看不懂政府為什麼這麼做？台灣怎麼了？很難過！」</text:p>
      <text:p text:style-name="P5">孫從輔   |  2020.08.16 14:49   |   <text:a xlink:type="simple" xlink:href="http://palinfo.habago.org/Entry?Command=Information_PrintForum#FORUM39922"><text:span text:style-name="T4">#</text:span></text:a></text:p>
      <text:p text:style-name="P8"><text:span text:style-name="T5">今天一上網，YouTube就自動推薦王曉波先生的長篇講座，真是了解我。光看他演講的風采就很感動。 <text:line-break/><text:line-break/>抗日歷史‧開創未來 <text:line-break/>王曉波 主講 <text:line-break/>(上) </text:span><text:a xlink:type="simple" xlink:href="https://www.youtube.com/watch?v=5a-LV8wMTQE"><text:span text:style-name="T6">https://www.youtube.com/watch?v=5a-LV8wMTQE</text:span></text:a><text:span text:style-name="T5"><text:s/><text:line-break/>(下) </text:span><text:a xlink:type="simple" xlink:href="https://www.youtube.com/watch?v=8GX0QozZ2Vs"><text:span text:style-name="T6">https://www.youtube.com/watch?v=8GX0QozZ2Vs</text:span></text:a></text:p>
      <text:p text:style-name="P9"><text:span text:style-name="T7">陳真</text:span><text:span text:style-name="T1"><text:s/>  |  2020.08.15 19:41   |   </text:span><text:a xlink:type="simple" xlink:href="http://palinfo.habago.org/Entry?Command=Information_PrintForum&amp;iPage=1#FORUM39921"><text:span text:style-name="T2">#</text:span></text:a></text:p>
      <text:p text:style-name="P10"><text:span text:style-name="T1">卡韓政變</text:span><text:span text:style-name="T8">(259):</text:span><text:span text:style-name="T1">蟑螂橫行</text:span><text:span text:style-name="T8"><text:line-break/><text:line-break/></text:span><text:span text:style-name="T1">陳真</text:span><text:span text:style-name="T8"><text:line-break/>2020.08.15.<text:line-break/><text:line-break/><text:line-break/></text:span><text:span text:style-name="T1">常有人要我聯署各種議題，我幾乎都婉拒，特別是島內議題，我更不會參與聯署。別人怎麼做我沒意見，但我自己有一些純屬個人的美感稜角。沒有美，人生將無法忍受。</text:span><text:span text:style-name="T8"><text:line-break/><text:line-break/></text:span><text:span text:style-name="T1">聽說被烏龜咬到，必須等到打雷牠才會鬆口，但我不是；看過周星馳的</text:span><text:span text:style-name="T8"><text:s/>“</text:span><text:span text:style-name="T1">新喜劇之王</text:span><text:span text:style-name="T8">” </text:span><text:span text:style-name="T1">的人應該知道，我會一直咬到世界末日都不會罷休。</text:span><text:span text:style-name="T8"><text:line-break/><text:line-break/></text:span><text:span text:style-name="T1">巴勒網靜站，一轉眼就進入第</text:span><text:span text:style-name="T8">13</text:span><text:span text:style-name="T1">年。</text:span><text:span text:style-name="T8">13</text:span><text:span text:style-name="T1">年並不長，一個故事一旦開始，就會進行到底，就跟一份情感的長度一樣。並非說形式作法永遠不變，而是說此心不渝。</text:span><text:span text:style-name="T8"><text:line-break/><text:line-break/></text:span><text:span text:style-name="T1">總之，一個人一生只要專注做好一兩件事就行，沒必要到處掛名。此其一。</text:span><text:span text:style-name="T8"><text:line-break/><text:line-break/></text:span><text:span text:style-name="T1">其二是，我當然不可能向一群下三濫的人渣政客提出陳情。如果你奉獻了無數青春血淚，眼見當年的一群理當繩之以法最好是依法槍斃的貪婪齷齪人渣，竟然搖身一變，竟然個個變成英雄變成改革者，繼續為所欲為，繼續為非作歹無法無天，請問你會去跟這樣一群罪犯人渣陳情嗎？</text:span><text:span text:style-name="T8"><text:line-break/><text:line-break/></text:span><text:span text:style-name="T1">這個道理應該不難懂才對。我們跟他們並不在同一個水平上，我們不會做賤自己到這種地步，就如同我們不會簽名向蟑螂陳情拜託牠們保持乾淨一樣。對於蟑螂，就是找殺蟲劑來對付，要不就是任其胡作非為，如此而已，沒有第二條路。</text:span><text:span text:style-name="T8"><text:line-break/><text:line-break/></text:span><text:span text:style-name="T1">人渣黨剛剛贏得所謂高雄市長選舉，陳</text:span><text:span text:style-name="T8">G</text:span><text:span text:style-name="T1">邁說</text:span><text:span text:style-name="T8"><text:s/>“</text:span><text:span text:style-name="T1">從現在開始就是藍綠大團結，高雄邁步走</text:span><text:span text:style-name="T8">”</text:span><text:span text:style-name="T1">。</text:span><text:span text:style-name="T8"><text:line-break/><text:line-break/></text:span><text:span text:style-name="T1">他媽的對於這樣一種齷齪，我實在受不了。</text:span><text:span text:style-name="T8"><text:line-break/><text:line-break/></text:span><text:span text:style-name="T1">陳真</text:span><text:span text:style-name="T8"><text:line-break/></text:span><text:span text:style-name="T1">寫於南下高鐵途中</text:span></text:p>
      <text:p text:style-name="P9"><text:span text:style-name="T7">陳真</text:span><text:span text:style-name="T1"><text:s/>  |  2020.08.15 19:03   |   </text:span><text:a xlink:type="simple" xlink:href="http://palinfo.habago.org/Entry?Command=Information_PrintForum&amp;iPage=1#FORUM39920"><text:span text:style-name="T2">#</text:span></text:a></text:p>
      <text:p text:style-name="P11"><text:span text:style-name="T1">高醫學長、巴勒網的好朋友曾健民醫師，</text:span><text:span text:style-name="T8">13</text:span><text:span text:style-name="T1">號因病過世。明天</text:span><text:span text:style-name="T8">(16</text:span><text:span text:style-name="T1">號</text:span><text:span text:style-name="T8">)</text:span><text:span text:style-name="T1">在花蓮舉行家祭。日後可能會辦理追思會。</text:span></text:p>
      <text:p text:style-name="P9"><text:span text:style-name="T7">陳真</text:span><text:span text:style-name="T1"><text:s/>  |  2020.08.15 14:24   |   </text:span><text:a xlink:type="simple" xlink:href="http://palinfo.habago.org/Entry?Command=Information_PrintForum&amp;iPage=1#FORUM39919"><text:span text:style-name="T2">#</text:span></text:a></text:p>
      <text:p text:style-name="P10"><text:span text:style-name="T1">剛剛一點左右，在南港站下車，準備去</text:span><text:span text:style-name="T8">AIT</text:span><text:span text:style-name="T1">。</text:span><text:span text:style-name="T8"><text:line-break/><text:line-break/></text:span><text:span text:style-name="T1">南港站有條美食街，角落處常有各種所謂</text:span><text:span text:style-name="T8"><text:s/>“</text:span><text:span text:style-name="T1">社運團體</text:span><text:span text:style-name="T8">” </text:span><text:span text:style-name="T1">攔截過往旅客要求捐款或簽名之類。今天是台灣的所謂</text:span><text:span text:style-name="T8"><text:s/>“</text:span><text:span text:style-name="T1">國際特赦組織</text:span><text:span text:style-name="T8">”</text:span><text:span text:style-name="T1">，掛人權羊頭，賣綠到發霉的政治狗肉。</text:span><text:span text:style-name="T8"><text:line-break/><text:line-break/></text:span><text:span text:style-name="T1">剛剛走過他們的攤位面前，準備去尿尿，一個約莫二十多歲的男子追上來，喊著</text:span><text:span text:style-name="T8"><text:s/>“</text:span><text:span text:style-name="T1">大哥大哥，請支持人權</text:span><text:span text:style-name="T8">”</text:span><text:span text:style-name="T1">，好像是要我簽名。我微笑揮手拒絕。</text:span><text:span text:style-name="T8"><text:line-break/><text:line-break/></text:span><text:span text:style-name="T1">尿完之後，被迫又得經過他們的攤位，我以飛快腳步貼著牆壁走，企圖儘可能遠離他們。結果，一個女的動作比我快，早已攔住去路，要我支持人權，還對我大聲喊說</text:span><text:span text:style-name="T8"><text:s/>“</text:span><text:span text:style-name="T1">我們不是在推銷東西，是要大家關心人權。</text:span><text:span text:style-name="T8">”<text:line-break/><text:line-break/></text:span><text:span text:style-name="T1">因為對方是女的，我不敢碰到她，只好發揮建中足球隊的實力，左閃右躲，擺脫糾纏。</text:span><text:span text:style-name="T8"><text:line-break/><text:line-break/></text:span><text:span text:style-name="T1">擺脫之後，我回頭看了她一眼，發現她面有慍色，顯然是對我之悍然拒絕關心人權感到不悅。</text:span><text:span text:style-name="T8"><text:line-break/><text:line-break/></text:span><text:span text:style-name="T1">我其實很想跟這些男男女女說，妳們知不知道我就是台灣這個所謂國際特赦組織的主要創辦者之一。三十年前，我們很辛苦地從事組織工作，寫了無數文章，從無到有好不容易把它成立了，最後並且獲得國際特赦組織倫敦總部的認可，始終強調人權工作的中立性。想不到幾年後就整個變質了，被一群政治人渣給篡位把持，成為綠營的打手與走狗。</text:span><text:span text:style-name="T8"><text:line-break/><text:line-break/></text:span><text:span text:style-name="T1">當然，我沒有去跟她們說這些話，因為我知道她們不可能理解自己在做什麼，至少不可能在短短幾分鐘內清醒過來，因為這需要一點國內外政治知識，需要更多一點的智商，以及需要不光只是一點點，而是需要很多的真實憐憫與情感及道德熱情，然後才有可能從鋪天蓋地的政治洗腦中清醒過來而不再為人所惑。</text:span></text:p>
      <text:p text:style-name="P9"><text:span text:style-name="T7">唐堉崴</text:span><text:span text:style-name="T1"><text:s/>  |  2020.08.14 15:15   |   </text:span><text:a xlink:type="simple" xlink:href="http://palinfo.habago.org/Entry?Command=Information_PrintForum&amp;iPage=1#FORUM39918"><text:span text:style-name="T2">#</text:span></text:a></text:p>
      <text:p text:style-name="P12"><text:a xlink:type="simple" xlink:href="https://join.gov.tw/idea/detail/3b42a240-3735-400c-889b-d8f5bd43723f"><text:span text:style-name="T9">https://join.gov.tw/idea/detail/3b42a240-3735-400c-889b-d8f5bd43723f</text:span></text:a><text:span text:style-name="T1"><text:line-break/><text:line-break/></text:span><text:span text:style-name="T7">懇請連署支持精神障礙者持續使用ˋ重大傷病卡優惠，請政府撤回不合理的政策決議，謝謝！</text:span></text:p>
      <text:p text:style-name="P9"><text:span text:style-name="T1">Ethan   |  2020.08.14 12:56   |   </text:span><text:a xlink:type="simple" xlink:href="http://palinfo.habago.org/Entry?Command=Information_PrintForum&amp;iPage=1#FORUM39917"><text:span text:style-name="T2">#</text:span></text:a></text:p>
      <text:p text:style-name="P10"><text:span text:style-name="T1">最近還看到這個新聞，按比例，台灣的感染人數不少，無症狀可能比例很高，什麼原因沒人知道，政府的反應很不正常。</text:span><text:span text:style-name="T8"><text:line-break/><text:line-break/><text:line-break/></text:span><text:span text:style-name="T1">台大公衛學院證實，在這次的檢測結果當中，確實有部分人曾經感染新冠肺炎，還有人出現了「中和抗體」，意味著病發時症狀不輕，恐怕有無症狀感染者、未病發的民眾在社區內活動的風險。</text:span><text:span text:style-name="T8"><text:line-break/><text:line-break/></text:span><text:span text:style-name="T1">彰化萬人抗體篩檢初步結果出爐！台大公衛：確實有多名抗體陽性者</text:span><text:span text:style-name="T8"><text:s/>&amp;;#124; Heho</text:span><text:span text:style-name="T1">健康</text:span><text:span text:style-name="T8"><text:line-break/></text:span><text:a xlink:type="simple" xlink:href="https://heho.com.tw/archives/130647"><text:span text:style-name="T10">https://heho.com.tw/archives/130647</text:span></text:a></text:p>
      <text:p text:style-name="P9"><text:span text:style-name="T1">Ethan   |  2020.08.14 12:31   |   </text:span><text:a xlink:type="simple" xlink:href="http://palinfo.habago.org/Entry?Command=Information_PrintForum&amp;iPage=1#FORUM39916"><text:span text:style-name="T2">#</text:span></text:a></text:p>
      <text:p text:style-name="P12"><text:span text:style-name="T7">最近也是看了幾個有關作假的新聞。</text:span><text:span text:style-name="T1"><text:s/></text:span><text:span text:style-name="T7">後面都有專業的團隊在指導。</text:span><text:span text:style-name="T1"><text:line-break/></text:span><text:span text:style-name="T7">實在想不懂，為何有人會對這些明顯作假造謠的人或團體視之為英雄！</text:span><text:span text:style-name="T1"><text:line-break/><text:line-break/></text:span><text:a xlink:type="simple" xlink:href="https://m.guancha.cn/politics/2020_08_12_561134.shtml"><text:span text:style-name="T9">https://m.guancha.cn/politics/2020_08_12_561134.shtml</text:span></text:a><text:span text:style-name="T1"><text:line-break/></text:span><text:span text:style-name="T7">假裝被上手銬</text:span><text:span text:style-name="T1"><text:line-break/><text:line-break/></text:span><text:a xlink:type="simple" xlink:href="https://youtu.be/IwUkU1FriB4"><text:span text:style-name="T9">https://youtu.be/IwUkU1FriB4</text:span></text:a><text:span text:style-name="T1"><text:line-break/></text:span><text:span text:style-name="T7">麦克斯</text:span><text:span text:style-name="T1">·</text:span><text:span text:style-name="T7">布</text:span><text:span text:style-name="T11">鲁门特尔：如何</text:span><text:span text:style-name="T1">“</text:span><text:span text:style-name="T11">编</text:span><text:span text:style-name="T1">”</text:span><text:span text:style-name="T7">新疆的新</text:span><text:span text:style-name="T11">闻？作为美国媒体人我太懂了</text:span></text:p>
      <text:p text:style-name="P9"><text:span text:style-name="T7">香港人</text:span><text:span text:style-name="T1"><text:s/>  |  2020.08.14 07:55   |   </text:span><text:a xlink:type="simple" xlink:href="http://palinfo.habago.org/Entry?Command=Information_PrintForum&amp;iPage=1#FORUM39915"><text:span text:style-name="T2">#</text:span></text:a></text:p>
      <text:p text:style-name="P13"><text:a xlink:type="simple" xlink:href="https://youtu.be/Xpq4SNJNcmA"><text:span text:style-name="T1">https://youtu.be/Xpq4SNJNcmA</text:span></text:a><text:span text:style-name="T1"><text:line-break/></text:span><text:span text:style-name="T7">「香港著名權威反中國人士」的江松澗（</text:span><text:span text:style-name="T1">Kong Tsing-gan)</text:span><text:span text:style-name="T7">，最近被網媒</text:span><text:span text:style-name="T1">The Grayzone</text:span><text:span text:style-name="T7">揭發，原來是一名前特赦組織的美國人</text:span><text:span text:style-name="T1">Brian Kern</text:span><text:span text:style-name="T7">所假扮，他是香港歷時近一年的動亂中的活躍份子。</text:span></text:p>
      <text:p text:style-name="P5">陳真   |  2020.08.11 02:18   |   <text:a xlink:type="simple" xlink:href="http://palinfo.habago.org/Entry?Command=Information_PrintForum&amp;iPage=1#FORUM39913"><text:span text:style-name="T4">#</text:span></text:a></text:p>
      <text:p text:style-name="P6">卡韓政變 (258)：朱立倫與他的 CIA 同事黎智英 (part 2) <text:line-break/><text:line-break/>陳真 <text:line-break/><text:line-break/>2020. 08. 11. <text:line-break/><text:line-break/><text:line-break/>我相信，千百年後的歷史回顧，人們將會永遠記得阿桑吉，就如同我們永遠都會記得甘地那樣。 <text:line-break/><text:line-break/>我並不想用所謂 "言論自由" 之類的通俗 (乃至低俗) 概念來理解阿桑吉。至於他將會被後人如何理解，也許已經不是我所能預先設想。一如叔本華所說："具有才華者，能夠命中別人難以命中的目標，但是天才卻能命中旁人所根本看不見的目標。"  <text:line-break/><text:line-break/>也許經過千百年，我們才有可能看見阿桑吉所成就的事物之價值。在這一天到來之前，我們也只好姑且用一些瑣碎庸俗的方式來陳述他，比方說改變了權力的本質與結構，比方說真相與自由，比方說某種事物改變的可能性等等等。 <text:line-break/><text:line-break/>我並沒有興趣討論黎智英的落網，更不意外島內藍綠政治人物爭相聲援之偽善，特別是一些滿口漂亮辭彙的親綠走狗文人，裝模作樣的嘴臉更是噁心難看。我們都不是三歲小孩，政治是怎麼一回事，彼此會不清楚嗎？有可能嗎？有可能那麼 "單純" 嗎？ <text:line-break/><text:line-break/>CIA線民朱立倫如果真的在乎什麼 "新聞自由"，什麼 "民主法治的基礎"，他有可能真的蠢到無法理解在CIA的追殺下、命在旦夕的阿桑吉所代表的根本意義與文明價值嗎？他有可能不知道無惡不作的漢奸人渣黎智英就是CIA特務嗎？他有可能不清楚蘋果日報就是專門造謠扭曲渲染煽動製造動亂的CIA日報嗎？ <text:line-break/><text:line-break/>包括韓國瑜在內，所有島內政治人物在中美關係的根本問題上幾乎統統都不誠實。事實上，這個人或那個人在搞些什麼，這件事或那件事究竟什麼回事，圈內人有可能不懂嗎？所謂什麼民主，什麼言論自由，圈內人有可能蠢到真的會去相信那些鬼話嗎？絕不可能。大家都只是在裝蒜，公開講一套美美的台詞欺騙社會大眾。 <text:line-break/><text:line-break/>一個人，如果真的在意善惡，在意是非，在意文明的根本價值，有可能對於在美國魔掌底下命在旦夕的阿桑吉無動於衷嗎？</text:p>
      <text:p text:style-name="P5">陳真   |  2020.08.10 20:51   |   <text:a xlink:type="simple" xlink:href="http://palinfo.habago.org/Entry?Command=Information_PrintForum&amp;iPage=1#FORUM39912"><text:span text:style-name="T4">#</text:span></text:a></text:p>
      <text:p text:style-name="P7">卡韓政變 (257)：朱立倫與他的 CIA 同事黎智英 <text:line-break/><text:line-break/>陳真 <text:line-break/><text:line-break/>2020. 08. 10. <text:line-break/><text:line-break/><text:line-break/>朱立倫是美國重點栽培、列為機密保護的 CIA 線民。台灣的所謂 "民主" 就是這樣：我有兩條狗讓你選，一條藍裏透綠，一條綠得發藍，看你喜歡哪一條，隨便你選。 <text:line-break/><text:line-break/>任何不是 CIA 所規畫的人選，都會遭到鋪天蓋地的殲滅，一如洪秀柱與韓國瑜。換柱不是國民黨主導，而是CIA下令。全面抹黑韓國瑜，醜化韓流，也不只是藍綠聯手，而是CIA下令。 <text:line-break/><text:line-break/>黎智英無惡不作，罄竹難書，傷害言論自由與人權，破壞眾人福祉，傷害整個中國社會，無所不用其極出賣同胞利益換取私人暴利的 CIA人渣，最近被抓，這在任何一個國家都屬必然。朱立倫跳出來為他的CIA同事發聲，不令人意外，但若要說什麼保護黎智英就是保護什麼新聞自由與什麼民主法治的基礎，那就是存心鬼扯蛋，很無恥。 <text:line-break/><text:line-break/>朱立倫說他根本不認識 CIA。他難道以為我們都是三歲小孩嗎？</text:p>
      <text:p text:style-name="P5">陳真   |  2020.08.09 02:36   |   <text:a xlink:type="simple" xlink:href="http://palinfo.habago.org/Entry?Command=Information_PrintForum&amp;iPage=1#FORUM39911"><text:span text:style-name="T4">#</text:span></text:a></text:p>
      <text:p text:style-name="P6">前幾天的8月6日，是廣島原爆應該是75周年吧。17年前，我寫了篇文章如下： <text:line-break/><text:line-break/><text:a xlink:type="simple" xlink:href="https://bit.ly/2PBWlsp"><text:span text:style-name="T12">https://bit.ly/2PBWlsp</text:span></text:a><text:s/><text:line-break/><text:line-break/>這文章最好要配合圖片閱讀，所以我就不貼在這了，因為巴勒網的留言板沒法貼照片。首頁可以貼照片，但我還沒花時間去學怎麼貼。 <text:line-break/><text:line-break/>這文章之外，我還寫了很多篇有關原爆與千紙鶴的故事，但是都沒有貼出，如今已不知去向。 <text:line-break/><text:line-break/>劍橋的反戰夥伴們，每一年的原爆紀念日都會有活動。有一年，應該就是美國侵略伊拉克的2003那一年吧，大家聚集在康河旁一起在河面上施放燈籠。我還從現場拿回了幾隻紙鶴，一直掛在我的小書房的吊燈底下。每當窗外微風吹來，一群紙鶴便翩翩起舞。 <text:line-break/><text:line-break/>離開劍橋時，我捨不得丟棄，於是就把這些紙鶴帶回來，保存至今。 <text:line-break/><text:line-break/>政客的權力貪婪與腐敗，刻意挑起族群之間的仇恨與衝突，從而帶來戰爭；烽火受難者卻是尋常百姓，特別是那些最為無助的老幼婦孺。 <text:line-break/><text:line-break/>禎子問：「戰爭還會再來嗎？」答案是什麼，我們都很清楚；戰爭不是會不會再來的問題，而是它從來都還沒有結束。 <text:line-break/><text:line-break/>不過，儘管邪惡依舊，我們並沒有忘記千紙鶴傳說，我們並沒有忘記當春天的風吹來時，紙鶴彷彿飛翔的感覺。</text:p>
      <text:p text:style-name="P5">陳真   |  2020.08.09 01:50   |   <text:a xlink:type="simple" xlink:href="http://palinfo.habago.org/Entry?Command=Information_PrintForum&amp;iPage=1#FORUM39910"><text:span text:style-name="T4">#</text:span></text:a></text:p>
      <text:p text:style-name="P7">不要誤會，我並不喜歡溫情主義。基本人性就夠用了，無須訴諸往往內含歧視的所謂同情或溫情。 <text:line-break/><text:line-break/>我也不是要呼籲大家參與這個 "月餅認購" 活動；與其買一堆月餅送給機構，不如直接捐錢。 <text:line-break/><text:line-break/>其它單位我不清楚，但是 "善牧" 我是有點了解的。每個兒福機構都有些問題，例如官僚主義，例如人力缺乏，例如外行人或無心者佔據職位把持資源等等等，但是善牧我基本上還是很肯定的。 <text:line-break/><text:line-break/>我長這麼大，每天腦袋大多放空，但這四十年來，幾乎沒有一天不去想到世界各地飽受苦難與病痛、無人疼愛甚至陷於饑餓的孩子。我是因為這個緣故才走入政治，認識了這個世界。 <text:line-break/><text:line-break/>政治並不是要追逐遠在天邊的彩虹。政治無它，不過就是照顧好弱勢者，讓大家都能有飯吃，有書讀，有人愛，也被人愛，都能過上一個好生活，如此而已。 <text:line-break/><text:line-break/>弱勢者之中，最無辜無助者就是小孩。成人造化，總有所短，很難說無辜，但小孩卻不然。小孩對人、對世界，根本無害，世上卻有數億個小孩因為戰亂、貧窮及政治的腐敗或家庭變故而陷於貧病孤獨，遭受巨大痛苦。 <text:line-break/><text:line-break/>因此，任何一個人，把他一生中各種所得、力氣、時間與能力，拿出一部份來幫助世界各地的小孩，理當只是人性之常而不是什麼善舉。做為一個人，如何可能對這樣一些事視若無睹？ <text:line-break/><text:line-break/>陳真 <text:line-break/><text:line-break/>2020. 08. 09. <text:line-break/><text:line-break/>========================= <text:line-break/><text:line-break/>弱勢兒一句「姊，我是蛆！」惹人憐 認購月餅助他們找回愛的能力 <text:line-break/><text:line-break/>Yahoo奇摩（新聞） <text:line-break/><text:line-break/>2020年7月27日 <text:line-break/><text:line-break/>「姊，我是蛆！就是那種附在別人身上，而且是極度骯髒的地方才會長出的我。沒有一個地方能容下我！」這是小晴，對著善牧社工這麼說。無法明確知道這孩子曾經遭受過哪些傷害，但，直白的對話，讓人好酸，由心底想疼她。悲傷的是，這不是個案，在善牧的孩子，都曾經困在嚴重失能的家庭中，有80%甚至遭受肢體虐待、情緒虐待，當然還有性侵與遺棄。想要找回愛自己的能力，往往需要用「年」來計算，才能看得到這些孩子的進步。 <text:line-break/><text:line-break/>【攜手做公益】弱勢兒少過好節 中秋月餅認購 <text:line-break/><text:line-break/>對於月圓人團圓的中秋節，今年是10/1~10/4的長假，身為上班族可能準備要來報復一波，開始規劃跟家人一起旅遊，幸褔的當下，試著看看社會的角落，在台灣有一群由「世界和平會」、「天主教善牧基金會」、「社團法人台灣兒童少年希望協會」等單位照顧的弱勢兒少，回家團圓，可能是他們的惡夢，但一盒專屬的月餅，卻可以帶給他們暖心的片刻，一份過節的溫暖。 <text:line-break/><text:line-break/>認購活動從即日起到8/31，屬於公益賣場，訂購者不會收到月餅，統一由喜憨兒基金會配送給「世界和平會」、「天主教善牧基金會」、「社團法人台灣兒童少年希望協會」等3個受贈單位，預計的配送日期會在9/15~9/20。 <text:line-break/><text:line-break/>「天主教善牧基金會」善牧33年來服務超過1萬名家創兒，透過專業社工、保育人員及合作的諮商團隊，給予24小時、365天的家庭式照顧，陪伴孩子走出傷痛。善牧認為，一個人的價值高於全世界，每個人都有與生俱來的復原力，只要有愛，就有機會改寫他們的人生故事。</text:p>
      <text:p text:style-name="P5">陳真   |  2020.08.08 22:43   |   <text:a xlink:type="simple" xlink:href="http://palinfo.habago.org/Entry?Command=Information_PrintForum&amp;iPage=1#FORUM39909"><text:span text:style-name="T4">#</text:span></text:a></text:p>
      <text:p text:style-name="P6">之前那篇催吐文是篇報導，殺傷力不大，下面還有一篇，是龍應台本人寫的，這就應該不只是催吐了。有心臟病者，趕緊離開。 <text:line-break/><text:line-break/>你有仇家嗎？你有想陷害的人嗎？那就推薦他看這個： <text:line-break/><text:line-break/><text:a xlink:type="simple" xlink:href="https://bit.ly/3imQXWm"><text:span text:style-name="T12">https://bit.ly/3imQXWm</text:span></text:a><text:s/><text:line-break/><text:line-break/>柏楊有本雜文集，好像是"古國怪遇記"，裏頭嘲笑一些 "詩人"，寫著一些什麼 "出出出出，倒" 的現代詩，低能可笑到嚇死人，但是當事人卻自我滿意得不得了。真難想像這是怎麼辦到的？不知道哪邊有賣 "自我滿意破表丸" ？好想買幾盒來吃吃，看能不能治好我的非典型自卑合併間歇性自我懷疑症候群。</text:p>
      <text:p text:style-name="P5">鄭豐遠   |  2020.08.08 07:39   |   <text:a xlink:type="simple" xlink:href="http://palinfo.habago.org/Entry?Command=Information_PrintForum&amp;iPage=1#FORUM39908"><text:span text:style-name="T4">#</text:span></text:a></text:p>
      <text:p text:style-name="P7">我有胃食道逆流，就不冒這險了。其實我還是有點那個連結，只是看到幾張照片和幾個字就嚇得趕快關掉了。 <text:line-break/><text:line-break/>我有很多這一類調調的台灣親友，活在台灣其實是逃不掉的，這屬實就是精神虐待，空氣汙染。國外住四年多了，想來都心有餘悸，經常有種僥倖越獄的感覺。</text:p>
      <text:p text:style-name="P5">陳真   |  2020.08.08 01:28   |   <text:a xlink:type="simple" xlink:href="http://palinfo.habago.org/Entry?Command=Information_PrintForum&amp;iPage=1#FORUM39907"><text:span text:style-name="T4">#</text:span></text:a></text:p>
      <text:p text:style-name="P6">哈哈，其實我自己沒有看哦，我只瞄了大約零點零零一秒，完全不知道裏頭具體寫了些什麼；畢竟一顆臭雞蛋不需要整顆吃完才知道臭，通常聞一下就知道了。 <text:line-break/><text:line-break/>更能刻畫出人與人之間的距離者，不是顏色，而是氣味。龍應台是個奇葩，只能說，如果她是那光，我就是那黑暗，兩種恰好相反的世界；倒不是因為她說對或說錯了什麼，而是俗不可耐。當然，若要倒過來說我也不反對。總之，她若是那高貴，我便是那庸俗。 <text:line-break/><text:line-break/>前天去高雄電影圖書館看侯麥的 "綠光"，感覺像一部小公主思春電影，勉強忍耐把它看完。題外話。不過，最難忍耐的是高雄電影圖書館無所不在的現代台語歌，說有多難聽就有多難聽，而且噁心到爆，就像一種刑求。我若是囚犯被逼供，你只要播放這種水平的歌給我聽，我應該很快就會招供了。 <text:line-break/><text:line-break/>同理，你只要強迫我看龍應台的文章，恐怕不光只是吐而已，而且很可能出人命，典型症狀是口吐白沫，四肢抽筋，眼球上吊。 <text:line-break/><text:line-break/>當然，這全是我的傲慢與偏見。這份偏見，來自我的氣味。我能明白大多數人應是龍粉，喜歡那種嗯嗯啊啊的味道。 <text:line-break/><text:line-break/>一個人，到底是要多好命，才能自我滿意到這種地步，散發如此的味道？要是有人能發明一種藥，吃了之後馬上自我滿意度破表，我真的會考慮買一顆來吃，體驗一下那是一種什麼感覺。</text:p>
      <text:p text:style-name="P5">李念淨   |  2020.08.07 23:03   |   <text:a xlink:type="simple" xlink:href="http://palinfo.habago.org/Entry?Command=Information_PrintForum&amp;iPage=1#FORUM39906"><text:span text:style-name="T4">#</text:span></text:a></text:p>
      <text:p text:style-name="P7">效果奇佳</text:p>
      <text:p text:style-name="P5">陳真   |  2020.08.07 15:37   |   <text:a xlink:type="simple" xlink:href="http://palinfo.habago.org/Entry?Command=Information_PrintForum&amp;iPage=1#FORUM39905"><text:span text:style-name="T4">#</text:span></text:a></text:p>
      <text:p text:style-name="P8"><text:span text:style-name="T5">有人需要催吐劑嗎？這就是了： <text:line-break/><text:line-break/></text:span><text:a xlink:type="simple" xlink:href="https://bit.ly/33zimQN"><text:span text:style-name="T6">https://bit.ly/33zimQN</text:span></text:a></text:p>
      <text:p text:style-name="P5">怡靜   |  2020.08.05 21:05   |   <text:a xlink:type="simple" xlink:href="http://palinfo.habago.org/Entry?Command=Information_PrintForum&amp;iPage=1#FORUM39904"><text:span text:style-name="T4">#</text:span></text:a></text:p>
      <text:p text:style-name="P6">人間出版社要歇業了的消息我還是今天在微博上看到的。 <text:line-break/>推薦幾本自己買過的。（財力雄厚的朋友應該買一些好書來送人啊） <text:line-break/><text:line-break/>倪慧如、鄒寧遠 當世界年輕的時候——參加西班牙內戰的中國人(1936—1939)增訂版 <text:line-break/>陳明忠 無悔──陳明忠回憶錄 <text:line-break/>杜葉錫恩 我眼中的殖民時代香港 <text:line-break/><text:line-break/>很猶豫要不要買陳映真 陳映真全集(精裝,二十三卷) <text:line-break/><text:line-break/>其他不熟悉不敢說。</text:p>
      <text:p text:style-name="P5">陳真   |  2020.08.05 20:00   |   <text:a xlink:type="simple" xlink:href="http://palinfo.habago.org/Entry?Command=Information_PrintForum&amp;iPage=1#FORUM39903"><text:span text:style-name="T4">#</text:span></text:a></text:p>
      <text:p text:style-name="P7">卡韓政變 (256)：黨外四十 (part 2) <text:line-break/><text:line-break/>陳真 <text:line-break/><text:line-break/>2020. 08. 05. <text:line-break/><text:line-break/><text:line-break/>底下這兩篇都寫得不錯。包老師說得對：「政黨雖然輪替了，但黑金共犯結構卻沒有因此被消滅，只是換了一組寄生蟲來吸血。以前是國民黨，現在是民進黨，沒有差別。」 <text:line-break/><text:line-break/>但是，大家可別以為台灣的司法很棒，把寄生蟲給抓出來了。事實上，司法仍是政治工具，可以外鬥，也可以內鬥。鬥人的，並不會比被鬥的乾淨。台灣的所謂民主，基本上就是一場醜陋不堪的騙局，由一群下三濫藍綠人渣既聯合又鬥爭地瘋狂搶食，表面上喊民主自由，喊什麼台獨，其實全是鬼扯蛋。 <text:line-break/><text:line-break/>阿扁不是說他任內喊了幾十次「拼經濟」嗎？確實是拼經濟，不過卻是拼自己家族的經濟。阿扁如此，幾乎所有人都一樣，包括政客及其一票走狗文人，盡皆如此，少有例外；越是「愛台灣」者，愛新台幣愛得越凶，越是反中者，人民幣撈得越狠。 <text:line-break/><text:line-break/>阿扁不是說什麼「有夢最美、希望相隨」嗎？事實上是「有錢最美，黃金珠寶相隨」。二十幾年前，甚至三十年前，當阿扁聲望如日中天，一度高達百分之八十幾的民意支持度時，我不斷寫文章說這是個政治大壞蛋，是個騙子，沒有人相信，大家以為我發神經，大家說阿扁是台灣之子，李登輝是台灣之父，父子兩人是台灣未來希望之所在。我說，這是一對黑金父子，你們不信，現在你們還不信嗎？ <text:line-break/><text:line-break/>阿扁時代的貪瀆程度，跟時下這個人渣黨毫無下限的全面腐蝕掏空台灣，根本連零頭都比不上。嚴格說來，早已沒有「民進黨」這個黨的存在；若要給它立傳，它誕生於1986年9月28日，卒日不詳，大約在1987-1989年左右夭折身亡，活不到三歲。 <text:line-break/><text:line-break/>現在這個所謂「民進黨」，你說說看，檯面權勢人物哪個不是舊國民黨人或舊國民黨的政治家族由藍轉綠？甚至是國民黨特務跳槽過來。也就是說，國、民兩黨其實就是一個黨，民進黨曾經存在，但是，很快就被一群國民黨人渣政客給大舉入侵，全面篡位。 <text:line-break/><text:line-break/>至於舊國民黨，歷經多次分裂，剩下兩批人，一批是前朝遺老、傳統政客，例如吳敦義、王金平等，行事作風與從政心態與民進黨無異，只是吃相比較委婉，餐桌禮儀比較好。另一批則是馬英九所領軍的技術官僚，一些書呆子，很清廉，勤政愛民，無可挑剔，但是溫溫吞吞缺乏戰鬥力。 <text:line-break/><text:line-break/>剩下的就是零零星星的一些孤臣孽子，散布黨內外，例如洪秀柱、韓國瑜、邱毅與張亞中等等，連派系都談不上，純粹是一些正直良善的個人，為數極少。至於年輕新一代國民黨人，至今看不到一個像樣的，看起來都很「民進黨」，有些則屬人渣等級。 <text:line-break/><text:line-break/>至於那個未滿三歲、在三十多年前便已夭折的民進黨，在數萬個高官厚祿職位的誘惑下，幾乎已全數匍匐在名利權位底下，至今還有多少依舊挺直腰桿的「活口」？ <text:line-break/><text:line-break/>惟一不變的是黨外。黨外並不曾消失，就跟四十年前一樣，我們始終都還是在做同樣的事，打擊同樣的敵人，而這個敵人的主子，就是美國。 <text:line-break/><text:line-break/>半個多世紀來，美國在這島上不斷操弄同樣的政治戲碼，先是吹捧蔣家是「世界民主的燈塔」，藉以大舉消滅、肅清島內親中與左傾勢力；繼而吹捧黑金教父李登輝，捧為「世界民主的典範」，然後反過頭來攻擊當年吹捧上天的蔣家是血腥獨裁者；過去半個世紀推展反共運動，二十幾年來則是進一步擴展為仇中反華運動，洗腦台灣人仇視自己的對岸骨肉同胞，鼓吹兩岸相殘，以打擊其頭號敵人--中國。 <text:line-break/><text:line-break/>歷經黨外四十年，這套醜陋的殖民戲碼從未改變。但我相信，黨外五十之前，勝負終究得做個了結。 <text:line-break/><text:line-break/>================= <text:line-break/><text:line-break/>包正豪》我們養的政治家族癌細胞 (節錄) <text:line-break/><text:line-break/>全文見：<text:a xlink:type="simple" xlink:href="https://bit.ly/2EMr3gr"><text:span text:style-name="T12">https://bit.ly/2EMr3gr</text:span></text:a>   <text:line-break/><text:line-break/>中國時報 <text:line-break/><text:line-break/>2020/08/03  <text:line-break/><text:line-break/>蘇嘉全請辭總統府祕書長的公開聲明，實在讓人搞不清楚到底為什麼他要辭職。因為根據他的聲明，所有的一切都是捕風捉影的誣衊。不管是他本人，或者身為枕邊人的妻子，都謹守份際，清廉自持，完全清白無暇。可以這樣說，如果我們全然信賴曾經擔任過立法院長和總統府祕書長的老牌政治人物蘇嘉全的話，根據公開內容，我完全看不出來，蘇嘉全有任何需要請辭的理由。 <text:line-break/><text:line-break/>但是，存在即合理，蘇嘉全畢竟還是請辭了，所以到底為什麼為什麼請辭呢？ <text:line-break/><text:line-break/>出事的是蘇嘉全的姪子，但為什麼蘇震清收賄要牽連到叔叔蘇嘉全？要知道此時已經是21世紀，不是那個株連九族瓜蔓抄的時代，當叔叔的沒必要替侄子的行為負連帶責任，就連親生兒子也不用啊！但蘇嘉全還是請辭了，理由是：「造成蔡英文總統的困擾」。 <text:line-break/><text:line-break/>到底困擾什麼？按照蘇嘉全自己說的：「毫無不法，清廉自持」，那對於蔡英文總統能有什麼困擾，應該沒有，但是實際上蔡英文卻毫不遲疑且明快地接受了這份辭呈，完全沒有慰留的話語或動作，所以看起來真的有困擾。 <text:line-break/><text:line-break/>這個困擾來自於政治職位長期被個別家族把持，進而形成地方政治幫派化，然後延伸到中央政治層級。我們應該對這個不陌生，事實上，我們還記憶猶新。 <text:line-break/><text:line-break/>自李登輝總統執政時期，所謂黑金政治便極為猖獗。地方派系與政治家族壟斷地方政治資源，然後向中央進軍，形成從中央到地方一條龍式的尋租共犯結構。地方派系與政治家族在中央的代表，譬如本案當中的蘇嘉全，負責將中央政經資源導向地方，而在地方的派系與家族成員則負責吞食這些資源，再反饋支持派系與家族的中央代表。 <text:line-break/><text:line-break/>曾經我們對這樣的黑金政治非常反感，然後用選票將當時的政府下架，完成台灣政治史上的首次政黨輪替。但很遺憾，執政政黨雖然輪替了，但黑金共犯結構卻沒有因此被消滅，只是換了一組寄生蟲來吸血。以前是國民黨，現在是民進黨，沒有差別。我們也因此了解，政治人物的口號，是不能夠信賴的。嘴上天花亂墜，承諾如同白菜一般甩賣，但實際上沒有什麼不同。我們的政治人物是一群騙子的集合體。愈是標榜自己清廉的，愈讓人噁心，因為他們言行不符，以欺騙說謊為能事。(餘略) <text:line-break/><text:line-break/>=================== <text:line-break/><text:line-break/>邱毅『談天論地話縱橫』 <text:line-break/><text:line-break/>2020. 08. 04. <text:line-break/><text:line-break/>最近台灣爆發的立委集體貪污弊案，不是來自那個人的揭弊或爆料，而是源於大蘇與小蘇的政治鬥爭。 <text:line-break/><text:line-break/>大蘇和小蘇都來自台灣最南端的屏東，大蘇是蘇貞昌，早年擔任過屏東縣長，現在是行政院長。小蘇指蘇嘉全，他也做過屏東縣長、立法院長，現在是蔡英文的秘書長。就與蔡英文的關係來看，小蘇勝過大蘇，但若論行政權力，則大蘇勝過小蘇。 <text:line-break/><text:line-break/>蔡英文已進入第二個任期，沒有再連任的可能，小蘇志在接班，必須先拿下行政院長。大蘇雖然老了，但野心還是很大，他想保住行政院長，再徐圖大位。兩人間一搶一守，慘烈的政治鬥爭就登場了。 <text:line-break/><text:line-break/>大蘇沒有兒子，他未來希望放在女兒身上，小蘇鬥大蘇，就從大蘇的兩個女兒下手，於是蘇巧慧和蘇巧純的黑資料，就神秘的被送出去了。 <text:line-break/><text:line-break/>小蘇家族在屏東號稱「蘇百億」，金山銀山吃銅吃鐵，而小蘇家族的接班人是蘇震清，他是蘇嘉全大哥的兒子，現在是立委，準備在後年拿下屏東縣長。大蘇有行政資源，檢調都在他手裡，小蘇家族的黑資料又多，鬥爭的題材隨手可得，於是蘇嘉全的姪子、外甥、女婿、女兒，相繼被爆出黑幕。 <text:line-break/><text:line-break/>SOGO案引發的立委集體貪污是這波政治鬥爭的高潮，很多人很納悶，蘇震清為何獨拿2000萬，他本不應有這麼高的政治行情。明眼人知道，這2000萬是給蘇嘉全和蘇震清叔侄的。蔡英文清楚，大蘇已經留了顏面，小蘇該知所進退了。所以，案子一爆發，小蘇火速請辭，蔡英文立馬批准，而且不到一天就由李大維接任。 <text:line-break/><text:line-break/>李大維是老藍男，沒有地方實力，對大蘇沒有一丁點威脅，蘇震清收押，蘇嘉全下台，小蘇的接班夢碎，更別説要搶行政院長了。至此，大蘇全面勝利，所以薑還是老的辣！ <text:line-break/><text:line-break/>國民黨和時代力量成了這波政治鬥爭的陪葬品，因為被收押的兩人中，廖國棟是前任黨團總召，陳超明是國民黨優勢區苗栗的立委，受創當然很重。時代力量更糟，現任黨主席徐永明涉案，而且醜態畢露，形象全失，全黨將一起陪葬。 <text:line-break/><text:line-break/>大蘇的政治鬥爭堪稱「一石三鳥」，但其鬥爭效果能如此之好，得力於人性的貪婪，証明「權力使人腐化，絕對權力使人絕對腐化」，政治叢林中顛撲不破的真理，在這個事件中得到充分的驗證。</text:p>
      <text:p text:style-name="P5">蔡佳穎   |  2020.08.05 18:56   |   <text:a xlink:type="simple" xlink:href="http://palinfo.habago.org/Entry?Command=Information_PrintForum&amp;iPage=1#FORUM39902"><text:span text:style-name="T4">#</text:span></text:a></text:p>
      <text:p text:style-name="P6"><text:a xlink:type="simple" xlink:href="https://bit.ly/3ig46kh"><text:span text:style-name="T12">https://bit.ly/3ig46kh</text:span></text:a><text:s/><text:line-break/><text:line-break/>人間出版社抵不住疫情衝擊，要歇業了，唉！ <text:line-break/><text:line-break/>我研究所同學就在這家出版社工作，員工只有她一人，其實一直都是慘惔經營。 <text:line-break/><text:line-break/>最近進行清倉活動，有興趣的話就多多支持吧。 <text:line-break/><text:line-break/>有些人一看到這消息，便立刻強調陳映真和出版社的立場，在目前台灣這種惡劣風氣下，恐怕他們要清書更不容易了。 <text:line-break/><text:line-break/>人間出版社臉書清倉公告 <text:line-break/><text:line-break/><text:a xlink:type="simple" xlink:href="https://bit.ly/39WkinL"><text:span text:style-name="T12">https://bit.ly/39WkinL</text:span></text:a></text:p>
      <text:p text:style-name="P5">鄭豐遠   |  2020.08.04 19:12   |   <text:a xlink:type="simple" xlink:href="http://palinfo.habago.org/Entry?Command=Information_PrintForum&amp;iPage=1#FORUM39901"><text:span text:style-name="T4">#</text:span></text:a></text:p>
      <text:p text:style-name="P7">沒有錯，面對歧視，能力或個性只能保護一個人免於一種窩囊感覺，但實際上卻可能惹來更多麻煩。有能力或個性的人不會比那些順從的人過得更"順遂"，生活反而會經常充滿對抗性。</text:p>
      <text:p text:style-name="P5">陳真   |  2020.08.04 17:35   |   <text:a xlink:type="simple" xlink:href="http://palinfo.habago.org/Entry?Command=Information_PrintForum&amp;iPage=1#FORUM39900"><text:span text:style-name="T4">#</text:span></text:a></text:p>
      <text:p text:style-name="P6">(續) <text:line-break/><text:line-break/>種族歧視或任何一種歧視都一樣，像一種空氣，每個人都在這空氣之中，誰也不例外；強調自己沒有遇到空氣是很奇怪的事。 <text:line-break/><text:line-break/>就比方說性別歧視，不管是教育或投票甚至連繼承遺產等各項權利，女性長久以來都遭受打壓；女生普遍能投票與接受高等教育，也不過是半個多世紀前的事。 <text:line-break/><text:line-break/>這時候，倘若有個女生強調她很厲害，條件很棒，很能 "融入" 男性的世界，以示她比其他女人高級，你聽了是不是會昏倒？這跟個人條件好壞有什麼關係？這是性別與性別之間的矛盾與衝突，與個人無關。若真要講什麼個人條件，我看是條件越好、能力越好的女性，越容易遇到或感受到性別歧視的氛圍與打壓。 <text:line-break/><text:line-break/>這就跟奴隸制度一樣，一個越是具有獨立人格與自尊的奴隸，他的感受或遭遇會越強烈。反之，奴性強者，被歧視，被呵護，被使喚，被愛撫，反而好開心，以為自己 "融入" 了主人的世界。</text:p>
      <text:p text:style-name="P5">陳真   |  2020.08.04 12:20   |   <text:a xlink:type="simple" xlink:href="http://palinfo.habago.org/Entry?Command=Information_PrintForum&amp;iPage=1#FORUM39899"><text:span text:style-name="T4">#</text:span></text:a></text:p>
      <text:p text:style-name="P7">各位如果要畫分隔線，拜託別畫太長或畫上好幾行，這樣會拉長版面寬度而難以閱讀。請畫差不多十個字的長度為上限。</text:p>
      <text:p text:style-name="P5">欧阳阳   |  2020.08.04 11:56   |   <text:a xlink:type="simple" xlink:href="http://palinfo.habago.org/Entry?Command=Information_PrintForum&amp;iPage=1#FORUM39898"><text:span text:style-name="T4">#</text:span></text:a></text:p>
      <text:p text:style-name="P6">总统在美国很显然是具有代表性的，你看看他们的作为，与100多年前的强盗行为，其实没有本质区别！ <text:line-break/>强取豪夺，毫无掩饰！ <text:line-break/>很多台湾人感觉很自豪的台积电，其实也只是美国嘴边上的肉而已，只要他有想法的时候，你就是美国的了。 <text:line-break/>............ <text:line-break/>《纽约时报》、《国会山报》、法新社等多家媒体消息，在威胁“封禁TikTok”后，美国总统特朗普3日再次发出赤裸裸恐吓——TikTok必须在9月15日之前卖给美国，否则必须关门，而且相当一部分钱要交给美国财政部，“因为是我们让这笔交易成为可能”。 <text:line-break/><text:line-break/>美国《国会山报》报道称，特朗普3日在白宫记者会上赞成微软收购TikTok，“我们把日期定在9月15日左右，到那时它将在美国关门大吉，但如果微软或者其他大公司买下它，那将是有趣的事”。 <text:line-break/>特朗普称，“我不在乎是微软买或是谁买，只要是一家大公司，一家安全的公司，一家非常美国的公司买下来就行，而且买整件东西可比只买其中30％要容易。”</text:p>
      <text:p text:style-name="P5">陳真   |  2020.08.04 11:06   |   <text:a xlink:type="simple" xlink:href="http://palinfo.habago.org/Entry?Command=Information_PrintForum&amp;iPage=1#FORUM39897"><text:span text:style-name="T4">#</text:span></text:a></text:p>
      <text:p text:style-name="P7">很多人很喜歡炫耀自己沒有被歧視，強調你若被歧視一定是因為你條件不好。講這個很無聊，但是若一定要這樣講話，我倒是可以說：你的所謂 "條件" 越好，你越會遇到歧視的機會。比方說李遠哲是諾貝爾獎得主，條件不能算差吧，林書豪是籃球明星，高富帥，而且又是哈佛(？)名校出身，照樣常常被歧視。 <text:line-break/><text:line-break/>這道理很簡單，你若所謂 "條件" 不好，根本沒有人會鳥你不是嗎？就好像二十年前西方不會如此仇中反華，如今卻變成一種普世風潮，為什麼呢？因為中國變得強大了，西方人沒法忍受你的 "條件" 變得比他們好。 <text:line-break/><text:line-break/>你個人 "條件" 再好，也不可能打趴一整個西方族群，因為這本來就跟個人無關。就如同所謂同性戀歧視，並不是歧視 "哪一個" 同性戀者，更不是歧視哪一個 "條件"不好的同性戀者，而是歧視整個同性戀族群，這跟個人條件好不好其實扯不上絲毫關係。人家歧視的是你的血統，你的膚色，你的性傾向，而不是看你的什麼條件不條件好或不好。 <text:line-break/><text:line-break/>我的一個朋友的阿嬤，看見電視上出現穿西裝的國外黑人高官政要，馬上脫口而出說："唉唷，猴子也會穿西裝？" <text:line-break/><text:line-break/>你看，台灣一堆綠蛆，跑去罵世界衛生組織的秘書長。論成就，論各種條件與能力，這位祕書長完全就是人中之龍，但是，你看台灣人怎麼羞辱他，黑雜種，猴子，滾回動物園等等等，什麼難聽話都有。你條件再好也沒用，而且反而遇到歧視與攻擊的機會越多，因為人們歧視的是你的膚色，跟你的能力一點關係都沒有。</text:p>
      <text:p text:style-name="P5">陳真   |  2020.08.04 10:50   |   <text:a xlink:type="simple" xlink:href="http://palinfo.habago.org/Entry?Command=Information_PrintForum&amp;iPage=1#FORUM39896"><text:span text:style-name="T4">#</text:span></text:a></text:p>
      <text:p text:style-name="P6">我父親是屏東鹽埔人，我的自我認同也是屏東人(其次才是台南)，因為我在屏東鄉下度過一個美好童年。 <text:line-break/><text:line-break/>幾年前，受不了台南這樣一個幾乎市政全面荒廢、根本不適合人類居住、亂七八糟的髒亂城市，一度考慮搬回屏東。考察了一陣子之後，我就放棄返鄉念頭，於是搬來又老又窮的高雄。又老又窮對我來說是個優點，因為人很少，特別是入夜之後，許多高雄 "鬧區" 的整條馬路幾乎看不到一個人；搭捷運更爽，我經常一個人包下整個車廂甚至整輛列車，非常荒涼，很適合我，於是我就搬來高雄。 <text:line-break/><text:line-break/>屏東是鄉下，一定更荒涼，為什麼我不搬回屏東老家？搞不好還能提早完成種田的夢想。原因是：法治蕩然無存，黑道白道太多了，聯手統治，橫行無阻。 <text:line-break/><text:line-break/>多次回到小時候父執輩種荔枝的一塊農田，這裏充滿我的快樂童年回憶：每天在溝裏河裏釣青蛙抓魚抓鳥爬樹玩水，想回家時，看到路邊有牛車經過，隨便跳上去都能坐，牛車主人絕不會介意，美麗的遠山近水環繞四周，快樂得不得了。 <text:line-break/><text:line-break/>時光飛逝，半個世紀過去了，遠山依舊，綠水卻已不再長流。更可怕的是人心與政治，一路墮落腐敗，行徑猖狂，無法無天，家鄉變得如許陌生而可怕。於是我把父親遺留下來的荔枝農田賣掉。原本期待有一天要回歸那片農田，想不到連這樣一個最簡單的夢想卻也破滅。 <text:line-break/><text:line-break/>陳真 <text:line-break/><text:line-break/>2020. 08. 04. <text:line-break/><text:line-break/>================== <text:line-break/><text:line-break/>邱毅『談天論地話縱橫』 <text:line-break/><text:line-break/>2020. 08. 03. <text:line-break/><text:line-break/>今天大家對屏東蘇嘉全家族的深惡痛絕，來自這個家族搞砂石收保護費、貪贓枉法、無惡不作。2011年時我已揭發了很多相關弊案，記得藍營還責怪我害很多同志的違法農舍也被拆除。 <text:line-break/><text:line-break/>屏東蘇嘉全家族的囂張程度，還不及2005年時高雄陳哲男家族，陳哲男的兩個兒子，大兒子陳其堯管收錢喬事，小兒子陳其邁專心從政當官，但背後支持他的財源來自黑金，只是李眉蓁太嫩，不懂得「打蛇打七寸」，不知道陳其邁的七寸在那裡。 <text:line-break/><text:line-break/>立法院內像徐永明這種偽君子很多，滿口仁義道德，私下收取黑金錢比誰都狠。徐永明連個200萬都沈不住氣，可見平時有多麼貪婪無恥。 <text:line-break/><text:line-break/>要成功揭弊談何容易，最重要是「打鐵還需自身硬」，像徐永明這種既貪婪又高調的偽君子，藍綠陣營立委一般懂得保持低調，求財不求名，儘量不得罪人，以免被報復揭短，自我打臉難看。我之所以能揭發許多當權人士的弊案，關鍵因素只有一個，便是自身沒有可被報復的黑資料。 <text:line-break/><text:line-break/>從這次的集體貪污案來看，立法院的立委品質是越來越低了，幾百萬就能買掉涉案者的良心。同樣是SOGO案，15年前我是揭弊，而且直指扁妻吳淑珍。15年後卻成為立委跨黨派勾結牟利的工具，這應該算是立委的集體墮落。公督盟曾經評鑒徐永明是「最優秀立委」，這個與綠營長期相唱和的組織，面對今日這種尷尬的真相，能不覺得慚愧嗎？</text:p>
      <text:p text:style-name="P5">鄭豐遠   |  2020.08.04 10:40   |   <text:a xlink:type="simple" xlink:href="http://palinfo.habago.org/Entry?Command=Information_PrintForum&amp;iPage=1#FORUM39895"><text:span text:style-name="T4">#</text:span></text:a></text:p>
      <text:p text:style-name="P7">我加了第六點: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text:p>
      <text:p text:style-name="P5">陳真   |  2020.08.04 10:21   |   <text:a xlink:type="simple" xlink:href="http://palinfo.habago.org/Entry?Command=Information_PrintForum&amp;iPage=1#FORUM39894"><text:span text:style-name="T4">#</text:span></text:a></text:p>
      <text:p text:style-name="P6">仇中反華、歧視、白人至上等等等，就像風，一種氣味，四處瀰漫，任何人都能聞得到、感受得到；它不具個人針對性，不是一種個人事件，而是針對一整個族群的態度與作為，否則也就不叫做種族歧視了。 <text:line-break/><text:line-break/>所有歧視，都必然與 "我" 有關，因為 "我" 必然是被糟蹋者的一份子。"我" 不可能跟別人有不一樣的感受。 <text:line-break/><text:line-break/>風吹過大地，那它就是這麼回事。若有一株小草強調自己沒被風吹到，我們將一頭霧水，他到底知不知道自己在說什麼？就好像至今大部份人歧視同性戀，此時，卻有位同性戀者強調自己沒有被歧視，我們聽了，必然一頭霧水，他究竟知不知道自己在說什麼？ <text:line-break/><text:line-break/>你不可能不被歧視，除非你不是同性戀者；你不可能不被歧視，除非你是白人。歧視或仇中反華與白人至上等等等，是一種集體概念，跟個人遭遇或感受怎麼會有關連呢？跟你的基因、跟你是 "誰" 才有關連。</text:p>
      <text:p text:style-name="P5">鄭豐遠   |  2020.08.04 09:23   |   <text:a xlink:type="simple" xlink:href="http://palinfo.habago.org/Entry?Command=Information_PrintForum&amp;iPage=2#FORUM39893"><text:span text:style-name="T4">#</text:span></text:a></text:p>
      <text:p text:style-name="P6">工作忙無法多寫，有人提到澳洲，幾點看法。為求簡化，貼些標籤，如果這樣粗糙的說法也無法讓你理解，那其他就不必說了。 <text:line-break/><text:line-break/>(1)作為整體，即以基督新教為主的央格魯撒克遜人乃至廣義上的西方人，去討論個別地區是否比較不歧視其他族裔是沒有意義的，那就和當你說亞洲人普遍較矮，有人反駁說也有人很高呀比如姚明，一般的毫無意義。 <text:line-break/><text:line-break/>(2)這個整體，靠著偷盜掠奪迫害燒殺乃至反人類的滅絕種族，積累了發展所謂文明的資本，這樣的國家或社會有著根深蒂固的弱肉強食基因，當自認是勝利者時，他認為整個地球都是他的，歧視算得上什麼事? 他搞不好都不屑歧視你。 <text:line-break/><text:line-break/>(3)一個人乃至一個國家的屬性，看得是他長期的言行作為，而不是短期現象。種族問題上，澳洲是行徑最惡劣的國家之一，如果連這點基本認知都沒有，那你應該要好好學習天天向上，調整一下你三觀。 <text:line-break/><text:line-break/>(4)作為一個整體，個別成員不會有例外，風向一變，他就會跟著變了，早晚而已。就像漫天鳥群，少數個別菜鳥也許一時飛錯了方向，但只要風向一變，他遲早會跟上。反華就是接下來恐怕幾十年內不會改變的風向。 <text:line-break/><text:line-break/>(5)個人是否感受或經歷歧視，那和人格特質與個人條件有關，不足以說明什麼。而一個國家面對不同條件與處境的外來者，竟施加給予不同的感受經驗，這正切實說明了歧視的存在。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 <text:line-break/><text:line-break/>(7)所謂歧視或排外，並不是程度問題，而是有無問題。有些地區也許狀較好，但發生機率較低又如何? 只要來一次就夠你受了。 <text:line-break/><text:line-break/>(8)兩百年來西方人對中國的侵略，剝削和傷害，讓西方人面對中國人時不感覺傲慢，那是不可能的。 <text:line-break/><text:line-break/>(9)西方世界只有敵我，只看強弱和勝敗，多元是不存在的。你覺得自己很多元很世界人，但對方壓根沒這想法。清醒一下，別幻想了。 <text:line-break/><text:line-break/>(10)世局如此，只有當中國徹底勝出，徹底把西方打趴在地上，甚至按在地方磨擦幾遍，它才會開始學習所謂尊重，所謂平起平坐。 <text:line-break/><text:line-break/>(11)這是一場世界大戰，不是什麼個人生活圈泡泡裡的小打小鬧。 <text:line-break/><text:line-break/>(12)世局如此，何處不是一灘陰溝臭水? 一個人無論怎麼抉擇怎麼做，終究難逃心理或現實上的各種困境，每個人都得為自己找個說法。所幸我們並不是為了地球而活，要活在水面下或水面上終究是個人的事。 <text:line-break/><text:line-break/>達摩東來，為了找一個不受人惑的人，而我之西去，又為了追尋什麼? 這個問題的答案恐怕只有自己最清楚。</text:p>
      <text:p text:style-name="P5">欧阳阳   |  2020.08.03 12:48   |   <text:a xlink:type="simple" xlink:href="http://palinfo.habago.org/Entry?Command=Information_PrintForum#FORUM39892"><text:span text:style-name="T4">#</text:span></text:a></text:p>
      <text:p text:style-name="P6">华为和TikTok事件，揭开西方市场自由主义的虚假面具； <text:line-break/>当他们的企业占据绝对优势的时候，他们主张要市场自由主义，要你开放市场，当中国企业开始占据优势的时候，他们就会以各种理由来打压你，禁用你，这时候所有的市场自由主义就不存在了。 <text:line-break/><text:line-break/>...................................................................................... <text:line-break/>以前都以为阿尔斯通是个案，现在世界又目睹了TikTok被美国明目张胆的拿走，为什么美国人要容不下TiKTok呢？当TikTok今年下载量成为全球第一，击败美国在世界上流行的所有软件后。这么多年，美国的电影，软件，书籍等等都在传播老美的意识形态，现在TikTok起来了，而且受到美国世界上几乎所有青少年喜欢，所以美国宣布禁止TikTok在美运营，逼TikTok被美企明抢。现在TikTok已经被美拿来已成定局，下一个就是搬到美国去的台积电了。 <text:line-break/>全球用户超15亿的TikTok最终还是选择了妥协，看到字节跳动同意剥离TikTok美国业务的消息的时候，很多网友觉得很失望，除了叹气还是叹气，这是国内罕见的在美国市场备受关注的APP，如今又一倒在了美国的”魔爪“之下，”阿尔斯通“再次上演。只要TikTok还有筹码，美国就都要拿到手，不管是同意剥离还是直接出售，美国都会有新的对策来施压，可能最后连卖掉TikTok的钱都拿不到了。 <text:line-break/><text:line-break/>............................................................. <text:line-break/>英国路透社刚刚独家消息称，据两位知情人士2日透露，美国总统特朗普已经同意给字节跳动45天时间协商向微软出售TikTok事宜。 <text:line-break/><text:line-break/>　　消息人士表示，字节跳动和微软之间的谈判将由美国外国投资委员会监督，该委员会有权阻止达成任何协议。</text:p>
      <text:p text:style-name="P5">陳真   |  2020.08.03 00:28   |   <text:a xlink:type="simple" xlink:href="http://palinfo.habago.org/Entry?Command=Information_PrintForum#FORUM39891"><text:span text:style-name="T4">#</text:span></text:a></text:p>
      <text:p text:style-name="P6">這些尾巴黨，沒有一個善類。好話說盡，壞事做絕。 <text:line-break/><text:line-break/>陳真 <text:line-break/><text:line-break/>2020. 08. 03. <text:line-break/><text:line-break/>=================== <text:line-break/><text:line-break/>諷刺！催繳200萬賄款 徐永明一句「錢呢」打翻清廉形象 <text:line-break/><text:line-break/>民視影音2020年8月2日 <text:line-break/><text:line-break/>涉嫌收賄替SOGO案護航，時代力量黨主席徐永明，儘管遭到聲押，但矢口否認有不法行為。不過消息指出，徐永明在找來學界聲援後，曾打電話給立委蘇震清的前助理郭克銘，催繳200萬賄款，而那一句「錢呢」，也被檢方錄了下來。 <text:line-break/><text:line-break/>堂堂黨主席，狼狽步入北檢，徐永明揮手，鏡頭前矢口否認收賄，替天義公司背書，卻遭檢方具證打臉！消息指出太流董事長李恆隆為SOGO案，爭取「公司法」修法，而找上立委蘇震清的前助理郭克銘，引薦有力人士。 <text:line-break/><text:line-break/>郭克銘因為條款無法溯及既往，轉而找上了民調公司總經理吳世昌，希望結盟學界、政界聲量。向徐永明提出兩百萬賄款代價，據傳公聽會結束，遲遲收不到款項的徐永明，致電給郭克銘催促付款，而關鍵字「錢呢」，因此被檢方錄音蒐證。義正嚴詞，監督時政的模樣，如今全變了調。 <text:line-break/><text:line-break/>學者出身的徐永明，擁有美國密西根大學政治學博士高學歷，擁有東吳教授身分；第九屆立委，8個會期任內，更一再獲頒優秀立委，今年年初輔選立委時，還主打時代力量，「打貪除弊全年無休」，如今看來格外諷刺。</text:p>
      <text:p text:style-name="P5">陳真   |  2020.08.03 00:24   |   <text:a xlink:type="simple" xlink:href="http://palinfo.habago.org/Entry?Command=Information_PrintForum#FORUM39890"><text:span text:style-name="T4">#</text:span></text:a></text:p>
      <text:p text:style-name="P7">這位蘇震清是蘇嘉全姪子，屬蔡英文派系，下屆屏東縣長規畫人選，吃相難看，無所不貪，長期無法無天，光是已經曝光的弊案就數不清，而且撈錢手法駭人聽聞，把國家機器當成自家公司那樣撈錢，就像寄生蟲，每天吸吸吸，吸乾納稅人的血。 <text:line-break/><text:line-break/>但他畢竟是小咖，它媽的人渣黨有幾個人敢說自己比他清白？這個人渣黨，幾十年來除了撈錢奪權，就是抹黑造謠，迫害異己，他媽的有哪一個人是正直清白的？其中以英派和新潮流最骯髒。 <text:line-break/><text:line-break/>我過去十幾年很少罵阿扁，甚至還常幫他說話。為什麼呢？因為阿扁的貪婪之規模與惡質程度，跟現在這個人渣黨根本不能比，小巫見大巫。 <text:line-break/><text:line-break/><text:line-break/>陳真 <text:line-break/><text:line-break/>2020. 08. 03. <text:line-break/><text:line-break/>==================== <text:line-break/><text:line-break/>蘇震清財產「數不清」 藍市議員游淑慧批貪得無厭 <text:line-break/><text:line-break/>今日新聞NOWnews <text:line-break/><text:line-break/>記者呂炯昌/綜合報導 <text:line-break/><text:line-break/>2020年8月2日 <text:line-break/><text:line-break/>北檢偵辦立委收賄弊案，認為現任民進黨立委蘇震清、無黨籍立委趙正宇，前立委、時代力量黨主席徐永明、國民黨立委廖國棟、陳超明等涉嫌收賄，且有勾串、逃亡之虞，昨（1）日向法院聲請羈押禁見。國民黨台北市議員通批蘇震清「貪得無厭」。 <text:line-break/><text:line-break/>台北市議員游淑慧透過臉書表示，蘇（數）不清的財產，自家財產破2億，幹嘛去借2千萬？朝野立委集體涉貪案，被控行賄的太流公司前董事長李恆隆向媒體表示，給民進黨立委蘇震清的兩千萬是「借貸」。她質疑，蘇震清需要跟李借2000萬？ <text:line-break/><text:line-break/>游淑慧表示，蘇震清去（108）年的財產申報，人家光是「名下」財產，土地就8000坪、銀行現金2200餘萬、手中「被發現」的持股，光票面價值都1億6千萬，「自己的財產都蘇（數）不清了，為何需要借2000萬？」 <text:line-break/><text:line-break/>游淑慧表示，蘇震清不只名下財產，他還寄放財產！去年廖婉汝委員就曾揭露，蘇震清之前的公職人員財產申報中，完全沒有投資事業的申報事項，直至去年誠美材案爆發後，他將持股「偷放委託他人代持」才曝光，去年11月18日，蘇震清才趕快補申報財產。 <text:line-break/><text:line-break/>游淑慧諷刺說，連帶也讓人知道蘇震清原來是股神，居然炒股26天淨賺3千萬元，只是不禁讓人好奇，蘇震清還有多少財產是「寄放」在別人家？</text:p>
      <text:p text:style-name="P5">陳真   |  2020.08.02 23:31   |   <text:a xlink:type="simple" xlink:href="http://palinfo.habago.org/Entry?Command=Information_PrintForum#FORUM39889"><text:span text:style-name="T4">#</text:span></text:a></text:p>
      <text:p text:style-name="P6">卡韓政變 (255)：黨外四十 <text:line-break/><text:line-break/>陳真 <text:line-break/><text:line-break/>2020. 08. 03. <text:line-break/><text:line-break/><text:line-break/>四十年前，那時候還沒有民進黨，如果你跟我說你支持黨外，我會驚為天人，搞不好會痛哭一場，宛如漂流荒島上好不容易遇到知音同伴。 <text:line-break/><text:line-break/>三十年前，也就是大約1990年，如果你跟我說你支持民進黨，我會覺得有點欣慰，但也難免隱憂，因為那時候的民進黨已經跑進來一大堆政治蟑螂。 <text:line-break/><text:line-break/>二十年前，也就是阿扁第一次競選所謂總統的時候，如果你跟我說你支持民進黨，我會很無言很無奈，但我沒法說你腦殘，頂多只能說你對台灣政治真的一點都不了解，太外行了，所以才會去支持那樣一個早已比舊國民黨還腐敗的垃圾黨。那時候的民進黨之腐敗不太容易顯現，因為還沒掌大權。 <text:line-break/><text:line-break/>但是，對於圈內人或內行人來說，你根本不需要當這樣一群貪婪腐敗跡近瘋狂的人掌握了大權才能知道他們會如何上下其手，就好比說面對一群餓鬼，你不需要把食物遞到他面前才能判斷他將會做些什麼。 <text:line-break/>可是，如果十年前你跟我說你支持民進黨，那我會懷疑你兩件事： <text:line-break/><text:line-break/>一，你的智商是不是有問題？一個人到底是要蠢到何種地步，才會去支持在十年前便已臭不可聞到極點的骯髒齷齪政黨？ <text:line-break/><text:line-break/>二，你的人品是不是有問題？一個人倘若不是腦殘，那他肯定是良心被狗給吃了才會去支持這樣一個早已比過去國民黨骯髒齷齪一百倍的邪惡政黨。 <text:line-break/><text:line-break/>講完四十年、三十年、二十年和十年前，好吧，那如果是現在呢？如果是現在你還跟我說你支持民進黨，那我會說，算我怕你了，請你離我遠一點吧。你要不是無腦，那就是人品一定非常卑劣，否則一個正常人怎麼可能去支持一個貪污腐敗無法無天無惡不作簡直可以說沒有人性的一個社會毒瘤？ <text:line-break/><text:line-break/>最近爆發藍綠兩黨及什麼屎袋力量的一群人渣政客之貪污案，他媽的台灣政客特別是民進黨及其一票尾巴黨及文人走狗們，無法無天的貪婪罪行豈是這麼一點冰山一角？這些人幾十年來每天就是吃吃吃吃吃吃吃吃吃吃吃吃吃吃吃吃吃吃吃吃吃吃吃吃吃吃...完全無法無天地吃吃吃吃吃吃吃吃吃吃吃吃吃吃吃吃吃吃吃吃吃吃吃吃吃吃吃吃... <text:line-break/><text:line-break/>不但無法無天地吃吃吃吃吃吃吃吃吃吃吃吃吃吃吃吃吃吃吃吃吃吃吃吃....而且陷害忠良，藉著全面掌握媒體，顛倒是非黑白，完全就是泯滅人性。抹黑韓國瑜就是一例，好好一個清廉正直勤奮熱情苦民所苦聰明能幹的韓國瑜，硬是抹黑得臭不可聞。 <text:line-break/><text:line-break/>這些無法無天泯滅人性貪婪腐敗顛倒善惡不擇手段傷害整個台灣社會長遠福祉的人渣及其一大票走狗幫凶，真是應該統統抓去槍斃。我希望有一天可以親眼看見這個人渣黨及其走狗們應有的下場。</text:p>
      <text:p text:style-name="P5">力民   |  2020.08.02 15:20   |   <text:a xlink:type="simple" xlink:href="http://palinfo.habago.org/Entry?Command=Information_PrintForum#FORUM39888"><text:span text:style-name="T4">#</text:span></text:a></text:p>
      <text:p text:style-name="P7">大家還記得周泓旭嗎？他拍了個短片談現在的生活 <text:line-break/>https://youtu.be/ON7qifNQm_I</text:p>
      <text:p text:style-name="P9"><text:span text:style-name="T1">A-kan   |  2020.08.02 02:14   |   </text:span><text:a xlink:type="simple" xlink:href="http://palinfo.habago.org/Entry?Command=Information_PrintForum&amp;iPage=1#FORUM39887"><text:span text:style-name="T2">#</text:span></text:a></text:p>
      <text:p text:style-name="P10"><text:span text:style-name="T1">從輔，謝謝你</text:span><text:span text:style-name="T8">~~</text:span></text:p>
      <text:p text:style-name="P9"><text:span text:style-name="T7">陳真</text:span><text:span text:style-name="T1"><text:s/>  |  2020.08.02 00:45   |   </text:span><text:a xlink:type="simple" xlink:href="http://palinfo.habago.org/Entry?Command=Information_PrintForum&amp;iPage=1#FORUM39885"><text:span text:style-name="T2">#</text:span></text:a></text:p>
      <text:p text:style-name="P11"><text:span text:style-name="T8">(</text:span><text:span text:style-name="T1">續</text:span><text:span text:style-name="T8">)<text:line-break/><text:line-break/></text:span><text:span text:style-name="T1">講傻話很容易，但是要回應傻話卻幾乎不可能，因為那等於是要從頭、大手牽小手從ㄅㄆㄇㄈ慢慢開始教起。</text:span><text:span text:style-name="T8"><text:line-break/><text:line-break/></text:span><text:span text:style-name="T1">戒嚴令底下，聚眾抗議者，</text:span><text:span text:style-name="T8">"</text:span><text:span text:style-name="T1">惟一死刑</text:span><text:span text:style-name="T8">"</text:span><text:span text:style-name="T1">。惟一死刑的意思是說，除死刑之外，沒有其它任何選擇，必須一概槍斃。在戒嚴令下，好多足以判死刑或惟一死刑的規定，數不清，真的是</text:span><text:span text:style-name="T8"><text:s/>"</text:span><text:span text:style-name="T1">偶語棄市，文字成獄</text:span><text:span text:style-name="T8">"</text:span><text:span text:style-name="T1">，翻成白話文就是連兩人私下講悄悄話，或是私下寫幾個字，居然也會出人命；也許你講到</text:span><text:span text:style-name="T8"><text:s/>"</text:span><text:span text:style-name="T1">光頭</text:span><text:span text:style-name="T8">" </text:span><text:span text:style-name="T1">這兩個字，原本當和尚的朱元璋就生氣了，要殺你全家了。</text:span><text:span text:style-name="T8"><text:line-break/><text:line-break/></text:span><text:span text:style-name="T1">我常提起一事，我們家開電影院，小時候家裏有個畫電影看板的小學徒，</text:span><text:span text:style-name="T8">18</text:span><text:span text:style-name="T1">歲都還不到。每年</text:span><text:span text:style-name="T8">10</text:span><text:span text:style-name="T1">月</text:span><text:span text:style-name="T8">31</text:span><text:span text:style-name="T1">日，蔣總統誕辰紀念日那天，依規定，每家電影院都要掛出大紅布條恭祝蔣公生日。我們家電影院那位學徒，書沒念好，常寫錯字，竟然把總統的</text:span><text:span text:style-name="T8"><text:s/>"</text:span><text:span text:style-name="T1">總</text:span><text:span text:style-name="T8">" </text:span><text:span text:style-name="T1">字右邊那一半寫成</text:span><text:span text:style-name="T8"><text:s/>"</text:span><text:span text:style-name="T1">鬼</text:span><text:span text:style-name="T8">" </text:span><text:span text:style-name="T1">字，寫成蔣</text:span><text:span text:style-name="T8"><text:s/>"</text:span><text:span text:style-name="T1">糸鬼</text:span><text:span text:style-name="T8">" </text:span><text:span text:style-name="T1">統。這下闖大禍了，馬上被抓，打到吐血；要不是我父母幫忙奔走營救，小命保不保得住都還不一定。</text:span><text:span text:style-name="T8"><text:line-break/><text:line-break/></text:span><text:span text:style-name="T1">戒嚴就是這麼回事。所謂戒嚴，往往只是短暫的緊急措施。但是，台灣戒嚴之漫長，卻被列入金氏世界紀錄，長達</text:span><text:span text:style-name="T8">38</text:span><text:span text:style-name="T1">年；在美國的撐腰下，動不動就抓就關就殺，大約有</text:span><text:span text:style-name="T8">14</text:span><text:span text:style-name="T1">萬個政治案件。我加入黨外幹的第一件事，就是反戒嚴，等於是提著頭生活，心態上與亡命之徒無異，我根本不知道自己還有沒有明天。</text:span><text:span text:style-name="T8"><text:line-break/><text:line-break/></text:span><text:span text:style-name="T1">在那個年代，別說反戒嚴，就連一點點無關緊要的雞毛蒜皮事，都足以讓你家破人亡；甚至有人喝咖啡不小心打翻，弄髒桌上報紙，而且恰好弄髒了蔣介石的照片，經人密報，便逮捕入獄刑求，要查你究竟是何居心，膽敢弄髒蔣公照片。</text:span><text:span text:style-name="T8"><text:line-break/><text:line-break/></text:span><text:span text:style-name="T1">因此，當年反戒嚴是很可怕的，你得要有</text:span><text:span text:style-name="T8"><text:s/>"</text:span><text:span text:style-name="T1">不要命</text:span><text:span text:style-name="T8">" </text:span><text:span text:style-name="T1">的打算與心理準備。</text:span><text:span text:style-name="T8"><text:line-break/><text:line-break/></text:span><text:span text:style-name="T1">但是你知道嗎？根據當時的民意調查，幾乎百分之九十八、九十九的人，認為戒嚴對他的生活根本沒有影響，甚至絕大多數人認為那是一項</text:span><text:span text:style-name="T8"><text:s/>"</text:span><text:span text:style-name="T1">德政</text:span><text:span text:style-name="T8">"</text:span><text:span text:style-name="T1">，必須感謝國民黨政府，感謝蔣家。特別是年輕人或大學生，更是如此，幾乎全部是國民黨的鐵桿支持者。你幾乎不可能在校園找到一個反戒嚴的人。</text:span><text:span text:style-name="T8"><text:line-break/><text:line-break/></text:span><text:span text:style-name="T1">你一定會以為大家敢怒不敢言，完全不是，一般人不但沒有怒，而且好崇拜好支持國民黨呢！美國當時更是把蔣公捧成</text:span><text:span text:style-name="T8"><text:s/>"</text:span><text:span text:style-name="T1">世界民主的燈塔</text:span><text:span text:style-name="T8">"</text:span><text:span text:style-name="T1">。</text:span><text:span text:style-name="T8"><text:line-break/><text:line-break/></text:span><text:span text:style-name="T1">大學時，班上有幾個對我還不錯、還不至於到厭惡或仇視地步的同學，有一天，很不解地問我說，為什麼我要搞什麼反戒嚴？他們說：</text:span><text:span text:style-name="T8">"</text:span><text:span text:style-name="T1">戒嚴有什麼不好？戒嚴有影響了你的學業或生活嗎？如果你不是想做壞事，怎麼會想要廢除戒嚴？</text:span><text:span text:style-name="T8">"<text:line-break/><text:line-break/></text:span><text:span text:style-name="T1">這樣一些質問，應該就是當時所有年輕人甚至幾乎所有人的心聲。</text:span><text:span text:style-name="T8"><text:line-break/><text:line-break/></text:span><text:span text:style-name="T1">也許你會說，國民黨統治台灣數十年，不是製造了十四萬個政治案件嗎？可是，十四萬算什麼？台灣當時有一千八百萬人，十四萬只是極少數，連百分之一都不到，百分之九十九的人根本無感。</text:span><text:span text:style-name="T8"><text:line-break/><text:line-break/></text:span><text:span text:style-name="T1">也就是說，經歷過所謂白色恐怖年代的人，絕大多數人的生活很可能一點都不恐怖。這很正常，但是，我們卻不是從人們的私人生活感受來理解白色恐怖。</text:span><text:span text:style-name="T8"><text:line-break/><text:line-break/></text:span><text:span text:style-name="T1">我講這些只是想說，哪有人會因為自己在哪個地方住了幾年，然後就根據自己的生活感受來理解一個國家的外交政策與文化屬性？就算是內政，你也不能用這麼幼稚的方式來理解啊。就好像你如果要討論戒嚴的問題，怎麼會是根據你自己的生活感受來理解呢？你應該討論長達</text:span><text:span text:style-name="T8">38</text:span><text:span text:style-name="T1">年的戒嚴對於政治與經濟發展、文化與社會民生及基本權利或基本人權的影響啊，怎麼會是根據自己的生活感受來理解問題呢？怎麼能說只有萬分之一的人因為戒嚴被抓，死掉的人比被雷公打死的人還少，因此認定戒嚴不嚴重？這樣一種理解方式，不是很八卦很可笑嗎？</text:span><text:span text:style-name="T8"><text:line-break/><text:line-break/></text:span><text:span text:style-name="T1">美國現在應該大約有</text:span><text:span text:style-name="T8">456</text:span><text:span text:style-name="T1">萬個新冠肺炎病例，很可怕對不對，人家大陸才</text:span><text:span text:style-name="T8">8</text:span><text:span text:style-name="T1">萬個病例。可是，難道你以為美國人現在個個活在煉獄之中？絕對不是。大多數美國人恐怕根本無感，甚至感受不到這個問題的存在。難道你可以因為這些美國人根本無感，然後就說美國新冠肺炎問題根本不嚴重？哪有這麼幼稚的理解問題方式？太可笑了吧。這樣你聽懂我的意思吧？</text:span><text:span text:style-name="T8"><text:line-break/><text:line-break/></text:span><text:span text:style-name="T1">依照你的理解方式，澳洲哪有什麼原住民問題？澳洲原住民每天跳舞唱歌很開心啊！可是，有人是這樣子理解問題的嗎？</text:span></text:p>
      <text:p text:style-name="P9"><text:span text:style-name="T11">陈默</text:span><text:span text:style-name="T1"><text:s/>  |  2020.08.01 20:38   |   </text:span><text:a xlink:type="simple" xlink:href="http://palinfo.habago.org/Entry?Command=Information_PrintForum&amp;iPage=1#FORUM39883"><text:span text:style-name="T2">#</text:span></text:a></text:p>
      <text:p text:style-name="P14"><text:span text:style-name="T7">不要搞了，澳洲反华是政治正确，前些时候不是有个</text:span><text:span text:style-name="T1">议员帮中国说了一句实话，结果是警方对他家进行了搜查，说他是中国间谍，这所谓的民主国家不是个笑话吗。</text:span></text:p>
      <text:p text:style-name="P9"><text:span text:style-name="T7">陳真</text:span><text:span text:style-name="T1"><text:s/>  |  2020.08.01 15:37   |   </text:span><text:a xlink:type="simple" xlink:href="http://palinfo.habago.org/Entry?Command=Information_PrintForum&amp;iPage=1#FORUM39882"><text:span text:style-name="T2">#</text:span></text:a></text:p>
      <text:p text:style-name="P11"><text:span text:style-name="T1">同學，</text:span><text:span text:style-name="T8"><text:line-break/><text:line-break/></text:span><text:span text:style-name="T1">把你講的話，套用在全世界任何一個國家或地區，絕對完全都能適用。太幼稚了，怎麼會這樣看事情呢？</text:span><text:span text:style-name="T8"><text:line-break/><text:line-break/></text:span><text:span text:style-name="T1">比方說，套用在台灣，台灣哪有反中？大陸人來台灣吃喝玩樂，肯定很爽的，說不定還賓至如歸呢。</text:span><text:span text:style-name="T8"><text:line-break/><text:line-break/></text:span><text:span text:style-name="T1">日本我也很熟，我是三個日本人的舅舅呢。套用在日本則是，日本哪有反華？哪有百分之八十的日本人討厭華人？亂講！日本人好有禮貌呢！</text:span><text:span text:style-name="T8"><text:line-break/><text:line-break/></text:span><text:span text:style-name="T1">英國我更熟透了，套用在英國則是，英國人個個好紳士好淑女呢，看到人都微微笑呢，哪有種族歧視？哪有三分之二的英國人承認自己有種族歧視心態？報紙亂寫的。</text:span><text:span text:style-name="T8"><text:line-break/><text:line-break/></text:span><text:span text:style-name="T1">套用在美國更沒問題，美國人好熱情的，遠遠走來看見陌生人都還會說哈囉呢。我曾經去美國開會，在路邊還被一個美國小妞搭訕，邀我一起喝可樂，邊喝邊聊，聊到一半還說腿酸，竟然想把大腿直接架在我肩上，哪有反華？哪有種族歧視？而且，美國到處是反對川普政府或反資本主義的抗議，英國更多了，到處反美反侵略示威。</text:span><text:span text:style-name="T8"><text:line-break/><text:line-break/></text:span><text:span text:style-name="T1">你覺得這樣看事情不會太幼稚嗎？澳洲都五眼聯盟了，還不夠挺美反中嗎？你應該看的是一個國家的各種政治經濟文化媒體與社會運作及其社會權力結構等等等，從而做出各種判斷，而不是以自己去澳洲住了幾年的私人經驗來理解與之無關的國際政治問題或族群議題。照你的經驗，澳洲的原住民應該很幸福囉？</text:span><text:span text:style-name="T8"><text:line-break/><text:line-break/></text:span><text:span text:style-name="T1">巴勒網的搜尋功能不甚理想，但勉強可用，就在右上角。很多東西我就不再贅述，有興趣者自己找吧。</text:span><text:span text:style-name="T8"><text:line-break/><text:line-break/></text:span><text:span text:style-name="T1">差不多二十年前，我在一個哲學論壇上得罪了一群台灣腦殘哲學家。現在個個肯定是什麼大教授了，但腦殘本質不會改變。記得當時其中有一位，說要考我維根斯坦。我看到題目後真的嚇一跳。題目我不太記得了，只記得題目的等級。那就好像有人說要考莫札特懂不懂音樂，然後考他會不會彈</text:span><text:span text:style-name="T8"><text:s/>"</text:span><text:span text:style-name="T1">小星星</text:span><text:span text:style-name="T8">" </text:span><text:span text:style-name="T1">一樣嚇人。</text:span><text:span text:style-name="T8"><text:line-break/><text:line-break/></text:span><text:span text:style-name="T1">我要說的是，反駁或質疑是好的，但是要有病識感，程度上要對等。差太遠是談不來的。</text:span><text:span text:style-name="T8"><text:line-break/><text:line-break/></text:span><text:span text:style-name="T1">理解或學習任何一種東西，都需要時間、熱情和努力。你必須憑著永不磨滅的熱情，長期付出極大量的時間和數十年如一日的努力，然後也許你才有可能對某些東西產生真實的理解。然後，你最好只講出你所懂的百分之一。這樣的話，你就比較不會犯錯了。</text:span><text:span text:style-name="T8"><text:line-break/><text:line-break/></text:span><text:span text:style-name="T1">知識如此，非知識也一樣。我曾舉一例，大約二十年前，我寫過一篇文字流傳非常廣，就像捅了馬蜂窩一樣，得罪台灣整個社運界。我那篇文章叫做</text:span><text:span text:style-name="T8"><text:s/>"</text:span><text:span text:style-name="T1">說點社運的風涼話</text:span><text:span text:style-name="T8">"</text:span><text:span text:style-name="T1">。</text:span><text:span text:style-name="T8"><text:line-break/><text:line-break/></text:span><text:span text:style-name="T1">寫完之後，有個陌生人寫信來</text:span><text:span text:style-name="T8">ggyy</text:span><text:span text:style-name="T1">，說我只會說風涼話，什麼也沒做。我問他，那你做了什麼？他回信很驕傲地說他是環保團體的志工幹部。我跟他說：你不知道我是台灣環保聯盟的創辦人之一嗎？</text:span><text:span text:style-name="T8"><text:line-break/><text:line-break/></text:span><text:span text:style-name="T1">這個例子的道理也一樣，很多東西不對等，但是人們卻往往以為彼此之間是對等的。我的意思是說，形成一種理解，並非一朝一夕，除了經驗與知識，除了熱情與行動，它還需要一種東西，叫做生命。你得必須</text:span><text:span text:style-name="T8"><text:s/>"</text:span><text:span text:style-name="T1">那麼活</text:span><text:span text:style-name="T8">"</text:span><text:span text:style-name="T1">，然後才有可能</text:span><text:span text:style-name="T8"><text:s/>"</text:span><text:span text:style-name="T1">那麼說話</text:span><text:span text:style-name="T8">"</text:span><text:span text:style-name="T1">，</text:span><text:span text:style-name="T8">"</text:span><text:span text:style-name="T1">那麼理解</text:span><text:span text:style-name="T8">"</text:span><text:span text:style-name="T1">。荷索說，</text:span><text:span text:style-name="T8">"</text:span><text:span text:style-name="T1">我就是我的電影</text:span><text:span text:style-name="T8">"</text:span><text:span text:style-name="T1">。我大約也能說，我就是我的話，我的文字，我的思想。</text:span><text:span text:style-name="T8"><text:line-break/><text:line-break/></text:span><text:span text:style-name="T1">並非說如此一來所言所行所思必然為真，而是說，如此一來所言所行所思方才取得它應有的意義。這時候，當你要批評或反駁什麼時，你得明白，你究竟是在一種什麼樣的層次和等級上進行議論，然而別人事實上很可能並不是在那樣一個層次上；就好像你不能考莫札特會不會彈小星星一樣，這不是他會或不會、懂或不懂、對或不對的問題，而是某種生命事物上的不對等。南轅北轍，差太遠了。</text:span><text:span text:style-name="T8"><text:line-break/><text:line-break/></text:span><text:span text:style-name="T1">我教我五歲的女兒英文，她不受教，說自己英文</text:span><text:span text:style-name="T8"><text:s/>"</text:span><text:span text:style-name="T1">已經都學完了</text:span><text:span text:style-name="T8">"</text:span><text:span text:style-name="T1">。我說</text:span><text:span text:style-name="T8"><text:s/>"</text:span><text:span text:style-name="T1">英文學得完嗎？</text:span><text:span text:style-name="T8">" </text:span><text:span text:style-name="T1">她說</text:span><text:span text:style-name="T8">:"</text:span><text:span text:style-name="T1">我會念</text:span><text:span text:style-name="T8">ABCDEFG"</text:span><text:span text:style-name="T1">。我問她，</text:span><text:span text:style-name="T8">"</text:span><text:span text:style-name="T1">然後呢？</text:span><text:span text:style-name="T8">" </text:span><text:span text:style-name="T1">她說，</text:span><text:span text:style-name="T8">"</text:span><text:span text:style-name="T1">然後就沒有了啊</text:span><text:span text:style-name="T8">"</text:span><text:span text:style-name="T1">。我說：</text:span><text:span text:style-name="T8">"</text:span><text:span text:style-name="T1">妳以為學英文就只是學</text:span><text:span text:style-name="T8">ABCDEFG</text:span><text:span text:style-name="T1">嗎？</text:span><text:span text:style-name="T8">"<text:line-break/><text:line-break/></text:span><text:span text:style-name="T1">後來，她對我居然真的懂</text:span><text:span text:style-name="T8">ABCDEFGHIKL...</text:span><text:span text:style-name="T1">，感到很驚訝，說</text:span><text:span text:style-name="T8"><text:s/>"</text:span><text:span text:style-name="T1">把拔好厲害</text:span><text:span text:style-name="T8">"</text:span><text:span text:style-name="T1">。</text:span><text:span text:style-name="T8"><text:line-break/><text:line-break/></text:span><text:span text:style-name="T1">這故事是說，我只說我懂的東西之千百分之一，從不信口開河，至少</text:span><text:span text:style-name="T8"><text:s/>ABCDEFG</text:span><text:span text:style-name="T1">我還是教得來的；我也不至於笨到連怎麼求知或是連自己懂或不懂什麼東西都搞不清楚。</text:span></text:p>
      <text:p text:style-name="P9"><text:span text:style-name="T1">Crystal   |  2020.08.01 14:28   |   </text:span><text:a xlink:type="simple" xlink:href="http://palinfo.habago.org/Entry?Command=Information_PrintForum&amp;iPage=1#FORUM39881"><text:span text:style-name="T2">#</text:span></text:a></text:p>
      <text:p text:style-name="P10"><text:span text:style-name="T1">陳真您好</text:span><text:span text:style-name="T8"><text:line-break/></text:span><text:span text:style-name="T1">我一直在看巴勒網看了很多年，深受不少啟發，但不敢冒昧留言</text:span><text:span text:style-name="T8"><text:line-break/></text:span><text:span text:style-name="T1">近年因為移居澳洲墨爾本，又因偶爾會在巴勒網上看到有關澳洲的敘述</text:span><text:span text:style-name="T8"><text:line-break/></text:span><text:span text:style-name="T1">有些事情實在忍不住想說明一下真實情況</text:span><text:span text:style-name="T8"><text:line-break/><text:line-break/></text:span><text:span text:style-name="T1">澳洲身為五眼聯盟之一，人口太少，國防靠美國，所以無法擺脫美國控制</text:span><text:span text:style-name="T8"><text:line-break/></text:span><text:span text:style-name="T1">但地緣上比較接近亞洲圈，並且中美是澳洲兩大經濟貿易對象</text:span><text:span text:style-name="T8"><text:line-break/></text:span><text:span text:style-name="T1">所以澳洲實際上是並不想選邊站的</text:span><text:span text:style-name="T8"><text:line-break/></text:span><text:span text:style-name="T1">前陣子聯邦政府也有發言說，要在兩大貿易對象中宣布倒向其中一方是很蠢的事情</text:span><text:span text:style-name="T8"><text:line-break/></text:span><text:span text:style-name="T1">但是美國會強硬要求，於是澳洲採用的是陽奉陰違的方法</text:span><text:span text:style-name="T8"><text:line-break/></text:span><text:span text:style-name="T1">例如中美貿易戰開打時，美國要求澳洲不得和中方簽貿易協定</text:span><text:span text:style-name="T8"><text:line-break/></text:span><text:span text:style-name="T1">於是澳洲</text:span><text:span text:style-name="T8">"</text:span><text:span text:style-name="T1">國家</text:span><text:span text:style-name="T8">"</text:span><text:span text:style-name="T1">沒簽，但是各</text:span><text:span text:style-name="T8">"</text:span><text:span text:style-name="T1">州政府</text:span><text:span text:style-name="T8">"</text:span><text:span text:style-name="T1">各自都簽了</text:span><text:span text:style-name="T8"><text:line-break/></text:span><text:span text:style-name="T1">前陣子美國不高興又點名澳洲，於是總理口頭上譴責簽最多一帶一路協議的維多利亞州長</text:span><text:span text:style-name="T8"><text:line-break/></text:span><text:span text:style-name="T1">州長回應：這些協議是聯邦政府審核通過的，然後聯邦政府沒回應也沒有任何實質反中行為</text:span><text:span text:style-name="T8"><text:line-break/></text:span><text:span text:style-name="T1">最近則是先前於</text:span><text:span text:style-name="T8">WHO</text:span><text:span text:style-name="T1">，美國逼迫澳洲提出針對大陸的新冠病毒調查案</text:span><text:span text:style-name="T8"><text:line-break/></text:span><text:span text:style-name="T1">而澳洲提完後卻沒有投自己提的案，跑去支持法國提出的真中立調查，全世界一百多國含大陸在內都是簽這份，澳洲也是，唯獨美國沒有</text:span><text:span text:style-name="T8"><text:line-break/><text:line-break/></text:span><text:span text:style-name="T1">這是國際的部分</text:span><text:span text:style-name="T8"><text:line-break/></text:span><text:span text:style-name="T1">國內所謂的反中狀況，如果仔細看，基本上屬於個人行為</text:span><text:span text:style-name="T8"><text:line-break/></text:span><text:span text:style-name="T1">例如某小黨議員主張反中，報紙上會有反中報導</text:span><text:span text:style-name="T8">(</text:span><text:span text:style-name="T1">這後續會說明</text:span><text:span text:style-name="T8">)</text:span><text:span text:style-name="T1">，偶有歧視行為</text:span><text:span text:style-name="T8"><text:line-break/></text:span><text:span text:style-name="T1">但在政府的立場上，是強烈譴責反中歧視，聯邦政府和州政府都呼籲對於歧視是零容忍，鼓勵遭遇此狀況的民眾報警，甚至還有專線</text:span><text:span text:style-name="T8"><text:line-break/></text:span><text:span text:style-name="T1">警方也算積極處理此類事件</text:span><text:span text:style-name="T8">(</text:span><text:span text:style-name="T1">當然，也有個體的警察怠慢問題，但不能一直挑個案來看</text:span><text:span text:style-name="T8">)<text:line-break/></text:span><text:span text:style-name="T1">而政府則是在疫情期間有公開感謝</text:span><text:span text:style-name="T8">PRC</text:span><text:span text:style-name="T1">政府的援助，因為貿易達成的良好關係使澳洲可以優先買到所需醫材</text:span><text:span text:style-name="T8"><text:line-break/></text:span><text:span text:style-name="T1">也感謝國內華人在防疫上的貢獻</text:span><text:span text:style-name="T8"><text:line-break/><text:line-break/></text:span><text:span text:style-name="T1">這是政府的部分，再說到個人</text:span><text:span text:style-name="T8"><text:line-break/></text:span><text:span text:style-name="T1">即使澳洲最近在疫情中偶有反中歧視的個人行為</text:span><text:span text:style-name="T8"><text:line-break/></text:span><text:span text:style-name="T1">但在整體來說其實數量是很少的，大多數人並沒有特別區分種族</text:span><text:span text:style-name="T8">/</text:span><text:span text:style-name="T1">國籍</text:span><text:span text:style-name="T8"><text:line-break/></text:span><text:span text:style-name="T1">有個案例是，有戶華人家庭在車庫門上被噴漆</text:span><text:span text:style-name="T8">"Chinese Virus get out"<text:line-break/></text:span><text:span text:style-name="T1">此事一出後，該社區鄰居</text:span><text:span text:style-name="T8">(</text:span><text:span text:style-name="T1">非華人</text:span><text:span text:style-name="T8">)</text:span><text:span text:style-name="T1">紛紛陪同這戶報警、送上小點心、寫卡片支持他不要對澳洲喪失信心</text:span><text:span text:style-name="T8"><text:line-break/></text:span><text:span text:style-name="T1">而另外有兩位華人青年在出門時看到公車站被噴漆了類似言論，自己買了清潔劑清洗</text:span><text:span text:style-name="T8"><text:line-break/></text:span><text:span text:style-name="T1">結果被警察看到，警察發了感謝狀給這兩位</text:span><text:span text:style-name="T8"><text:line-break/></text:span><text:span text:style-name="T1">目前在疫情期間發生的暴力歧視數量，恐怕比台灣隨機砍人事件數量還少</text:span><text:span text:style-name="T8">(</text:span><text:span text:style-name="T1">抱歉用了個奇怪的對比</text:span><text:span text:style-name="T8">)<text:line-break/></text:span><text:span text:style-name="T1">而在去年的香港反中事件中，澳洲最大的論壇內，是偏向反對民眾升級暴力層級及佔領機場</text:span><text:span text:style-name="T8"><text:line-break/></text:span><text:span text:style-name="T1">大多數人認為，如果要抗議共產黨，應該和平舉牌抗議，不該轉成暴力</text:span><text:span text:style-name="T8"><text:line-break/></text:span><text:span text:style-name="T1">而澳洲國內大型的反中抗議並非由澳洲人舉行，是去年由香港人舉行的</text:span><text:span text:style-name="T8"><text:line-break/></text:span><text:span text:style-name="T1">澳洲自己國內舉行的反某外國抗議，全部是反美</text:span><text:span text:style-name="T8"><text:line-break/></text:span><text:span text:style-name="T1">我踏入澳洲的第一天就在墨爾本中央車站看到反美</text:span><text:span text:style-name="T8">/</text:span><text:span text:style-name="T1">反川普舉牌連署</text:span><text:span text:style-name="T8"><text:line-break/></text:span><text:span text:style-name="T1">之後每年也多次見到和反美有關的公開抗議</text:span><text:span text:style-name="T8"><text:line-break/><text:line-break/></text:span><text:span text:style-name="T1">那麼為何澳洲會給人親美反中的印象，這有幾大原因</text:span><text:span text:style-name="T8"><text:line-break/></text:span><text:span text:style-name="T1">首先就是前面所述，因美國壓力，政府需口頭配合美國</text:span><text:span text:style-name="T8">(</text:span><text:span text:style-name="T1">但實際上沒有</text:span><text:span text:style-name="T8">)<text:line-break/></text:span><text:span text:style-name="T1">中方也會透過澳洲和美國角力，於是也口頭譴責澳洲，並表示</text:span><text:span text:style-name="T8">"</text:span><text:span text:style-name="T1">如果</text:span><text:span text:style-name="T8">"</text:span><text:span text:style-name="T1">澳洲配合美國，中方會非常失望云云</text:span><text:span text:style-name="T8"><text:line-break/></text:span><text:span text:style-name="T1">其次是，澳媒的大集團之一是控制在美國手裡</text:span><text:span text:style-name="T8"><text:line-break/></text:span><text:span text:style-name="T1">反中報導和反中謠言</text:span><text:span text:style-name="T8">(</text:span><text:span text:style-name="T1">如之前有起共諜王力強事件</text:span><text:span text:style-name="T8">)</text:span><text:span text:style-name="T1">都是來自於此集團</text:span><text:span text:style-name="T8"><text:line-break/></text:span><text:span text:style-name="T1">造成了光看新聞報導會覺得澳洲處處反中的印象</text:span><text:span text:style-name="T8"><text:line-break/></text:span><text:span text:style-name="T1">以共諜王力強報導為例，聯邦政府移民局和機要處都公開說過，該人是詐欺犯，手上資料並無加值，他是來騙政治庇護的</text:span><text:span text:style-name="T8"><text:line-break/></text:span><text:span text:style-name="T1">但該集團還是不死心追加了幾篇</text:span><text:span text:style-name="T8">"</text:span><text:span text:style-name="T1">根據不具名來源指出</text:span><text:span text:style-name="T8">"</text:span><text:span text:style-name="T1">，中方又如何如何的報導</text:span><text:span text:style-name="T8"><text:line-break/></text:span><text:span text:style-name="T1">最後在沒有讀者對這新聞有興趣，且遭受到其他媒體記者譴責不該發表不實消息的情況下，銷聲匿跡</text:span><text:span text:style-name="T8"><text:line-break/>(</text:span><text:span text:style-name="T1">對，幸好澳洲讀者並不太受反中新聞洗腦，且美國沒有控制所有媒體，有良心查證事實的媒體</text:span><text:span text:style-name="T8">/</text:span><text:span text:style-name="T1">記者還是有好幾家</text:span><text:span text:style-name="T8">)<text:line-break/></text:span><text:span text:style-name="T1">而澳媒集團有美國控制這點，則延伸到另一個狀況</text:span><text:span text:style-name="T8"><text:line-break/></text:span><text:span text:style-name="T1">也就是海外</text:span><text:span text:style-name="T8">/</text:span><text:span text:style-name="T1">澳洲華人轉貼</text:span><text:span text:style-name="T8">(</text:span><text:span text:style-name="T1">我無法稱為媒體，因為根本沒有記者，頂多只有翻譯</text:span><text:span text:style-name="T8">)</text:span><text:span text:style-name="T1">的新聞</text:span><text:span text:style-name="T8"><text:line-break/></text:span><text:span text:style-name="T1">不知為何壓倒性都是大紀元</text:span><text:span text:style-name="T8"><text:s/></text:span><text:span text:style-name="T1">新唐人</text:span><text:span text:style-name="T8"><text:s/></text:span><text:span text:style-name="T1">以及上述反中媒體的報導翻譯</text:span><text:span text:style-name="T8"><text:line-break/></text:span><text:span text:style-name="T1">甚至還有民進黨中央謠言包</text:span><text:span text:style-name="T8"><text:line-break/></text:span><text:span text:style-name="T1">而澳洲華人</text:span><text:span text:style-name="T8">(</text:span><text:span text:style-name="T1">包含大陸人</text:span><text:span text:style-name="T8">)</text:span><text:span text:style-name="T1">也不少是反中急先鋒</text:span><text:span text:style-name="T8"><text:line-break/></text:span><text:span text:style-name="T1">其反中的狀況可堪比投奔民進黨後急於表忠的外省二代態度</text:span><text:span text:style-name="T8"><text:line-break/></text:span><text:span text:style-name="T1">真要說，澳洲華人反中的案例，恐怕遠比澳洲本地人或其他移民反中的案例多很多</text:span><text:span text:style-name="T8"><text:line-break/></text:span><text:span text:style-name="T1">另外澳洲還有一大批的大陸留學生</text:span><text:span text:style-name="T8"><text:line-break/></text:span><text:span text:style-name="T1">因為數量太多</text:span><text:span text:style-name="T8">(</text:span><text:span text:style-name="T1">在幾大名校內佔到</text:span><text:span text:style-name="T8">50%</text:span><text:span text:style-name="T1">總學生數量</text:span><text:span text:style-name="T8">)</text:span><text:span text:style-name="T1">，加上英文不算很好</text:span><text:span text:style-name="T8"><text:line-break/></text:span><text:span text:style-name="T1">在學校內常有因為語言問題而產生的糾紛</text:span><text:span text:style-name="T8"><text:line-break/></text:span><text:span text:style-name="T1">有不少人直接將此上綱成反中歧視</text:span><text:span text:style-name="T8"><text:line-break/></text:span><text:span text:style-name="T1">例如曾經有起案例是，課堂上分組作業，其中有一組裡面只有一個非華人學生，其他都陸生</text:span><text:span text:style-name="T8"><text:line-break/></text:span><text:span text:style-name="T1">於是陸生們在課堂上全程用中文討論，該學生聽不懂，要求他們用英文</text:span><text:span text:style-name="T8"><text:line-break/></text:span><text:span text:style-name="T1">但陸生們因英文不好不願意用英文，該生就向系上投訴</text:span><text:span text:style-name="T8"><text:line-break/></text:span><text:span text:style-name="T1">這起案例就被很多人指稱該生反中</text:span><text:span text:style-name="T8"><text:line-break/></text:span><text:span text:style-name="T1">除了前述提到在澳洲華人有反中派，當然也有祖國萬歲共黨萬歲的，澳洲各種垃圾的一派</text:span><text:span text:style-name="T8">(</text:span><text:span text:style-name="T1">我不知道他們為什麼要移民？</text:span><text:span text:style-name="T8">)<text:line-break/></text:span><text:span text:style-name="T1">這些人會也會把個案糾紛指稱為反中，就如剛提到的課堂狀況，以佐證澳洲有多糟糕</text:span><text:span text:style-name="T8"><text:line-break/></text:span><text:span text:style-name="T1">就變成了在澳洲華人圈中，無論是反中派或媚中派，都不約而同散布了澳洲反中的言論</text:span><text:span text:style-name="T8"><text:line-break/><text:line-break/></text:span><text:span text:style-name="T1">抱歉打了很多的廢話</text:span><text:span text:style-name="T8"><text:line-break/></text:span><text:span text:style-name="T1">只是想在澳洲內部說明一下，澳洲其實並不是如外界所看的反中</text:span><text:span text:style-name="T8"><text:line-break/></text:span><text:span text:style-name="T1">是美國壓力及美媒</text:span><text:span text:style-name="T8">/</text:span><text:span text:style-name="T1">海外華媒</text:span><text:span text:style-name="T8">/</text:span><text:span text:style-name="T1">台灣謠言媒營造的印象</text:span><text:span text:style-name="T8"><text:line-break/></text:span><text:span text:style-name="T1">澳洲政府是不想選邊站，民間</text:span><text:span text:style-name="T8">(</text:span><text:span text:style-name="T1">非華人</text:span><text:span text:style-name="T8">)</text:span><text:span text:style-name="T1">則是基本上無感，反美還多一些</text:span><text:span text:style-name="T8"><text:line-break/></text:span><text:span text:style-name="T1">請別就直接從媒體上直接將澳洲歸類於美國的打手</text:span></text:p>
      <text:p text:style-name="P9"><text:span text:style-name="T7">陳真</text:span><text:span text:style-name="T1"><text:s/>  |  2020.08.01 12:11   |   </text:span><text:a xlink:type="simple" xlink:href="http://palinfo.habago.org/Entry?Command=Information_PrintForum&amp;iPage=1#FORUM39880"><text:span text:style-name="T2">#</text:span></text:a></text:p>
      <text:p text:style-name="P11"><text:span text:style-name="T1">通常會在大庭廣眾下高談闊論政治的，以男性居多，但我剛剛卻在超商遇到一位女性，逼得我只好大熱天被迫離開現場。</text:span><text:span text:style-name="T8"><text:line-break/><text:line-break/></text:span><text:span text:style-name="T1">早上送小孩來救國團學畫畫，目的不在學畫，而是花個一堂課兩三百元給大人圖個兩小時的休息。等候下課期間，我都會在超商裡喝茶看書，不料卻遇到腦殘，一個三十多歲女性，對著她的女性同伴，以惟恐別人不知道她的厲害之巨大音量</text:span><text:span text:style-name="T8"><text:s/>“</text:span><text:span text:style-name="T1">分析</text:span><text:span text:style-name="T8">” </text:span><text:span text:style-name="T1">香港局勢。</text:span><text:span text:style-name="T8"><text:line-break/><text:line-break/></text:span><text:span text:style-name="T1">我懂一點腦殘面相學，其實不用聽她講什麼，我光看一個人的長相神情就能知道對方的腦子裡大概都裝了些什麼東西。</text:span><text:span text:style-name="T8"><text:line-break/><text:line-break/></text:span><text:span text:style-name="T1">雖然拼命摀住耳朵，但還是擋不住魔音穿腦。原音重現如下</text:span><text:span text:style-name="T8">:<text:line-break/><text:line-break/>“</text:span><text:span text:style-name="T1">妳知道吼，香港以前是英國政府，大家都是接受高水準的英式教育長大，思想都是很開放。長大之後當然也都是這樣教育自己的小孩，跟小孩說爸爸媽媽以前都是怎麼生活。小孩聽了就好羨慕，因為我們明明都沒有過這麼好的生活啊，我們的教科書都嘛是在讚美共產黨，誰不聽話就抓起來，丟到海裡面，有的還會被抓去強姦。妳有看報紙妳就知道這些事。所以年輕人很有理想正義感，當然就不滿啊，就抗議啊。</text:span><text:span text:style-name="T8">”<text:line-break/><text:line-break/></text:span><text:span text:style-name="T1">我還聽到一段</text:span><text:span text:style-name="T8">:<text:line-break/><text:line-break/>“</text:span><text:span text:style-name="T1">我們台灣，因為有法治，所以大家不敢亂來，因為會抓啊，你東西沒做好，上面會查會管啊，所以我們台灣的產品就越做越好，只要說是台灣生產的東西，全世界都豎起大拇指。但是中國不一樣，他們的人就是貪啊，你要貪我也要貪，根本就沒人管，誘惑太多，到處都可以貪，所以他們的東西就做得越來越差，連他們自己都受不了。我認識一些大陸人，他們就好羨慕我們台灣，真的是什麼都好。所以大陸人就很苦悶啊，因為也不敢批評，不像台灣，你看民進黨做得那麼辛苦，還不是一堆人在罵政府。政府聽了也是笑笑啊，因為就是民主嘛，難怪我在上海的那些同事都說好想跟我回台灣。妳看，他們疫情那麼嚴重，我們就什麼事也沒有，然後他們還要控制世界衛生組織，怕我們加入。為什麼怕，因為台灣只要一加入，全世界馬上知道兩岸真的差太多了。</text:span><text:span text:style-name="T8">”<text:line-break/><text:line-break/></text:span><text:span text:style-name="T1">原音重現完畢。可惜沒有錄下來，可以當成腦殘病歷教材。</text:span><text:span text:style-name="T8"><text:line-break/><text:line-break/></text:span><text:span text:style-name="T1">我不太相信腦殘可以治療。常有人說我改變了他，其實我覺得是他自己改變了自己。我像一面鏡子，只能呈現人事物如其所是，至於當事人是否願意改變，是否有能力改變，那是他自己的造化，自己的抉擇。</text:span><text:span text:style-name="T8"><text:line-break/><text:line-break/></text:span><text:span text:style-name="T1">畫圖課下課了，說書先告一段落。</text:span></text:p>
      <text:p text:style-name="P9"><text:span text:style-name="T7">孫從輔</text:span><text:span text:style-name="T1"><text:s/>  |  2020.08.01 06:30   |   </text:span><text:a xlink:type="simple" xlink:href="http://palinfo.habago.org/Entry?Command=Information_PrintForum&amp;iPage=1#FORUM39879"><text:span text:style-name="T2">#</text:span></text:a></text:p>
      <text:p text:style-name="P10"><text:span text:style-name="T8">To A-Kan,<text:line-break/><text:line-break/></text:span><text:span text:style-name="T1">我分享一些和科赫家族以及美國資本如何操縱政治的文章與視頻。我沒有能力分辨裡面每一單件事實與論點的可靠度</text:span><text:span text:style-name="T8">(</text:span><text:span text:style-name="T1">例如是過於誇張、恰如其分、或只是冰山一角等等</text:span><text:span text:style-name="T8">)</text:span><text:span text:style-name="T1">，但我的經驗是，廣泛地去吸收這些信息，再用常識去理解，事情大致的圖象自然會浮現出來。</text:span><text:span text:style-name="T8"><text:line-break/><text:line-break/></text:span><text:span text:style-name="T1">文章：</text:span><text:span text:style-name="T8"><text:line-break/></text:span><text:span text:style-name="T1">美國影子政府的教父</text:span><text:span text:style-name="T8">——</text:span><text:span text:style-name="T1">科赫家族</text:span><text:span text:style-name="T8"><text:line-break/></text:span><text:span text:style-name="T1">（一）</text:span><text:span text:style-name="T8">http://www.cwzg.cn/politics/202005/57479.html<text:line-break/></text:span><text:span text:style-name="T1">（二）</text:span><text:span text:style-name="T8">http://www.cwzg.cn/history/202005/57700.html<text:line-break/>(</text:span><text:span text:style-name="T1">這系列主要描述科赫家族做過哪些事，但沒深講背後的道理</text:span><text:span text:style-name="T8">)<text:line-break/><text:line-break/></text:span><text:span text:style-name="T1">資本陰影之下的</text:span><text:span text:style-name="T8">“</text:span><text:span text:style-name="T1">財閥政治</text:span><text:span text:style-name="T8">”——</text:span><text:span text:style-name="T1">基金會與美國政治極化的結構演變</text:span><text:span text:style-name="T8"><text:line-break/>http://www.cwzg.cn/theory/202001/54006.html<text:line-break/>(</text:span><text:span text:style-name="T1">這篇比較學術，探討科赫家族類的這些財閥操縱政治的細膩手法，細讀下來很驚人，有種介紹如何體面地拿刀叉吃人肉的感覺。</text:span><text:span text:style-name="T8">)<text:line-break/><text:line-break/></text:span><text:span text:style-name="T1">視頻：</text:span><text:span text:style-name="T8"><text:line-break/></text:span><text:span text:style-name="T1">這對富豪兄弟用行動證明</text:span><text:span text:style-name="T8">“</text:span><text:span text:style-name="T1">最富的二三十個美國人可以左右白宮</text:span><text:span text:style-name="T8">”<text:line-break/>https://www.bilibili.com/video/av65885913/<text:line-break/>(</text:span><text:span text:style-name="T1">內容主要來自《金錢暗流：美國激進右翼崛起背後的隱秘富豪》這本書</text:span><text:span text:style-name="T8">)<text:line-break/><text:line-break/></text:span><text:span text:style-name="T1">走近包養</text:span><text:span text:style-name="T8">“</text:span><text:span text:style-name="T1">美帝</text:span><text:span text:style-name="T8">”</text:span><text:span text:style-name="T1">的神秘乾爹</text:span><text:span text:style-name="T8"><text:line-break/>https://www.youtube.com/watch?v=pCAtEZ9gyyw<text:line-break/>(</text:span><text:span text:style-name="T1">我覺得這段視頻解說得很不錯，搭配的畫面也很有水平</text:span><text:span text:style-name="T8">)</text:span></text:p>
      <text:p text:style-name="P9"><text:span text:style-name="T7">李念淨</text:span><text:span text:style-name="T1"><text:s/>  |  2020.08.01 01:50   |   </text:span><text:a xlink:type="simple" xlink:href="http://palinfo.habago.org/Entry?Command=Information_PrintForum&amp;iPage=1#FORUM39878"><text:span text:style-name="T2">#</text:span></text:a></text:p>
      <text:p text:style-name="P11"><text:span text:style-name="T1">我到了去年，也就是</text:span><text:span text:style-name="T8">25</text:span><text:span text:style-name="T1">歲的時候，才開始覺得自己很無知</text:span><text:span text:style-name="T8"><text:line-break/></text:span><text:span text:style-name="T1">就是自己的情感表達的原因描述不出來</text:span><text:span text:style-name="T8"><text:line-break/><text:line-break/></text:span><text:span text:style-name="T1">人生第一次看電影哭是小學看的魯冰花</text:span><text:span text:style-name="T8"><text:line-break/></text:span><text:span text:style-name="T1">那時候看到古阿明死掉哭得特別慘，當時還不知道自己為什麼哭</text:span><text:span text:style-name="T8"><text:line-break/></text:span><text:span text:style-name="T1">最近才大概能推斷出來是因為年齡相當</text:span><text:span text:style-name="T8"><text:s/></text:span><text:span text:style-name="T1">處境類似</text:span><text:span text:style-name="T8"><text:s/></text:span><text:span text:style-name="T1">懷才不遇的那種感覺</text:span><text:span text:style-name="T8"><text:s/></text:span><text:span text:style-name="T1">加上劇中反派的描述又過於寫實</text:span><text:span text:style-name="T8"><text:s/></text:span><text:span text:style-name="T1">令人有同仇敵愾的感覺</text:span><text:span text:style-name="T8"><text:line-break/><text:line-break/></text:span><text:span text:style-name="T1">當初看巴勒網，就跟看李敖的東西一樣，最一開始是為了看罵人渣黨的文章而看</text:span><text:span text:style-name="T8"><text:line-break/></text:span><text:span text:style-name="T1">以前對於陳醫師更多的哲學方面的文章，或是國際政治的東西，都跳過不看</text:span><text:span text:style-name="T8"><text:line-break/></text:span><text:span text:style-name="T1">現在想來這都是蠻腦殘的挑食行為就是</text:span><text:span text:style-name="T8"><text:line-break/><text:line-break/></text:span><text:span text:style-name="T1">過去總是不能明白為什麼李敖要花很多時間在書中抨擊美國</text:span><text:span text:style-name="T8"><text:line-break/></text:span><text:span text:style-name="T1">他當立委的大多數時間也是針對外交國防這塊質詢</text:span><text:span text:style-name="T8"><text:line-break/></text:span><text:span text:style-name="T1">直到</text:span><text:span text:style-name="T8">20</text:span><text:span text:style-name="T1">幾歲離開大學以後，才慢慢直到社會動亂的根源還是在美國這塊上</text:span><text:span text:style-name="T8"><text:line-break/></text:span><text:span text:style-name="T1">如果一個讀李敖書長大的人都那麼晚才知道中美的問題，更別提一般台灣</text:span><text:span text:style-name="T8">2030</text:span><text:span text:style-name="T1">幾歲的人他們會有多無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